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3819in" fo:break-before="auto" style:use-optimal-row-height="false"/>
    </style:style>
    <style:style style:name="ro7" style:family="table-row">
      <style:table-row-properties style:row-height="0.3827in" fo:break-before="auto" style:use-optimal-row-height="true"/>
    </style:style>
    <style:style style:name="ro8" style:family="table-row">
      <style:table-row-properties style:row-height="0.3957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126in" fo:break-before="auto" style:use-optimal-row-height="tru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291in" fo:break-before="auto" style:use-optimal-row-height="tru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" style:family="table-cell" style:parent-style-name="Default">
      <style:table-cell-properties fo:padding="0.028in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padding="0.028in" style:vertical-align="top"/>
    </style:style>
    <style:style style:name="ce33" style:family="table-cell" style:parent-style-name="Default" style:data-style-name="N100">
      <style:table-cell-properties fo:background-color="#e6e6ff" fo:padding="0.028in" style:vertical-align="top"/>
    </style:style>
    <style:style style:name="ce34" style:family="table-cell" style:parent-style-name="Default" style:data-style-name="N100">
      <style:table-cell-properties fo:padding="0.028in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Default">
      <style:table-cell-properties fo:background-color="#e6e6ff" fo:padding="0.028in" style:vertical-align="top"/>
    </style:style>
    <style:style style:name="ce4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7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9" style:family="table-cell" style:parent-style-name="Default" style:data-style-name="N170">
      <style:table-cell-properties fo:padding="0.028in" style:vertical-align="top"/>
    </style:style>
    <style:style style:name="ce50" style:family="table-cell" style:parent-style-name="Default" style:data-style-name="N170">
      <style:table-cell-properties fo:background-color="#e6e6ff" fo:padding="0.028in" style:vertical-align="top"/>
    </style:style>
    <style:style style:name="ce51" style:family="table-cell" style:parent-style-name="Default" style:data-style-name="N170">
      <style:table-cell-properties fo:padding="0.028in"/>
    </style:style>
    <style:style style:name="ce52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70"/>
    <style:style style:name="ce5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5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2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8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7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78" style:family="table-cell" style:parent-style-name="Default" style:data-style-name="N1">
      <style:table-cell-properties fo:background-color="#e6e6ff" style:text-align-source="fix" style:repeat-content="false" fo:padding="0.028in" style:vertical-align="top"/>
      <style:paragraph-properties fo:text-align="center" fo:margin-left="0in"/>
    </style:style>
    <style:style style:name="ce79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8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fo:padding="0.028in" style:vertical-align="top"/>
    </style:style>
    <style:style style:name="ce90" style:family="table-cell" style:parent-style-name="Default" style:data-style-name="N1">
      <style:table-cell-properties fo:background-color="#e6e6ff" fo:padding="0.028in" style:vertical-align="top"/>
    </style:style>
    <style:style style:name="ce91" style:family="table-cell" style:parent-style-name="Default" style:data-style-name="N1">
      <style:table-cell-properties fo:padding="0.028in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 fo:font-weight="bold" style:font-weight-asian="bold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3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3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8"/>
        </table:table-header-columns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43"/>
        <table:table-column table:style-name="co9" table:default-cell-style-name="ce56"/>
        <table:table-column table:style-name="co10" table:default-cell-style-name="ce64"/>
        <table:table-column table:style-name="co11" table:default-cell-style-name="ce71"/>
        <table:table-column table:style-name="co12" table:default-cell-style-name="ce83"/>
        <table:table-column table:style-name="co10" table:default-cell-style-name="ce64"/>
        <table:table-column table:style-name="co11" table:default-cell-style-name="ce71"/>
        <table:table-column table:style-name="co13" table:default-cell-style-name="ce83"/>
        <table:table-column table:style-name="co14" table:default-cell-style-name="ce64"/>
        <table:table-column table:style-name="co15" table:default-cell-style-name="ce64"/>
        <table:table-column table:style-name="co11" table:default-cell-style-name="ce70"/>
        <table:table-column table:style-name="co16" table:default-cell-style-name="ce83"/>
        <table:table-column table:style-name="co17" table:default-cell-style-name="ce26"/>
        <table:table-column table:style-name="co11" table:default-cell-style-name="ce100"/>
        <table:table-column table:style-name="co9" table:default-cell-style-name="ce83"/>
        <table:table-column table:style-name="co1" table:default-cell-style-name="ce109"/>
        <table:table-column table:style-name="co18" table:default-cell-style-name="ce83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38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1" office:value-type="string" table:number-columns-spanned="4" table:number-rows-spanned="1">
              <text:p>Farnell / Element14</text:p>
            </table:table-cell>
            <table:covered-table-cell table:style-name="ce31"/>
            <table:covered-table-cell table:style-name="ce37"/>
            <table:covered-table-cell table:style-name="ce44"/>
            <table:table-cell table:style-name="ce57" office:value-type="string" table:number-columns-spanned="2" table:number-rows-spanned="1">
              <text:p>Digi-Key</text:p>
            </table:table-cell>
            <table:covered-table-cell table:style-name="ce65"/>
            <table:table-cell table:style-name="ce72"/>
            <table:table-cell table:style-name="ce57" office:value-type="string" table:number-columns-spanned="2" table:number-rows-spanned="1">
              <text:p>Mouser</text:p>
            </table:table-cell>
            <table:covered-table-cell table:style-name="ce65"/>
            <table:table-cell table:style-name="ce72"/>
            <table:table-cell table:style-name="ce31" office:value-type="string" table:number-columns-spanned="4" table:number-rows-spanned="1">
              <text:p>RS Components</text:p>
            </table:table-cell>
            <table:covered-table-cell table:style-name="ce31"/>
            <table:covered-table-cell table:style-name="ce86"/>
            <table:covered-table-cell table:style-name="ce88"/>
            <table:table-cell table:style-name="ce94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2"/>
            <table:table-cell table:style-name="ce103"/>
            <table:table-cell table:style-name="ce110"/>
            <table:table-cell table:style-name="ce113" office:value-type="string" table:number-columns-spanned="4" table:number-rows-spanned="1">
              <text:p>Price calculation for 1 set</text:p>
            </table:table-cell>
            <table:covered-table-cell table:number-columns-repeated="3" table:style-name="ce113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6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6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4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1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GBU4K</text:p>
          </table:table-cell>
          <table:table-cell table:style-name="ce19" office:value-type="string">
            <text:p>THT, bridge rectifier 800V, 4A</text:p>
          </table:table-cell>
          <table:table-cell table:style-name="ce27" office:value-type="string">
            <text:p>B1</text:p>
          </table:table-cell>
          <table:table-cell table:style-name="ce13" office:value-type="string">
            <text:p>2889169</text:p>
          </table:table-cell>
          <table:table-cell table:style-name="ce19" office:value-type="string">
            <text:p>GBU4K-E3/45</text:p>
          </table:table-cell>
          <table:table-cell table:style-name="ce38" office:value-type="float" office:value="1.15">
            <text:p>1.150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GBU4K-BPMS-ND </text:p>
          </table:table-cell>
          <table:table-cell table:style-name="ce67" office:value-type="float" office:value="0.75">
            <text:p>0.7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33-GBU4K-BP</text:p>
          </table:table-cell>
          <table:table-cell table:style-name="ce67" office:value-type="float" office:value="0.748">
            <text:p>0.748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00-5437</text:p>
          </table:table-cell>
          <table:table-cell table:style-name="ce84" office:value-type="string">
            <text:p>GBU4K-E3/45</text:p>
          </table:table-cell>
          <table:table-cell table:style-name="ce67" office:value-type="float" office:value="1.448">
            <text:p>1.448</text:p>
          </table:table-cell>
          <table:table-cell table:style-name="ce74" office:value-type="float" office:value="5">
            <text:p>5</text:p>
          </table:table-cell>
          <table:table-cell table:style-name="ce95" office:value-type="string">
            <text:p>GBU4K</text:p>
          </table:table-cell>
          <table:table-cell table:style-name="ce38" office:value-type="float" office:value="0.3554">
            <text:p>0.355</text:p>
          </table:table-cell>
          <table:table-cell table:style-name="ce74" office:value-type="float" office:value="3">
            <text:p>3</text:p>
          </table:table-cell>
          <table:table-cell table:style-name="ce104" table:formula="of:=[.B3]" office:value-type="float" office:value="1">
            <text:p>1</text:p>
          </table:table-cell>
          <table:table-cell table:style-name="ce74"/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3554">
            <text:p>0.355 €</text:p>
          </table:table-cell>
          <table:table-cell table:style-name="ce115" table:formula="of:=[.B3]" office:value-type="float" office:value="1">
            <text:p>1</text:p>
          </table:table-cell>
          <table:table-cell table:style-name="ce132" table:formula="of:=[.Z3]*[.AA3]" office:value-type="float" office:value="0.3554">
            <text:p>0.355</text:p>
          </table:table-cell>
          <table:table-cell table:number-columns-repeated="99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KP-X2-220NR15/310</text:p>
          </table:table-cell>
          <table:table-cell table:style-name="ce20" office:value-type="string">
            <text:p>THT, PP X2, 18 x 12 x 6 mm, RM 15</text:p>
          </table:table-cell>
          <table:table-cell table:style-name="ce28" office:value-type="string">
            <text:p>C1, C2</text:p>
          </table:table-cell>
          <table:table-cell table:style-name="ce14" office:value-type="string">
            <text:p>2446244</text:p>
          </table:table-cell>
          <table:table-cell table:style-name="ce20" office:value-type="string">
            <text:p>R463I322050L2K</text:p>
          </table:table-cell>
          <table:table-cell table:style-name="ce39" office:value-type="float" office:value="0.337">
            <text:p>0.337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399-12681-ND</text:p>
          </table:table-cell>
          <table:table-cell table:style-name="ce68" office:value-type="float" office:value="0.6">
            <text:p>0.60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80-R463I322050L2K</text:p>
          </table:table-cell>
          <table:table-cell table:style-name="ce68" office:value-type="float" office:value="0.6">
            <text:p>0.60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75-2257</text:p>
          </table:table-cell>
          <table:table-cell table:style-name="ce85" office:value-type="string">
            <text:p>R463I322050M2K</text:p>
          </table:table-cell>
          <table:table-cell table:style-name="ce68" office:value-type="float" office:value="0.372">
            <text:p>0.372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MKP-X2-220NR15/310</text:p>
          </table:table-cell>
          <table:table-cell table:style-name="ce39" office:value-type="float" office:value="0.1156">
            <text:p>0.116</text:p>
          </table:table-cell>
          <table:table-cell table:style-name="ce75" office:value-type="float" office:value="10">
            <text:p>10</text:p>
          </table:table-cell>
          <table:table-cell table:style-name="ce105" table:formula="of:=[.B4]" office:value-type="float" office:value="2">
            <text:p>2</text:p>
          </table:table-cell>
          <table:table-cell table:style-name="ce75" table:formula="of:=IF([.W4]&lt;&gt;&quot;&quot;;&quot;&quot;;[.B4])">
            <text:p/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1156">
            <text:p>0.116 €</text:p>
          </table:table-cell>
          <table:table-cell table:style-name="ce115" table:formula="of:=[.B4]" office:value-type="float" office:value="2">
            <text:p>2</text:p>
          </table:table-cell>
          <table:table-cell table:style-name="ce132" table:formula="of:=[.Z4]*[.AA4]" office:value-type="float" office:value="0.2312">
            <text:p>0.231</text:p>
          </table:table-cell>
          <table:table-cell table:number-columns-repeated="996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3" office:value-type="string">
            <text:p>1u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11, C26, C40, C42, C71</text:p>
          </table:table-cell>
          <table:table-cell table:style-name="ce13" office:value-type="string">
            <text:p>2896566</text:p>
          </table:table-cell>
          <table:table-cell table:style-name="ce19" office:value-type="string">
            <text:p>VJ0805Y105KXXTW1BC</text:p>
          </table:table-cell>
          <table:table-cell table:style-name="ce38" office:value-type="float" office:value="0.084">
            <text:p>0.084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587-1283-1-ND</text:p>
          </table:table-cell>
          <table:table-cell table:style-name="ce67" office:value-type="float" office:value="0.09">
            <text:p>0.09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CC805MKX7R7BB105</text:p>
          </table:table-cell>
          <table:table-cell table:style-name="ce67" office:value-type="float" office:value="0.062">
            <text:p>0.062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451-5770</text:p>
          </table:table-cell>
          <table:table-cell table:style-name="ce84" office:value-type="string">
            <text:p>C0805C105K4RACTU</text:p>
          </table:table-cell>
          <table:table-cell table:style-name="ce67" office:value-type="float" office:value="0.028">
            <text:p>0.028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38" office:value-type="float" office:value="0.01039">
            <text:p>0.010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]" office:value-type="float" office:value="5">
            <text:p>5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.010 €</text:p>
          </table:table-cell>
          <table:table-cell table:style-name="ce115" table:formula="of:=[.B5]" office:value-type="float" office:value="5">
            <text:p>5</text:p>
          </table:table-cell>
          <table:table-cell table:style-name="ce132" table:formula="of:=[.Z5]*[.AA5]" office:value-type="float" office:value="0.05195">
            <text:p>0.052</text:p>
          </table:table-cell>
          <table:table-cell table:number-columns-repeated="99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/1kV</text:p>
          </table:table-cell>
          <table:table-cell table:style-name="ce20" office:value-type="string">
            <text:p>1210</text:p>
          </table:table-cell>
          <table:table-cell table:style-name="ce28" office:value-type="string">
            <text:p>C12</text:p>
          </table:table-cell>
          <table:table-cell table:style-name="ce14" office:value-type="string">
            <text:p>2812601</text:p>
          </table:table-cell>
          <table:table-cell table:style-name="ce20" office:value-type="string">
            <text:p>885342209006</text:p>
          </table:table-cell>
          <table:table-cell table:style-name="ce39" office:value-type="float" office:value="0.58">
            <text:p>0.58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732-12116-1-ND</text:p>
          </table:table-cell>
          <table:table-cell table:style-name="ce68" office:value-type="float" office:value="0.38">
            <text:p>0.3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10-885342209006</text:p>
          </table:table-cell>
          <table:table-cell table:style-name="ce68" office:value-type="float" office:value="0.357">
            <text:p>0.357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500-2499</text:p>
          </table:table-cell>
          <table:table-cell table:style-name="ce85" office:value-type="string">
            <text:p>C1210C102JDGACTU</text:p>
          </table:table-cell>
          <table:table-cell table:style-name="ce68" office:value-type="float" office:value="0.88">
            <text:p>0.880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1210B102K102CT</text:p>
          </table:table-cell>
          <table:table-cell table:style-name="ce39" office:value-type="float" office:value="0.34308">
            <text:p>0.343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6]" office:value-type="float" office:value="1">
            <text:p>1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34308">
            <text:p>0.343 €</text:p>
          </table:table-cell>
          <table:table-cell table:style-name="ce115" table:formula="of:=[.B6]" office:value-type="float" office:value="1">
            <text:p>1</text:p>
          </table:table-cell>
          <table:table-cell table:style-name="ce132" table:formula="of:=[.Z6]*[.AA6]" office:value-type="float" office:value="0.34308">
            <text:p>0.343</text:p>
          </table:table-cell>
          <table:table-cell table:number-columns-repeated="996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UCY2G6R8MPD</text:p>
          </table:table-cell>
          <table:table-cell table:style-name="ce19" office:value-type="string">
            <text:p>THT, Ø10.5mm, RM 5</text:p>
          </table:table-cell>
          <table:table-cell table:style-name="ce27" office:value-type="string">
            <text:p>C13</text:p>
          </table:table-cell>
          <table:table-cell table:style-name="ce13" office:value-type="string">
            <text:p>1831309</text:p>
          </table:table-cell>
          <table:table-cell table:style-name="ce19" office:value-type="string">
            <text:p>400BXC6R8MEFC10X16</text:p>
          </table:table-cell>
          <table:table-cell table:style-name="ce38" office:value-type="float" office:value="0.868">
            <text:p>0.868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493-13319-1-ND </text:p>
          </table:table-cell>
          <table:table-cell table:style-name="ce67" office:value-type="float" office:value="0.73">
            <text:p>0.73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47-UCY2G6R8MPD</text:p>
          </table:table-cell>
          <table:table-cell table:style-name="ce67" office:value-type="float" office:value="0.629">
            <text:p>0.629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39-4551</text:p>
          </table:table-cell>
          <table:table-cell table:style-name="ce84" office:value-type="string">
            <text:p>UCA2G6R8MPD</text:p>
          </table:table-cell>
          <table:table-cell table:style-name="ce67" office:value-type="float" office:value="1.008">
            <text:p>1.008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UCY2G6R8MPD</text:p>
          </table:table-cell>
          <table:table-cell table:style-name="ce38" office:value-type="float" office:value="0.2402">
            <text:p>0.240</text:p>
          </table:table-cell>
          <table:table-cell table:style-name="ce74" office:value-type="float" office:value="5">
            <text:p>5</text:p>
          </table:table-cell>
          <table:table-cell table:style-name="ce104" table:formula="of:=[.B7]" office:value-type="float" office:value="1">
            <text:p>1</text:p>
          </table:table-cell>
          <table:table-cell table:style-name="ce74"/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2402">
            <text:p>0.240 €</text:p>
          </table:table-cell>
          <table:table-cell table:style-name="ce115" table:formula="of:=[.B7]" office:value-type="float" office:value="1">
            <text:p>1</text:p>
          </table:table-cell>
          <table:table-cell table:style-name="ce132" table:formula="of:=[.Z7]*[.AA7]" office:value-type="float" office:value="0.2402">
            <text:p>0.240</text:p>
          </table:table-cell>
          <table:table-cell table:number-columns-repeated="99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C-EUC1206</text:p>
          </table:table-cell>
          <table:table-cell table:style-name="ce28" office:value-type="string">
            <text:p>C15, C22, C62</text:p>
          </table:table-cell>
          <table:table-cell table:style-name="ce14" office:value-type="string">
            <text:p>1907356</text:p>
          </table:table-cell>
          <table:table-cell table:style-name="ce20" office:value-type="string">
            <text:p>C3216X7R1E475K160AC</text:p>
          </table:table-cell>
          <table:table-cell table:style-name="ce39" office:value-type="float" office:value="0.24">
            <text:p>0.24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276-2970-1-ND</text:p>
          </table:table-cell>
          <table:table-cell table:style-name="ce68" office:value-type="float" office:value="0.199">
            <text:p>0.19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963-EMK316B7475ML-T</text:p>
          </table:table-cell>
          <table:table-cell table:style-name="ce68" office:value-type="float" office:value="0.129">
            <text:p>0.129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91-1221</text:p>
          </table:table-cell>
          <table:table-cell table:style-name="ce85" office:value-type="string">
            <text:p>C1206C475K3RACTU</text:p>
          </table:table-cell>
          <table:table-cell table:style-name="ce68" office:value-type="float" office:value="0.232">
            <text:p>0.232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39" office:value-type="float" office:value="0.381">
            <text:p>0.381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8]" office:value-type="float" office:value="3">
            <text:p>3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Mouser">
            <text:p>Mouser</text:p>
          </table:table-cell>
          <table:table-cell table:style-name="ce122" table:formula="of:=IF([.B8]&lt;&gt;&quot;&quot;;MIN([.H8];[.K8];[.N8];[.R8];[.U8]);&quot;&quot;)" office:value-type="currency" office:currency="EUR" office:value="0.129">
            <text:p>0.129 €</text:p>
          </table:table-cell>
          <table:table-cell table:style-name="ce115" table:formula="of:=[.B8]" office:value-type="float" office:value="3">
            <text:p>3</text:p>
          </table:table-cell>
          <table:table-cell table:style-name="ce132" table:formula="of:=[.Z8]*[.AA8]" office:value-type="float" office:value="0.387">
            <text:p>0.387</text:p>
          </table:table-cell>
          <table:table-cell table:number-columns-repeated="99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13" office:value-type="string">
            <text:p>100n</text:p>
          </table:table-cell>
          <table:table-cell table:style-name="ce19" office:value-type="string">
            <text:p>C-EUC0603</text:p>
          </table:table-cell>
          <table:table-cell table:style-name="ce27" office:value-type="string">
            <text:p>C18, C27, C31, C32, C34, C36, C37, C41, C45, C61, C63, C65, C66</text:p>
          </table:table-cell>
          <table:table-cell table:style-name="ce13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38" office:value-type="float" office:value="0.0111">
            <text:p>0.011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490-4774-1-ND</text:p>
          </table:table-cell>
          <table:table-cell table:style-name="ce67" office:value-type="float" office:value="0.0291">
            <text:p>0.029</text:p>
          </table:table-cell>
          <table:table-cell table:style-name="ce74" office:value-type="float" office:value="100">
            <text:p>100</text:p>
          </table:table-cell>
          <table:table-cell table:style-name="ce58" office:value-type="string">
            <text:p>80-C0603C104M4R</text:p>
          </table:table-cell>
          <table:table-cell table:style-name="ce67" office:value-type="float" office:value="0.007">
            <text:p>0.007</text:p>
          </table:table-cell>
          <table:table-cell table:style-name="ce74" office:value-type="float" office:value="100">
            <text:p>100</text:p>
          </table:table-cell>
          <table:table-cell table:style-name="ce84" office:value-type="string">
            <text:p>393-6952</text:p>
          </table:table-cell>
          <table:table-cell table:style-name="ce84" office:value-type="string">
            <text:p>VJ0603Y104KXJAT</text:p>
          </table:table-cell>
          <table:table-cell table:style-name="ce67" office:value-type="float" office:value="0.069">
            <text:p>0.069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10B104KA8NNNC</text:p>
          </table:table-cell>
          <table:table-cell table:style-name="ce38" office:value-type="float" office:value="0.098">
            <text:p>0.098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9]" office:value-type="float" office:value="13">
            <text:p>13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2" table:formula="of:=IF([.B9]&lt;&gt;&quot;&quot;;MIN([.H9];[.K9];[.N9];[.R9];[.U9]);&quot;&quot;)" office:value-type="currency" office:currency="EUR" office:value="0.007">
            <text:p>0.007 €</text:p>
          </table:table-cell>
          <table:table-cell table:style-name="ce115" table:formula="of:=[.B9]" office:value-type="float" office:value="13">
            <text:p>13</text:p>
          </table:table-cell>
          <table:table-cell table:style-name="ce132" table:formula="of:=[.Z9]*[.AA9]" office:value-type="float" office:value="0.091">
            <text:p>0.091</text:p>
          </table:table-cell>
          <table:table-cell table:number-columns-repeated="99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u</text:p>
          </table:table-cell>
          <table:table-cell table:style-name="ce20" office:value-type="string">
            <text:p>THT, Ø10.5mm, RM 5</text:p>
          </table:table-cell>
          <table:table-cell table:style-name="ce28" office:value-type="string">
            <text:p>C20</text:p>
          </table:table-cell>
          <table:table-cell table:style-name="ce14" office:value-type="string">
            <text:p>1800650</text:p>
          </table:table-cell>
          <table:table-cell table:style-name="ce20" office:value-type="string">
            <text:p>EEUFR1E471B</text:p>
          </table:table-cell>
          <table:table-cell table:style-name="ce39" office:value-type="float" office:value="0.461">
            <text:p>0.461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493-11717-1-ND</text:p>
          </table:table-cell>
          <table:table-cell table:style-name="ce68" office:value-type="float" office:value="0.38">
            <text:p>0.3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47-UPW1C471MPD1TD</text:p>
          </table:table-cell>
          <table:table-cell table:style-name="ce68" office:value-type="float" office:value="0.374">
            <text:p>0.374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08-3721</text:p>
          </table:table-cell>
          <table:table-cell table:style-name="ce85" office:value-type="string">
            <text:p>EEUFR1E471</text:p>
          </table:table-cell>
          <table:table-cell table:style-name="ce68" office:value-type="float" office:value="0.4">
            <text:p>0.400</text:p>
          </table:table-cell>
          <table:table-cell table:style-name="ce75" office:value-type="float" office:value="10">
            <text:p>10</text:p>
          </table:table-cell>
          <table:table-cell table:style-name="ce96" office:value-type="string">
            <text:p>EEUFR1E471</text:p>
          </table:table-cell>
          <table:table-cell table:style-name="ce39" office:value-type="float" office:value="0.195">
            <text:p>0.195</text:p>
          </table:table-cell>
          <table:table-cell table:style-name="ce75" office:value-type="float" office:value="5">
            <text:p>5</text:p>
          </table:table-cell>
          <table:table-cell table:style-name="ce105" table:formula="of:=[.B10]" office:value-type="float" office:value="1">
            <text:p>1</text:p>
          </table:table-cell>
          <table:table-cell table:style-name="ce75" table:formula="of:=IF([.W10]&lt;&gt;&quot;&quot;;&quot;&quot;;[.B10])">
            <text:p/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195">
            <text:p>0.195 €</text:p>
          </table:table-cell>
          <table:table-cell table:style-name="ce115" table:formula="of:=[.B10]" office:value-type="float" office:value="1">
            <text:p>1</text:p>
          </table:table-cell>
          <table:table-cell table:style-name="ce132" table:formula="of:=[.Z10]*[.AA10]" office:value-type="float" office:value="0.195">
            <text:p>0.195</text:p>
          </table:table-cell>
          <table:table-cell table:number-columns-repeated="99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23, C69</text:p>
          </table:table-cell>
          <table:table-cell table:style-name="ce13" office:value-type="string">
            <text:p>1414688</text:p>
          </table:table-cell>
          <table:table-cell table:style-name="ce19" office:value-type="string">
            <text:p>C0805C333K5RACTU</text:p>
          </table:table-cell>
          <table:table-cell table:style-name="ce38" office:value-type="float" office:value="0.0507">
            <text:p>0.051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1276-1796-1-ND</text:p>
          </table:table-cell>
          <table:table-cell table:style-name="ce67" office:value-type="float" office:value="0.068">
            <text:p>0.068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7-VJ0805Y333JXAPBC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50">
            <text:p>50</text:p>
          </table:table-cell>
          <table:table-cell table:style-name="ce84" office:value-type="string">
            <text:p>652-0982</text:p>
          </table:table-cell>
          <table:table-cell table:style-name="ce84" office:value-type="string">
            <text:p>VJ0805Y333KXAAT</text:p>
          </table:table-cell>
          <table:table-cell table:style-name="ce67" office:value-type="float" office:value="0.066">
            <text:p>0.066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21B333KBANNNC</text:p>
          </table:table-cell>
          <table:table-cell table:style-name="ce38" office:value-type="float" office:value="0.0347">
            <text:p>0.035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1]" office:value-type="float" office:value="2">
            <text:p>2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02">
            <text:p>0.020 €</text:p>
          </table:table-cell>
          <table:table-cell table:style-name="ce115" table:formula="of:=[.B11]" office:value-type="float" office:value="2">
            <text:p>2</text:p>
          </table:table-cell>
          <table:table-cell table:style-name="ce132" table:formula="of:=[.Z11]*[.AA11]" office:value-type="float" office:value="0.04">
            <text:p>0.040</text:p>
          </table:table-cell>
          <table:table-cell table:number-columns-repeated="99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p</text:p>
          </table:table-cell>
          <table:table-cell table:style-name="ce20" office:value-type="string">
            <text:p>0805, C0G</text:p>
          </table:table-cell>
          <table:table-cell table:style-name="ce28" office:value-type="string">
            <text:p>C24, C67, C68</text:p>
          </table:table-cell>
          <table:table-cell table:style-name="ce14" office:value-type="string">
            <text:p>2896466</text:p>
          </table:table-cell>
          <table:table-cell table:style-name="ce20" office:value-type="string">
            <text:p>VJ0805A101JXACW1BC</text:p>
          </table:table-cell>
          <table:table-cell table:style-name="ce39" office:value-type="float" office:value="0.0409">
            <text:p>0.041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99-1121-1-ND</text:p>
          </table:table-cell>
          <table:table-cell table:style-name="ce68" office:value-type="float" office:value="0.061">
            <text:p>0.061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80-C0805C101J5G</text:p>
          </table:table-cell>
          <table:table-cell table:style-name="ce68" office:value-type="float" office:value="0.022">
            <text:p>0.022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461-3997</text:p>
          </table:table-cell>
          <table:table-cell table:style-name="ce85" office:value-type="string">
            <text:p>CC0805JRNP09BN101</text:p>
          </table:table-cell>
          <table:table-cell table:style-name="ce68" office:value-type="float" office:value="0.017">
            <text:p>0.017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VJ0805A101JXACW1BC</text:p>
          </table:table-cell>
          <table:table-cell table:style-name="ce39" office:value-type="float" office:value="0.024">
            <text:p>0.024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12]" office:value-type="float" office:value="3">
            <text:p>3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RS">
            <text:p>RS</text:p>
          </table:table-cell>
          <table:table-cell table:style-name="ce122" table:formula="of:=IF([.B12]&lt;&gt;&quot;&quot;;MIN([.H12];[.K12];[.N12];[.R12];[.U12]);&quot;&quot;)" office:value-type="currency" office:currency="EUR" office:value="0.017">
            <text:p>0.017 €</text:p>
          </table:table-cell>
          <table:table-cell table:style-name="ce115" table:formula="of:=[.B12]" office:value-type="float" office:value="3">
            <text:p>3</text:p>
          </table:table-cell>
          <table:table-cell table:style-name="ce132" table:formula="of:=[.Z12]*[.AA12]" office:value-type="float" office:value="0.051">
            <text:p>0.051</text:p>
          </table:table-cell>
          <table:table-cell table:number-columns-repeated="996"/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25</text:p>
          </table:table-cell>
          <table:table-cell table:style-name="ce13" office:value-type="string">
            <text:p>2896572</text:p>
          </table:table-cell>
          <table:table-cell table:style-name="ce19" office:value-type="string">
            <text:p>VJ0805Y222KXACW1BC</text:p>
          </table:table-cell>
          <table:table-cell table:style-name="ce38" office:value-type="float" office:value="0.0275">
            <text:p>0.028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720-1604-1-ND</text:p>
          </table:table-cell>
          <table:table-cell table:style-name="ce67" office:value-type="float" office:value="0.063">
            <text:p>0.063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7-VJ0805Y222KXBAC</text:p>
          </table:table-cell>
          <table:table-cell table:style-name="ce67" office:value-type="float" office:value="0.032">
            <text:p>0.032</text:p>
          </table:table-cell>
          <table:table-cell table:style-name="ce74" office:value-type="float" office:value="50">
            <text:p>50</text:p>
          </table:table-cell>
          <table:table-cell table:style-name="ce84" office:value-type="string">
            <text:p>264-4359</text:p>
          </table:table-cell>
          <table:table-cell table:style-name="ce84" office:value-type="string">
            <text:p>C0805C222K5RACTU</text:p>
          </table:table-cell>
          <table:table-cell table:style-name="ce67" office:value-type="float" office:value="0.031">
            <text:p>0.031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VJ0805Y222KXACW1BC</text:p>
          </table:table-cell>
          <table:table-cell table:style-name="ce38" office:value-type="float" office:value="0.0196">
            <text:p>0.020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3]" office:value-type="float" office:value="1">
            <text:p>1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196">
            <text:p>0.020 €</text:p>
          </table:table-cell>
          <table:table-cell table:style-name="ce115" table:formula="of:=[.B13]" office:value-type="float" office:value="1">
            <text:p>1</text:p>
          </table:table-cell>
          <table:table-cell table:style-name="ce132" table:formula="of:=[.Z13]*[.AA13]" office:value-type="float" office:value="0.0196">
            <text:p>0.020</text:p>
          </table:table-cell>
          <table:table-cell table:number-columns-repeated="996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121MHD</text:p>
          </table:table-cell>
          <table:table-cell table:style-name="ce20" office:value-type="string">
            <text:p>THT, Ø18mm, RM 7.5</text:p>
          </table:table-cell>
          <table:table-cell table:style-name="ce28" office:value-type="string">
            <text:p>C28, C29</text:p>
          </table:table-cell>
          <table:table-cell table:style-name="ce14" office:value-type="string">
            <text:p>1547017</text:p>
          </table:table-cell>
          <table:table-cell table:style-name="ce20" office:value-type="string">
            <text:p>400KXW120MEFC18X30</text:p>
          </table:table-cell>
          <table:table-cell table:style-name="ce39" office:value-type="float" office:value="2.89">
            <text:p>2.89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493-5466-ND</text:p>
          </table:table-cell>
          <table:table-cell table:style-name="ce68" office:value-type="float" office:value="3.12">
            <text:p>3.1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47-UCY2G121MHD</text:p>
          </table:table-cell>
          <table:table-cell table:style-name="ce68" office:value-type="float" office:value="3.18">
            <text:p>3.18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51-4116</text:p>
          </table:table-cell>
          <table:table-cell table:style-name="ce85" office:value-type="string">
            <text:p>UCP2G121MHD</text:p>
          </table:table-cell>
          <table:table-cell table:style-name="ce68" office:value-type="float" office:value="3.84">
            <text:p>3.840</text:p>
          </table:table-cell>
          <table:table-cell table:style-name="ce75" office:value-type="float" office:value="1">
            <text:p>1</text:p>
          </table:table-cell>
          <table:table-cell table:style-name="ce96" office:value-type="string">
            <text:p>UCY2G121MHD</text:p>
          </table:table-cell>
          <table:table-cell table:style-name="ce39" office:value-type="float" office:value="1.38823">
            <text:p>1.388</text:p>
          </table:table-cell>
          <table:table-cell table:style-name="ce75" office:value-type="float" office:value="1">
            <text:p>1</text:p>
          </table:table-cell>
          <table:table-cell table:style-name="ce105" table:formula="of:=[.B14]" office:value-type="float" office:value="2">
            <text:p>2</text:p>
          </table:table-cell>
          <table:table-cell table:style-name="ce75" table:formula="of:=[.B14]" office:value-type="float" office:value="2">
            <text:p>2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1.38823">
            <text:p>1.388 €</text:p>
          </table:table-cell>
          <table:table-cell table:style-name="ce115" table:formula="of:=[.B14]" office:value-type="float" office:value="2">
            <text:p>2</text:p>
          </table:table-cell>
          <table:table-cell table:style-name="ce132" table:formula="of:=[.Z14]*[.AA14]" office:value-type="float" office:value="2.77646">
            <text:p>2.776</text:p>
          </table:table-cell>
          <table:table-cell table:number-columns-repeated="996"/>
        </table:table-row>
        <table:table-row table:style-name="ro2">
          <table:table-cell table:style-name="ce3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3, C9, C16, C19</text:p>
          </table:table-cell>
          <table:table-cell table:style-name="ce13" office:value-type="string">
            <text:p>2896578</text:p>
          </table:table-cell>
          <table:table-cell table:style-name="ce19" office:value-type="string">
            <text:p>VJ0805Y332KXACW1BC</text:p>
          </table:table-cell>
          <table:table-cell table:style-name="ce38" office:value-type="float" office:value="0.0253">
            <text:p>0.025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1276-1260-1-ND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0-C0805C332K5R </text:p>
          </table:table-cell>
          <table:table-cell table:style-name="ce67" office:value-type="float" office:value="0.024">
            <text:p>0.02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37-7009</text:p>
          </table:table-cell>
          <table:table-cell table:style-name="ce84" office:value-type="string">
            <text:p>GRM216R71H332KA01D</text:p>
          </table:table-cell>
          <table:table-cell table:style-name="ce67" office:value-type="float" office:value="0.06">
            <text:p>0.060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<text:s/>VJ0805Y333KXACW1BC</text:p>
          </table:table-cell>
          <table:table-cell table:style-name="ce38" office:value-type="float" office:value="0.0231">
            <text:p>0.023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5]" office:value-type="float" office:value="4">
            <text:p>4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231">
            <text:p>0.023 €</text:p>
          </table:table-cell>
          <table:table-cell table:style-name="ce115" table:formula="of:=[.B15]" office:value-type="float" office:value="4">
            <text:p>4</text:p>
          </table:table-cell>
          <table:table-cell table:style-name="ce132" table:formula="of:=[.Z15]*[.AA15]" office:value-type="float" office:value="0.0924">
            <text:p>0.092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n</text:p>
          </table:table-cell>
          <table:table-cell table:style-name="ce20" office:value-type="string">
            <text:p>0603</text:p>
          </table:table-cell>
          <table:table-cell table:style-name="ce28" office:value-type="string">
            <text:p>C30, C35, C39</text:p>
          </table:table-cell>
          <table:table-cell table:style-name="ce14" office:value-type="string">
            <text:p>2522596</text:p>
          </table:table-cell>
          <table:table-cell table:style-name="ce20" office:value-type="string">
            <text:p>C0603C103K5RAC7081</text:p>
          </table:table-cell>
          <table:table-cell table:style-name="ce39" office:value-type="float" office:value="0.0422">
            <text:p>0.042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99-1092-1-ND</text:p>
          </table:table-cell>
          <table:table-cell table:style-name="ce68" office:value-type="float" office:value="0.04">
            <text:p>0.040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80-C0603C103M5R3121</text:p>
          </table:table-cell>
          <table:table-cell table:style-name="ce68" office:value-type="float" office:value="0.031">
            <text:p>0.031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64-4595</text:p>
          </table:table-cell>
          <table:table-cell table:style-name="ce85" office:value-type="string">
            <text:p>C0603C103K5RACTU</text:p>
          </table:table-cell>
          <table:table-cell table:style-name="ce68" office:value-type="float" office:value="0.035">
            <text:p>0.035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C0603X103K5RACTU</text:p>
          </table:table-cell>
          <table:table-cell table:style-name="ce39" office:value-type="float" office:value="0.08">
            <text:p>0.080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16]" office:value-type="float" office:value="3">
            <text:p>3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0.031">
            <text:p>0.031 €</text:p>
          </table:table-cell>
          <table:table-cell table:style-name="ce115" table:formula="of:=[.B16]" office:value-type="float" office:value="3">
            <text:p>3</text:p>
          </table:table-cell>
          <table:table-cell table:style-name="ce132" table:formula="of:=[.Z16]*[.AA16]" office:value-type="float" office:value="0.093">
            <text:p>0.093</text:p>
          </table:table-cell>
          <table:table-cell table:number-columns-repeated="996"/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0n/500V</text:p>
          </table:table-cell>
          <table:table-cell table:style-name="ce19" office:value-type="string">
            <text:p>1812</text:p>
          </table:table-cell>
          <table:table-cell table:style-name="ce27" office:value-type="string">
            <text:p>C33, C43, C44</text:p>
          </table:table-cell>
          <table:table-cell table:style-name="ce13" office:value-type="string">
            <text:p>2676599</text:p>
          </table:table-cell>
          <table:table-cell table:style-name="ce19" office:value-type="string">
            <text:p>C1812C104KBRACTU</text:p>
          </table:table-cell>
          <table:table-cell table:style-name="ce38" office:value-type="float" office:value="0.6">
            <text:p>0.60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445-2300-1-ND</text:p>
          </table:table-cell>
          <table:table-cell table:style-name="ce67" office:value-type="float" office:value="0.453">
            <text:p>0.453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10-C4532X7R2J104M</text:p>
          </table:table-cell>
          <table:table-cell table:style-name="ce67" office:value-type="float" office:value="0.408">
            <text:p>0.408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371-6887</text:p>
          </table:table-cell>
          <table:table-cell table:style-name="ce84" office:value-type="string">
            <text:p>C4532JB2J104K</text:p>
          </table:table-cell>
          <table:table-cell table:style-name="ce67" office:value-type="float" office:value="0.46">
            <text:p>0.460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1812B104K501CT</text:p>
          </table:table-cell>
          <table:table-cell table:style-name="ce38" office:value-type="float" office:value="0.66307">
            <text:p>0.663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17]" office:value-type="float" office:value="3">
            <text:p>3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Mouser">
            <text:p>Mouser</text:p>
          </table:table-cell>
          <table:table-cell table:style-name="ce122" table:formula="of:=IF([.B17]&lt;&gt;&quot;&quot;;MIN([.H17];[.K17];[.N17];[.R17];[.U17]);&quot;&quot;)" office:value-type="currency" office:currency="EUR" office:value="0.408">
            <text:p>0.408 €</text:p>
          </table:table-cell>
          <table:table-cell table:style-name="ce115" table:formula="of:=[.B17]" office:value-type="float" office:value="3">
            <text:p>3</text:p>
          </table:table-cell>
          <table:table-cell table:style-name="ce132" table:formula="of:=[.Z17]*[.AA17]" office:value-type="float" office:value="1.224">
            <text:p>1.224</text:p>
          </table:table-cell>
          <table:table-cell table:number-columns-repeated="99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/1kV</text:p>
          </table:table-cell>
          <table:table-cell table:style-name="ce20" office:value-type="string">
            <text:p>1210</text:p>
          </table:table-cell>
          <table:table-cell table:style-name="ce28" office:value-type="string">
            <text:p>C38</text:p>
          </table:table-cell>
          <table:table-cell table:style-name="ce14" office:value-type="string">
            <text:p>1855965</text:p>
          </table:table-cell>
          <table:table-cell table:style-name="ce20" office:value-type="string">
            <text:p>MC1210B222K102CT</text:p>
          </table:table-cell>
          <table:table-cell table:style-name="ce39" office:value-type="float" office:value="0.364">
            <text:p>0.36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399-7228-1-ND</text:p>
          </table:table-cell>
          <table:table-cell table:style-name="ce68" office:value-type="float" office:value="0.91">
            <text:p>0.9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843-1210J1K00222KJT</text:p>
          </table:table-cell>
          <table:table-cell table:style-name="ce68" office:value-type="float" office:value="0.315">
            <text:p>0.315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73-8121</text:p>
          </table:table-cell>
          <table:table-cell table:style-name="ce85" office:value-type="string">
            <text:p>1210Y1K00222KXT</text:p>
          </table:table-cell>
          <table:table-cell table:style-name="ce68" office:value-type="float" office:value="0.564">
            <text:p>0.56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1206B222K102CT</text:p>
          </table:table-cell>
          <table:table-cell table:style-name="ce39" office:value-type="float" office:value="0.11422">
            <text:p>0.114</text:p>
          </table:table-cell>
          <table:table-cell table:style-name="ce75" office:value-type="float" office:value="50">
            <text:p>50</text:p>
          </table:table-cell>
          <table:table-cell table:style-name="ce105"/>
          <table:table-cell table:style-name="ce75" table:formula="of:=[.B18]" office:value-type="float" office:value="1">
            <text:p>1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11422">
            <text:p>0.114 €</text:p>
          </table:table-cell>
          <table:table-cell table:style-name="ce115" table:formula="of:=[.B18]" office:value-type="float" office:value="1">
            <text:p>1</text:p>
          </table:table-cell>
          <table:table-cell table:style-name="ce132" table:formula="of:=[.Z18]*[.AA18]" office:value-type="float" office:value="0.11422">
            <text:p>0.114</text:p>
          </table:table-cell>
          <table:table-cell table:number-columns-repeated="996"/>
        </table:table-row>
        <table:table-row table:style-name="ro2">
          <table:table-cell table:style-name="ce3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CY1Y-470P</text:p>
          </table:table-cell>
          <table:table-cell table:style-name="ce19" office:value-type="string">
            <text:p>THT, Ceramic Y1, RM 10</text:p>
          </table:table-cell>
          <table:table-cell table:style-name="ce27" office:value-type="string">
            <text:p>C4, C5, C17</text:p>
          </table:table-cell>
          <table:table-cell table:style-name="ce13" office:value-type="string">
            <text:p>2860164</text:p>
          </table:table-cell>
          <table:table-cell table:style-name="ce19" office:value-type="string">
            <text:p>VY1471K31Y5UQ6TV0 </text:p>
          </table:table-cell>
          <table:table-cell table:style-name="ce38" office:value-type="float" office:value="0.22">
            <text:p>0.22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BC2372-ND</text:p>
          </table:table-cell>
          <table:table-cell table:style-name="ce67" office:value-type="float" office:value="0.206">
            <text:p>0.206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2-VY1471M31Y5UQ63V0</text:p>
          </table:table-cell>
          <table:table-cell table:style-name="ce67" office:value-type="float" office:value="0.186">
            <text:p>0.186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36-8858</text:p>
          </table:table-cell>
          <table:table-cell table:style-name="ce84" office:value-type="string">
            <text:p>VY1471K31Y5UQ6TV0</text:p>
          </table:table-cell>
          <table:table-cell table:style-name="ce67" office:value-type="float" office:value="0.1">
            <text:p>0.100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CY1Y-470P</text:p>
          </table:table-cell>
          <table:table-cell table:style-name="ce38" office:value-type="float" office:value="0.0994">
            <text:p>0.099</text:p>
          </table:table-cell>
          <table:table-cell table:style-name="ce74" office:value-type="float" office:value="10">
            <text:p>10</text:p>
          </table:table-cell>
          <table:table-cell table:style-name="ce104" table:formula="of:=[.B19]" office:value-type="float" office:value="3">
            <text:p>3</text:p>
          </table:table-cell>
          <table:table-cell table:style-name="ce74"/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994">
            <text:p>0.099 €</text:p>
          </table:table-cell>
          <table:table-cell table:style-name="ce115" table:formula="of:=[.B19]" office:value-type="float" office:value="3">
            <text:p>3</text:p>
          </table:table-cell>
          <table:table-cell table:style-name="ce132" table:formula="of:=[.Z19]*[.AA19]" office:value-type="float" office:value="0.2982">
            <text:p>0.298</text:p>
          </table:table-cell>
          <table:table-cell table:number-columns-repeated="996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p</text:p>
          </table:table-cell>
          <table:table-cell table:style-name="ce20" office:value-type="string">
            <text:p>0805, C0G</text:p>
          </table:table-cell>
          <table:table-cell table:style-name="ce28" office:value-type="string">
            <text:p>C46</text:p>
          </table:table-cell>
          <table:table-cell table:style-name="ce14" office:value-type="string">
            <text:p>2497036</text:p>
          </table:table-cell>
          <table:table-cell table:style-name="ce20" office:value-type="string">
            <text:p>0805N471J101CT</text:p>
          </table:table-cell>
          <table:table-cell table:style-name="ce39" office:value-type="float" office:value="0.0449">
            <text:p>0.045</text:p>
          </table:table-cell>
          <table:table-cell table:style-name="ce47"/>
          <table:table-cell table:style-name="ce59" office:value-type="string">
            <text:p>732-7837-1-ND</text:p>
          </table:table-cell>
          <table:table-cell table:style-name="ce68" office:value-type="float" office:value="0.057">
            <text:p>0.057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77-VJ0805A471KXAAC</text:p>
          </table:table-cell>
          <table:table-cell table:style-name="ce68" office:value-type="float" office:value="0.047">
            <text:p>0.047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64-4315</text:p>
          </table:table-cell>
          <table:table-cell table:style-name="ce85" office:value-type="string">
            <text:p>C0805C471J5GACTU</text:p>
          </table:table-cell>
          <table:table-cell table:style-name="ce68" office:value-type="float" office:value="0.063">
            <text:p>0.063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VJ0805A471JXACW1BC</text:p>
          </table:table-cell>
          <table:table-cell table:style-name="ce39" office:value-type="float" office:value="0.0325">
            <text:p>0.033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20]" office:value-type="float" office:value="1">
            <text:p>1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325">
            <text:p>0.033 €</text:p>
          </table:table-cell>
          <table:table-cell table:style-name="ce115" table:formula="of:=[.B20]" office:value-type="float" office:value="1">
            <text:p>1</text:p>
          </table:table-cell>
          <table:table-cell table:style-name="ce132" table:formula="of:=[.Z20]*[.AA20]" office:value-type="float" office:value="0.0325">
            <text:p>0.033</text:p>
          </table:table-cell>
          <table:table-cell table:number-columns-repeated="996"/>
        </table:table-row>
        <table:table-row table:style-name="ro3">
          <table:table-cell table:style-name="ce3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220p</text:p>
          </table:table-cell>
          <table:table-cell table:style-name="ce19" office:value-type="string">
            <text:p>0805, C0G</text:p>
          </table:table-cell>
          <table:table-cell table:style-name="ce27" office:value-type="string">
            <text:p>C47</text:p>
          </table:table-cell>
          <table:table-cell table:style-name="ce13" office:value-type="string">
            <text:p>2773233</text:p>
          </table:table-cell>
          <table:table-cell table:style-name="ce19" office:value-type="string">
            <text:p>C0805C221K5GACTU</text:p>
          </table:table-cell>
          <table:table-cell table:style-name="ce38" office:value-type="float" office:value="0.0374">
            <text:p>0.037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99-8038-1-ND</text:p>
          </table:table-cell>
          <table:table-cell table:style-name="ce67" office:value-type="float" office:value="0.079">
            <text:p>0.07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0-C0805C221J5G</text:p>
          </table:table-cell>
          <table:table-cell table:style-name="ce67" office:value-type="float" office:value="0.031">
            <text:p>0.031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23-6247</text:p>
          </table:table-cell>
          <table:table-cell table:style-name="ce84" office:value-type="string">
            <text:p>GRM2165C1H221JA01D</text:p>
          </table:table-cell>
          <table:table-cell table:style-name="ce67" office:value-type="float" office:value="0.067">
            <text:p>0.067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CL21C221JBANNNC</text:p>
          </table:table-cell>
          <table:table-cell table:style-name="ce38" office:value-type="float" office:value="0.0276">
            <text:p>0.028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21]" office:value-type="float" office:value="1">
            <text:p>1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76">
            <text:p>0.028 €</text:p>
          </table:table-cell>
          <table:table-cell table:style-name="ce115" table:formula="of:=[.B21]" office:value-type="float" office:value="1">
            <text:p>1</text:p>
          </table:table-cell>
          <table:table-cell table:style-name="ce132" table:formula="of:=[.Z21]*[.AA21]" office:value-type="float" office:value="0.0276">
            <text:p>0.028</text:p>
          </table:table-cell>
          <table:table-cell table:number-columns-repeated="99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UPW1J152MHD</text:p>
          </table:table-cell>
          <table:table-cell table:style-name="ce20" office:value-type="string">
            <text:p>THT, Ø18mm, RM 7.5</text:p>
          </table:table-cell>
          <table:table-cell table:style-name="ce28" office:value-type="string">
            <text:p>C51, C52, C53</text:p>
          </table:table-cell>
          <table:table-cell table:style-name="ce14" office:value-type="string">
            <text:p>2479585</text:p>
          </table:table-cell>
          <table:table-cell table:style-name="ce20" office:value-type="string">
            <text:p>UPW1J152MHD1TN</text:p>
          </table:table-cell>
          <table:table-cell table:style-name="ce39" office:value-type="float" office:value="1.3">
            <text:p>1.30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493-1959-ND </text:p>
          </table:table-cell>
          <table:table-cell table:style-name="ce68" office:value-type="float" office:value="1.71">
            <text:p>1.7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47-UPW1J152MHD</text:p>
          </table:table-cell>
          <table:table-cell table:style-name="ce68" office:value-type="float" office:value="1.7">
            <text:p>1.70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15-2981</text:p>
          </table:table-cell>
          <table:table-cell table:style-name="ce85" office:value-type="string">
            <text:p>UPW1J152MHD</text:p>
          </table:table-cell>
          <table:table-cell table:style-name="ce68" office:value-type="float" office:value="2.215">
            <text:p>2.215</text:p>
          </table:table-cell>
          <table:table-cell table:style-name="ce75" office:value-type="float" office:value="2">
            <text:p>2</text:p>
          </table:table-cell>
          <table:table-cell table:style-name="ce96" office:value-type="string">
            <text:p>UPW1J152MHD</text:p>
          </table:table-cell>
          <table:table-cell table:style-name="ce39" office:value-type="float" office:value="1.65173">
            <text:p>1.652</text:p>
          </table:table-cell>
          <table:table-cell table:style-name="ce75" office:value-type="float" office:value="1">
            <text:p>1</text:p>
          </table:table-cell>
          <table:table-cell table:style-name="ce105" table:formula="of:=[.B22]" office:value-type="float" office:value="3">
            <text:p>3</text:p>
          </table:table-cell>
          <table:table-cell table:style-name="ce75" table:formula="of:=[.B22]" office:value-type="float" office:value="3">
            <text:p>3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1.3">
            <text:p>1.300 €</text:p>
          </table:table-cell>
          <table:table-cell table:style-name="ce115" table:formula="of:=[.B22]" office:value-type="float" office:value="3">
            <text:p>3</text:p>
          </table:table-cell>
          <table:table-cell table:style-name="ce132" table:formula="of:=[.Z22]*[.AA22]" office:value-type="float" office:value="3.9">
            <text:p>3.900</text:p>
          </table:table-cell>
          <table:table-cell table:number-columns-repeated="996"/>
        </table:table-row>
        <table:table-row table:style-name="ro2">
          <table:table-cell table:style-name="ce3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1u/100V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C54, C57</text:p>
          </table:table-cell>
          <table:table-cell table:style-name="ce13" office:value-type="string">
            <text:p>2491179</text:p>
          </table:table-cell>
          <table:table-cell table:style-name="ce19" office:value-type="string">
            <text:p>C1206C105K1RACTU</text:p>
          </table:table-cell>
          <table:table-cell table:style-name="ce38" office:value-type="float" office:value="0.374">
            <text:p>0.374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1276-3094-1-ND</text:p>
          </table:table-cell>
          <table:table-cell table:style-name="ce67" office:value-type="float" office:value="0.24">
            <text:p>0.24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963-HMK316B7105MLHT</text:p>
          </table:table-cell>
          <table:table-cell table:style-name="ce67" office:value-type="float" office:value="0.306">
            <text:p>0.306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916-2977</text:p>
          </table:table-cell>
          <table:table-cell table:style-name="ce84" office:value-type="string">
            <text:p>C3216X7R2A105K160AM</text:p>
          </table:table-cell>
          <table:table-cell table:style-name="ce67" office:value-type="float" office:value="0.29">
            <text:p>0.290</text:p>
          </table:table-cell>
          <table:table-cell table:style-name="ce74" office:value-type="float" office:value="20">
            <text:p>20</text:p>
          </table:table-cell>
          <table:table-cell table:style-name="ce95" office:value-type="string">
            <text:p>CL31B105KCHSNNE</text:p>
          </table:table-cell>
          <table:table-cell table:style-name="ce38" office:value-type="float" office:value="0.211">
            <text:p>0.211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23]" office:value-type="float" office:value="2">
            <text:p>2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211">
            <text:p>0.211 €</text:p>
          </table:table-cell>
          <table:table-cell table:style-name="ce115" table:formula="of:=[.B23]" office:value-type="float" office:value="2">
            <text:p>2</text:p>
          </table:table-cell>
          <table:table-cell table:style-name="ce132" table:formula="of:=[.Z23]*[.AA23]" office:value-type="float" office:value="0.422">
            <text:p>0.422</text:p>
          </table:table-cell>
          <table:table-cell table:number-columns-repeated="99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HXC630ARA330MHA0G</text:p>
          </table:table-cell>
          <table:table-cell table:style-name="ce20" office:value-type="string">
            <text:p>Ø8 x 10 mm</text:p>
          </table:table-cell>
          <table:table-cell table:style-name="ce28" office:value-type="string">
            <text:p>C55, C56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9"/>
          <table:table-cell table:style-name="ce47"/>
          <table:table-cell table:style-name="ce59" office:value-type="string">
            <text:p>565-4788-1-ND </text:p>
          </table:table-cell>
          <table:table-cell table:style-name="ce68" office:value-type="float" office:value="0.89">
            <text:p>0.89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HHXC630ARA330MHA0G</text:p>
          </table:table-cell>
          <table:table-cell table:style-name="ce68" office:value-type="float" office:value="0.77">
            <text:p>0.77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24]" office:value-type="float" office:value="2">
            <text:p>2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77">
            <text:p>0.770 €</text:p>
          </table:table-cell>
          <table:table-cell table:style-name="ce115" table:formula="of:=[.B24]" office:value-type="float" office:value="2">
            <text:p>2</text:p>
          </table:table-cell>
          <table:table-cell table:style-name="ce132" table:formula="of:=[.Z24]*[.AA24]" office:value-type="float" office:value="1.54">
            <text:p>1.540</text:p>
          </table:table-cell>
          <table:table-cell table:number-columns-repeated="996"/>
        </table:table-row>
        <table:table-row table:style-name="ro2"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4n7/200V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C60, C64</text:p>
          </table:table-cell>
          <table:table-cell table:style-name="ce13" office:value-type="string">
            <text:p>1855870</text:p>
          </table:table-cell>
          <table:table-cell table:style-name="ce19" office:value-type="string">
            <text:p>MC1206B472K201CT </text:p>
          </table:table-cell>
          <table:table-cell table:style-name="ce38" office:value-type="float" office:value="0.149">
            <text:p>0.149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478-10870-1-ND</text:p>
          </table:table-cell>
          <table:table-cell table:style-name="ce67" office:value-type="float" office:value="0.283">
            <text:p>0.283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581-12062C472JAT2A</text:p>
          </table:table-cell>
          <table:table-cell table:style-name="ce67" office:value-type="float" office:value="0.247">
            <text:p>0.247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669-8644</text:p>
          </table:table-cell>
          <table:table-cell table:style-name="ce84" office:value-type="string">
            <text:p>223893115632</text:p>
          </table:table-cell>
          <table:table-cell table:style-name="ce67" office:value-type="float" office:value="0.048">
            <text:p>0.048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1206B472K501CT</text:p>
          </table:table-cell>
          <table:table-cell table:style-name="ce38" office:value-type="float" office:value="0.10462">
            <text:p>0.105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25]" office:value-type="float" office:value="2">
            <text:p>2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RS">
            <text:p>RS</text:p>
          </table:table-cell>
          <table:table-cell table:style-name="ce122" table:formula="of:=IF([.B25]&lt;&gt;&quot;&quot;;MIN([.H25];[.K25];[.N25];[.R25];[.U25]);&quot;&quot;)" office:value-type="currency" office:currency="EUR" office:value="0.048">
            <text:p>0.048 €</text:p>
          </table:table-cell>
          <table:table-cell table:style-name="ce115" table:formula="of:=[.B25]" office:value-type="float" office:value="2">
            <text:p>2</text:p>
          </table:table-cell>
          <table:table-cell table:style-name="ce132" table:formula="of:=[.Z25]*[.AA25]" office:value-type="float" office:value="0.096">
            <text:p>0.096</text:p>
          </table:table-cell>
          <table:table-cell table:number-columns-repeated="99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</table:table-cell>
          <table:table-cell table:style-name="ce20" office:value-type="string">
            <text:p>Ø6.3 x 5.8 mm</text:p>
          </table:table-cell>
          <table:table-cell table:style-name="ce28" office:value-type="string">
            <text:p>C7, C10, C14, C21</text:p>
          </table:table-cell>
          <table:table-cell table:style-name="ce14" office:value-type="string">
            <text:p>9695850</text:p>
          </table:table-cell>
          <table:table-cell table:style-name="ce20" office:value-type="string">
            <text:p>EEEFK1V470P</text:p>
          </table:table-cell>
          <table:table-cell table:style-name="ce39" office:value-type="float" office:value="0.344">
            <text:p>0.344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PCE3842CT-ND</text:p>
          </table:table-cell>
          <table:table-cell table:style-name="ce68" office:value-type="float" office:value="0.312">
            <text:p>0.312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67-EEE-FK1V470P</text:p>
          </table:table-cell>
          <table:table-cell table:style-name="ce68" office:value-type="float" office:value="0.238">
            <text:p>0.238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537-0657</text:p>
          </table:table-cell>
          <table:table-cell table:style-name="ce85" office:value-type="string">
            <text:p>EEEFK1V470P</text:p>
          </table:table-cell>
          <table:table-cell table:style-name="ce68" office:value-type="float" office:value="0.394">
            <text:p>0.39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39" office:value-type="float" office:value="0.13">
            <text:p>0.130</text:p>
          </table:table-cell>
          <table:table-cell table:style-name="ce75" office:value-type="float" office:value="5">
            <text:p>5</text:p>
          </table:table-cell>
          <table:table-cell table:style-name="ce105"/>
          <table:table-cell table:style-name="ce75" table:formula="of:=[.B26]" office:value-type="float" office:value="4">
            <text:p>4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13">
            <text:p>0.130 €</text:p>
          </table:table-cell>
          <table:table-cell table:style-name="ce115" table:formula="of:=[.B26]" office:value-type="float" office:value="4">
            <text:p>4</text:p>
          </table:table-cell>
          <table:table-cell table:style-name="ce132" table:formula="of:=[.Z26]*[.AA26]" office:value-type="float" office:value="0.52">
            <text:p>0.52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4u7</text:p>
          </table:table-cell>
          <table:table-cell table:style-name="ce19" office:value-type="string">
            <text:p>1206, tant.</text:p>
          </table:table-cell>
          <table:table-cell table:style-name="ce27" office:value-type="string">
            <text:p>C70</text:p>
          </table:table-cell>
          <table:table-cell table:style-name="ce13" office:value-type="string">
            <text:p>2321209</text:p>
          </table:table-cell>
          <table:table-cell table:style-name="ce19" office:value-type="string">
            <text:p>T491A475K006AT </text:p>
          </table:table-cell>
          <table:table-cell table:style-name="ce38" office:value-type="float" office:value="0.421">
            <text:p>0.421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399-9717-1-ND</text:p>
          </table:table-cell>
          <table:table-cell table:style-name="ce67" office:value-type="float" office:value="0.259">
            <text:p>0.25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0-T491A475K006AT</text:p>
          </table:table-cell>
          <table:table-cell table:style-name="ce67" office:value-type="float" office:value="0.184">
            <text:p>0.18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538-2335</text:p>
          </table:table-cell>
          <table:table-cell table:style-name="ce84" office:value-type="string">
            <text:p>T491A475K006AT</text:p>
          </table:table-cell>
          <table:table-cell table:style-name="ce67" office:value-type="float" office:value="0.337">
            <text:p>0.337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<text:s/>T491A475K006AT</text:p>
          </table:table-cell>
          <table:table-cell table:style-name="ce38" office:value-type="float" office:value="0.0936">
            <text:p>0.094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27]" office:value-type="float" office:value="1">
            <text:p>1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0936">
            <text:p>0.094 €</text:p>
          </table:table-cell>
          <table:table-cell table:style-name="ce115" table:formula="of:=[.B27]" office:value-type="float" office:value="1">
            <text:p>1</text:p>
          </table:table-cell>
          <table:table-cell table:style-name="ce132" table:formula="of:=[.Z27]*[.AA27]" office:value-type="float" office:value="0.0936">
            <text:p>0.094</text:p>
          </table:table-cell>
          <table:table-cell table:number-columns-repeated="996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n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C8</text:p>
          </table:table-cell>
          <table:table-cell table:style-name="ce14" office:value-type="string">
            <text:p>2896591</text:p>
          </table:table-cell>
          <table:table-cell table:style-name="ce20" office:value-type="string">
            <text:p>VJ0805Y474KXQTW1BC</text:p>
          </table:table-cell>
          <table:table-cell table:style-name="ce39" office:value-type="float" office:value="0.0935">
            <text:p>0.09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276-2966-1-ND</text:p>
          </table:table-cell>
          <table:table-cell table:style-name="ce68" office:value-type="float" office:value="0.151">
            <text:p>0.151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CC0805JK7R9BB474</text:p>
          </table:table-cell>
          <table:table-cell table:style-name="ce68" office:value-type="float" office:value="0.049">
            <text:p>0.049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174-4499</text:p>
          </table:table-cell>
          <table:table-cell table:style-name="ce85" office:value-type="string">
            <text:p>C0805X474K5RECAUTO</text:p>
          </table:table-cell>
          <table:table-cell table:style-name="ce68" office:value-type="float" office:value="0.091">
            <text:p>0.091</text:p>
          </table:table-cell>
          <table:table-cell table:style-name="ce75" office:value-type="float" office:value="100">
            <text:p>100</text:p>
          </table:table-cell>
          <table:table-cell table:style-name="ce96" office:value-type="string">
            <text:p>CL21B474KBFNNNE</text:p>
          </table:table-cell>
          <table:table-cell table:style-name="ce39" office:value-type="float" office:value="0.0266">
            <text:p>0.027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28]" office:value-type="float" office:value="1">
            <text:p>1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0266">
            <text:p>0.027 €</text:p>
          </table:table-cell>
          <table:table-cell table:style-name="ce115" table:formula="of:=[.B28]" office:value-type="float" office:value="1">
            <text:p>1</text:p>
          </table:table-cell>
          <table:table-cell table:style-name="ce132" table:formula="of:=[.Z28]*[.AA28]" office:value-type="float" office:value="0.0266">
            <text:p>0.027</text:p>
          </table:table-cell>
          <table:table-cell table:number-columns-repeated="996"/>
        </table:table-row>
        <table:table-row table:style-name="ro4">
          <table:table-cell table:style-name="ce3"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13" office:value-type="string">
            <text:p>SS110B</text:p>
          </table:table-cell>
          <table:table-cell table:style-name="ce19" office:value-type="string">
            <text:p>SMB</text:p>
          </table:table-cell>
          <table:table-cell table:style-name="ce27" office:value-type="string">
            <text:p>D1, D2, D4, D5</text:p>
          </table:table-cell>
          <table:table-cell table:style-name="ce13" office:value-type="string">
            <text:p>1861422</text:p>
          </table:table-cell>
          <table:table-cell table:style-name="ce19" office:value-type="string">
            <text:p>SS110B</text:p>
          </table:table-cell>
          <table:table-cell table:style-name="ce38" office:value-type="float" office:value="0.0974">
            <text:p>0.097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SS110-TPCT-ND</text:p>
          </table:table-cell>
          <table:table-cell table:style-name="ce67" office:value-type="float" office:value="0.35">
            <text:p>0.3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33-SS110FL-TP</text:p>
          </table:table-cell>
          <table:table-cell table:style-name="ce67" office:value-type="float" office:value="0.323">
            <text:p>0.323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43-5992</text:p>
          </table:table-cell>
          <table:table-cell table:style-name="ce84" office:value-type="string">
            <text:p>SS110 R3</text:p>
          </table:table-cell>
          <table:table-cell table:style-name="ce67" office:value-type="float" office:value="0.154">
            <text:p>0.154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SS110-JGD</text:p>
          </table:table-cell>
          <table:table-cell table:style-name="ce38" office:value-type="float" office:value="0.05313">
            <text:p>0.053</text:p>
          </table:table-cell>
          <table:table-cell table:style-name="ce74" office:value-type="float" office:value="5">
            <text:p>5</text:p>
          </table:table-cell>
          <table:table-cell table:style-name="ce104"/>
          <table:table-cell table:style-name="ce74" table:formula="of:=[.B29]" office:value-type="float" office:value="4">
            <text:p>4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5313">
            <text:p>0.053 €</text:p>
          </table:table-cell>
          <table:table-cell table:style-name="ce115" table:formula="of:=[.B29]" office:value-type="float" office:value="4">
            <text:p>4</text:p>
          </table:table-cell>
          <table:table-cell table:style-name="ce132" table:formula="of:=[.Z29]*[.AA29]" office:value-type="float" office:value="0.21252">
            <text:p>0.213</text:p>
          </table:table-cell>
          <table:table-cell table:number-columns-repeated="996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C3D02065E</text:p>
          </table:table-cell>
          <table:table-cell table:style-name="ce20" office:value-type="string">
            <text:p>TO-252 (DPAK)</text:p>
          </table:table-cell>
          <table:table-cell table:style-name="ce28" office:value-type="string">
            <text:p>D10, D15, D16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9"/>
          <table:table-cell table:style-name="ce47"/>
          <table:table-cell table:style-name="ce59" office:value-type="string">
            <text:p>C3D02065E-ND</text:p>
          </table:table-cell>
          <table:table-cell table:style-name="ce68" office:value-type="float" office:value="0.86">
            <text:p>0.86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941-C3D02065E</text:p>
          </table:table-cell>
          <table:table-cell table:style-name="ce68" office:value-type="float" office:value="0.859">
            <text:p>0.859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915-8846</text:p>
          </table:table-cell>
          <table:table-cell table:style-name="ce85" office:value-type="string">
            <text:p>C3D02065E</text:p>
          </table:table-cell>
          <table:table-cell table:style-name="ce68" office:value-type="float" office:value="0.869">
            <text:p>0.869</text:p>
          </table:table-cell>
          <table:table-cell table:style-name="ce75" office:value-type="float" office:value="10">
            <text:p>10</text:p>
          </table:table-cell>
          <table:table-cell table:style-name="ce96" office:value-type="string">
            <text:p>C3D02065</text:p>
          </table:table-cell>
          <table:table-cell table:style-name="ce39" office:value-type="float" office:value="0.62">
            <text:p>0.620</text:p>
          </table:table-cell>
          <table:table-cell table:style-name="ce75" office:value-type="float" office:value="3">
            <text:p>3</text:p>
          </table:table-cell>
          <table:table-cell table:style-name="ce105"/>
          <table:table-cell table:style-name="ce75" table:formula="of:=[.B30]" office:value-type="float" office:value="3">
            <text:p>3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62">
            <text:p>0.620 €</text:p>
          </table:table-cell>
          <table:table-cell table:style-name="ce115" table:formula="of:=[.B30]" office:value-type="float" office:value="3">
            <text:p>3</text:p>
          </table:table-cell>
          <table:table-cell table:style-name="ce132" table:formula="of:=[.Z30]*[.AA30]" office:value-type="float" office:value="1.86">
            <text:p>1.860</text:p>
          </table:table-cell>
          <table:table-cell table:number-columns-repeated="996"/>
        </table:table-row>
        <table:table-row table:style-name="ro4">
          <table:table-cell table:style-name="ce3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C3D03060A</text:p>
          </table:table-cell>
          <table:table-cell table:style-name="ce19" office:value-type="string">
            <text:p>THT, TO-220</text:p>
          </table:table-cell>
          <table:table-cell table:style-name="ce27" office:value-type="string">
            <text:p>D12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38"/>
          <table:table-cell table:style-name="ce46"/>
          <table:table-cell table:style-name="ce58" office:value-type="string">
            <text:p>C3D03060A-ND</text:p>
          </table:table-cell>
          <table:table-cell table:style-name="ce67" office:value-type="float" office:value="1.25">
            <text:p>1.2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941-C3D03060A</text:p>
          </table:table-cell>
          <table:table-cell table:style-name="ce67" office:value-type="float" office:value="1.24">
            <text:p>1.24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02-7447</text:p>
          </table:table-cell>
          <table:table-cell table:style-name="ce84" office:value-type="string">
            <text:p>C3D03060A</text:p>
          </table:table-cell>
          <table:table-cell table:style-name="ce67" office:value-type="float" office:value="1.26">
            <text:p>1.26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C3D03060A</text:p>
          </table:table-cell>
          <table:table-cell table:style-name="ce38" office:value-type="float" office:value="0.85">
            <text:p>0.850</text:p>
          </table:table-cell>
          <table:table-cell table:style-name="ce74" office:value-type="float" office:value="2">
            <text:p>2</text:p>
          </table:table-cell>
          <table:table-cell table:style-name="ce104" table:formula="of:=[.B31]" office:value-type="float" office:value="1">
            <text:p>1</text:p>
          </table:table-cell>
          <table:table-cell table:style-name="ce74"/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85">
            <text:p>0.850 €</text:p>
          </table:table-cell>
          <table:table-cell table:style-name="ce115" table:formula="of:=[.B31]" office:value-type="float" office:value="1">
            <text:p>1</text:p>
          </table:table-cell>
          <table:table-cell table:style-name="ce132" table:formula="of:=[.Z31]*[.AA31]" office:value-type="float" office:value="0.85">
            <text:p>0.850</text:p>
          </table:table-cell>
          <table:table-cell table:number-columns-repeated="996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US1K-DIO</text:p>
          </table:table-cell>
          <table:table-cell table:style-name="ce20" office:value-type="string">
            <text:p>DO-214AA</text:p>
          </table:table-cell>
          <table:table-cell table:style-name="ce28" office:value-type="string">
            <text:p>D3</text:p>
          </table:table-cell>
          <table:table-cell table:style-name="ce14" office:value-type="string">
            <text:p>2306342</text:p>
          </table:table-cell>
          <table:table-cell table:style-name="ce20" office:value-type="string">
            <text:p>US1K-13-F</text:p>
          </table:table-cell>
          <table:table-cell table:style-name="ce39" office:value-type="float" office:value="0.146">
            <text:p>0.146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US1K-FDICT-ND</text:p>
          </table:table-cell>
          <table:table-cell table:style-name="ce68" office:value-type="float" office:value="0.34">
            <text:p>0.34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21-US1K-F</text:p>
          </table:table-cell>
          <table:table-cell table:style-name="ce68" office:value-type="float" office:value="0.366">
            <text:p>0.366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51-5130</text:p>
          </table:table-cell>
          <table:table-cell table:style-name="ce85" office:value-type="string">
            <text:p>US1K-13-F</text:p>
          </table:table-cell>
          <table:table-cell table:style-name="ce68" office:value-type="float" office:value="0.106">
            <text:p>0.106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US1K-DIO</text:p>
          </table:table-cell>
          <table:table-cell table:style-name="ce39" office:value-type="float" office:value="0.0674">
            <text:p>0.067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32]" office:value-type="float" office:value="1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0674">
            <text:p>0.067 €</text:p>
          </table:table-cell>
          <table:table-cell table:style-name="ce115" table:formula="of:=[.B32]" office:value-type="float" office:value="1">
            <text:p>1</text:p>
          </table:table-cell>
          <table:table-cell table:style-name="ce132" table:formula="of:=[.Z32]*[.AA32]" office:value-type="float" office:value="0.0674">
            <text:p>0.067</text:p>
          </table:table-cell>
          <table:table-cell table:number-columns-repeated="996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6">
            <text:p>6</text:p>
          </table:table-cell>
          <table:table-cell table:style-name="ce13" office:value-type="string">
            <text:p>1N5819HW-7-F</text:p>
          </table:table-cell>
          <table:table-cell table:style-name="ce19" office:value-type="string">
            <text:p>SOD-323</text:p>
          </table:table-cell>
          <table:table-cell table:style-name="ce27" office:value-type="string">
            <text:p>D6, D13, D19, D20, D21, D22</text:p>
          </table:table-cell>
          <table:table-cell table:style-name="ce13" office:value-type="string">
            <text:p>2306459</text:p>
          </table:table-cell>
          <table:table-cell table:style-name="ce19" office:value-type="string">
            <text:p>1N5819HW-7-F</text:p>
          </table:table-cell>
          <table:table-cell table:style-name="ce38" office:value-type="float" office:value="0.183">
            <text:p>0.183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1N5819HW-FDICT-ND</text:p>
          </table:table-cell>
          <table:table-cell table:style-name="ce67" office:value-type="float" office:value="0.31">
            <text:p>0.31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21-1N5819HW-F</text:p>
          </table:table-cell>
          <table:table-cell table:style-name="ce67" office:value-type="float" office:value="0.281">
            <text:p>0.281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08-2197</text:p>
          </table:table-cell>
          <table:table-cell table:style-name="ce84" office:value-type="string">
            <text:p>1N5819HW-7-F</text:p>
          </table:table-cell>
          <table:table-cell table:style-name="ce67" office:value-type="float" office:value="0.252">
            <text:p>0.252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1N5819HW-7-F</text:p>
          </table:table-cell>
          <table:table-cell table:style-name="ce38" office:value-type="float" office:value="0.0857">
            <text:p>0.086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33]" office:value-type="float" office:value="6">
            <text:p>6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857">
            <text:p>0.086 €</text:p>
          </table:table-cell>
          <table:table-cell table:style-name="ce115" table:formula="of:=[.B33]" office:value-type="float" office:value="6">
            <text:p>6</text:p>
          </table:table-cell>
          <table:table-cell table:style-name="ce132" table:formula="of:=[.Z33]*[.AA33]" office:value-type="float" office:value="0.5142">
            <text:p>0.514</text:p>
          </table:table-cell>
          <table:table-cell table:number-columns-repeated="996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8" office:value-type="string">
            <text:p>D7, D8, D9, D17, D18</text:p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9" office:value-type="float" office:value="0.193">
            <text:p>0.193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727-7370-1-ND</text:p>
          </table:table-cell>
          <table:table-cell table:style-name="ce68" office:value-type="float" office:value="0.12">
            <text:p>0.1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71-BAS316-T/R</text:p>
          </table:table-cell>
          <table:table-cell table:style-name="ce68" office:value-type="float" office:value="0.179">
            <text:p>0.179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85" office:value-type="string">
            <text:p>BAS316,115</text:p>
          </table:table-cell>
          <table:table-cell table:style-name="ce68" office:value-type="float" office:value="0.122">
            <text:p>0.122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39" office:value-type="float" office:value="0.02645">
            <text:p>0.026</text:p>
          </table:table-cell>
          <table:table-cell table:style-name="ce75" office:value-type="float" office:value="25">
            <text:p>25</text:p>
          </table:table-cell>
          <table:table-cell table:style-name="ce105"/>
          <table:table-cell table:style-name="ce75" table:formula="of:=[.B34]" office:value-type="float" office:value="5">
            <text:p>5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02645">
            <text:p>0.026 €</text:p>
          </table:table-cell>
          <table:table-cell table:style-name="ce115" table:formula="of:=[.B34]" office:value-type="float" office:value="5">
            <text:p>5</text:p>
          </table:table-cell>
          <table:table-cell table:style-name="ce132" table:formula="of:=[.Z34]*[.AA34]" office:value-type="float" office:value="0.13225">
            <text:p>0.132</text:p>
          </table:table-cell>
          <table:table-cell table:number-columns-repeated="996"/>
        </table:table-row>
        <table:table-row table:style-name="ro4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19" office:value-type="string">
            <text:p>SOIC-16</text:p>
          </table:table-cell>
          <table:table-cell table:style-name="ce27" office:value-type="string">
            <text:p>IC1</text:p>
          </table:table-cell>
          <table:table-cell table:style-name="ce13" office:value-type="string">
            <text:p>2612169</text:p>
          </table:table-cell>
          <table:table-cell table:style-name="ce19" office:value-type="string">
            <text:p>VIPER35LD</text:p>
          </table:table-cell>
          <table:table-cell table:style-name="ce38" office:value-type="float" office:value="1.13">
            <text:p>1.13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497-16075-5-ND</text:p>
          </table:table-cell>
          <table:table-cell table:style-name="ce67" office:value-type="float" office:value="1.04">
            <text:p>1.04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11-VIPER35LD</text:p>
          </table:table-cell>
          <table:table-cell table:style-name="ce67" office:value-type="float" office:value="1.04">
            <text:p>1.04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124-1146</text:p>
          </table:table-cell>
          <table:table-cell table:style-name="ce84" office:value-type="string">
            <text:p>VIPER35LDTR</text:p>
          </table:table-cell>
          <table:table-cell table:style-name="ce67" office:value-type="float" office:value="1.544">
            <text:p>1.544</text:p>
          </table:table-cell>
          <table:table-cell table:style-name="ce74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35]" office:value-type="float" office:value="1">
            <text:p>1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Digikey">
            <text:p>Digikey</text:p>
          </table:table-cell>
          <table:table-cell table:style-name="ce122" table:formula="of:=IF([.B35]&lt;&gt;&quot;&quot;;MIN([.H35];[.K35];[.N35];[.R35];[.U35]);&quot;&quot;)" office:value-type="currency" office:currency="EUR" office:value="1.04">
            <text:p>1.040 €</text:p>
          </table:table-cell>
          <table:table-cell table:style-name="ce115" table:formula="of:=[.B35]" office:value-type="float" office:value="1">
            <text:p>1</text:p>
          </table:table-cell>
          <table:table-cell table:style-name="ce132" table:formula="of:=[.Z35]*[.AA35]" office:value-type="float" office:value="1.04">
            <text:p>1.040</text:p>
          </table:table-cell>
          <table:table-cell table:number-columns-repeated="996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233BB-D-IS1</text:p>
          </table:table-cell>
          <table:table-cell table:style-name="ce20" office:value-type="string">
            <text:p>SOIC-16</text:p>
          </table:table-cell>
          <table:table-cell table:style-name="ce28" office:value-type="string">
            <text:p>IC2</text:p>
          </table:table-cell>
          <table:table-cell table:style-name="ce14" office:value-type="string">
            <text:p>2423138</text:p>
          </table:table-cell>
          <table:table-cell table:style-name="ce20" office:value-type="string">
            <text:p>SI8233BB-D-IS1</text:p>
          </table:table-cell>
          <table:table-cell table:style-name="ce39" office:value-type="float" office:value="2.46">
            <text:p>2.46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336-3066-ND</text:p>
          </table:table-cell>
          <table:table-cell table:style-name="ce68" office:value-type="float" office:value="2.05">
            <text:p>2.05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34-SI8233BB-D-IS1</text:p>
          </table:table-cell>
          <table:table-cell table:style-name="ce68" office:value-type="float" office:value="2.41">
            <text:p>2.410</text:p>
          </table:table-cell>
          <table:table-cell table:style-name="ce75"/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36]" office:value-type="float" office:value="1">
            <text:p>1</text:p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Digikey">
            <text:p>Digikey</text:p>
          </table:table-cell>
          <table:table-cell table:style-name="ce122" table:formula="of:=IF([.B36]&lt;&gt;&quot;&quot;;MIN([.H36];[.K36];[.N36];[.R36];[.U36]);&quot;&quot;)" office:value-type="currency" office:currency="EUR" office:value="2.05">
            <text:p>2.050 €</text:p>
          </table:table-cell>
          <table:table-cell table:style-name="ce115" table:formula="of:=[.B36]" office:value-type="float" office:value="1">
            <text:p>1</text:p>
          </table:table-cell>
          <table:table-cell table:style-name="ce132" table:formula="of:=[.Z36]*[.AA36]" office:value-type="float" office:value="2.05">
            <text:p>2.050</text:p>
          </table:table-cell>
          <table:table-cell table:number-columns-repeated="996"/>
        </table:table-row>
        <table:table-row table:style-name="ro2">
          <table:table-cell table:style-name="ce3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LM5041B</text:p>
          </table:table-cell>
          <table:table-cell table:style-name="ce19" office:value-type="string">
            <text:p>TSSOP-16</text:p>
          </table:table-cell>
          <table:table-cell table:style-name="ce27" office:value-type="string">
            <text:p>IC3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38"/>
          <table:table-cell table:style-name="ce46"/>
          <table:table-cell table:style-name="ce58" office:value-type="string">
            <text:p>LM5041BMTC/NOPB-ND</text:p>
          </table:table-cell>
          <table:table-cell table:style-name="ce67" office:value-type="float" office:value="3.11">
            <text:p>3.11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926-LM5041BMTC/NOPB</text:p>
          </table:table-cell>
          <table:table-cell table:style-name="ce67" office:value-type="float" office:value="3.09">
            <text:p>3.09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-</text:p>
          </table:table-cell>
          <table:table-cell table:style-name="ce84"/>
          <table:table-cell table:style-name="ce67"/>
          <table:table-cell table:style-name="ce74"/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37]" office:value-type="float" office:value="1">
            <text:p>1</text:p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3.09">
            <text:p>3.090 €</text:p>
          </table:table-cell>
          <table:table-cell table:style-name="ce115" table:formula="of:=[.B37]" office:value-type="float" office:value="1">
            <text:p>1</text:p>
          </table:table-cell>
          <table:table-cell table:style-name="ce132" table:formula="of:=[.Z37]*[.AA37]" office:value-type="float" office:value="3.09">
            <text:p>3.090</text:p>
          </table:table-cell>
          <table:table-cell table:number-columns-repeated="996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11688STRPBF</text:p>
          </table:table-cell>
          <table:table-cell table:style-name="ce20" office:value-type="string">
            <text:p>SOIC-8</text:p>
          </table:table-cell>
          <table:table-cell table:style-name="ce28" office:value-type="string">
            <text:p>IC5</text:p>
          </table:table-cell>
          <table:table-cell table:style-name="ce14" office:value-type="string">
            <text:p>2780950</text:p>
          </table:table-cell>
          <table:table-cell table:style-name="ce20" office:value-type="string">
            <text:p>IR11688STRPBF</text:p>
          </table:table-cell>
          <table:table-cell table:style-name="ce39" office:value-type="float" office:value="1.52">
            <text:p>1.52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IR11688STRPBFCT-ND</text:p>
          </table:table-cell>
          <table:table-cell table:style-name="ce68" office:value-type="float" office:value="1.68">
            <text:p>1.6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942-IR11688STRPBF</text:p>
          </table:table-cell>
          <table:table-cell table:style-name="ce68" office:value-type="float" office:value="1.55">
            <text:p>1.55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IR11688STRPBF</text:p>
          </table:table-cell>
          <table:table-cell table:style-name="ce39" office:value-type="float" office:value="1.58">
            <text:p>1.580</text:p>
          </table:table-cell>
          <table:table-cell table:style-name="ce75" office:value-type="float" office:value="1">
            <text:p>1</text:p>
          </table:table-cell>
          <table:table-cell table:style-name="ce105"/>
          <table:table-cell table:style-name="ce75" table:formula="of:=[.B38]" office:value-type="float" office:value="1">
            <text:p>1</text:p>
          </table:table-cell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2" table:formula="of:=IF([.B38]&lt;&gt;&quot;&quot;;MIN([.H38];[.K38];[.N38];[.R38];[.U38]);&quot;&quot;)" office:value-type="currency" office:currency="EUR" office:value="1.52">
            <text:p>1.520 €</text:p>
          </table:table-cell>
          <table:table-cell table:style-name="ce115" table:formula="of:=[.B38]" office:value-type="float" office:value="1">
            <text:p>1</text:p>
          </table:table-cell>
          <table:table-cell table:style-name="ce132" table:formula="of:=[.Z38]*[.AA38]" office:value-type="float" office:value="1.52">
            <text:p>1.520</text:p>
          </table:table-cell>
          <table:table-cell table:number-columns-repeated="996"/>
        </table:table-row>
        <table:table-row table:style-name="ro3">
          <table:table-cell table:style-name="ce3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TL072</text:p>
          </table:table-cell>
          <table:table-cell table:style-name="ce19" office:value-type="string">
            <text:p>SOIC-8</text:p>
          </table:table-cell>
          <table:table-cell table:style-name="ce27" office:value-type="string">
            <text:p>IC6</text:p>
          </table:table-cell>
          <table:table-cell table:style-name="ce13" office:value-type="string">
            <text:p>2342304</text:p>
          </table:table-cell>
          <table:table-cell table:style-name="ce19" office:value-type="string">
            <text:p>TL072CPSR</text:p>
          </table:table-cell>
          <table:table-cell table:style-name="ce38" office:value-type="float" office:value="0.496">
            <text:p>0.496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TL072SG-13DICT-ND</text:p>
          </table:table-cell>
          <table:table-cell table:style-name="ce67" office:value-type="float" office:value="0.35">
            <text:p>0.3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21-TL072SG-13</text:p>
          </table:table-cell>
          <table:table-cell table:style-name="ce67" office:value-type="float" office:value="0.34">
            <text:p>0.34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661-0066</text:p>
          </table:table-cell>
          <table:table-cell table:style-name="ce84" office:value-type="string">
            <text:p>TL072CDR</text:p>
          </table:table-cell>
          <table:table-cell table:style-name="ce67" office:value-type="float" office:value="0.427">
            <text:p>0.427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TL072CD-ST</text:p>
          </table:table-cell>
          <table:table-cell table:style-name="ce38" office:value-type="float" office:value="0.218">
            <text:p>0.218</text:p>
          </table:table-cell>
          <table:table-cell table:style-name="ce74" office:value-type="float" office:value="3">
            <text:p>3</text:p>
          </table:table-cell>
          <table:table-cell table:style-name="ce104"/>
          <table:table-cell table:style-name="ce74" table:formula="of:=[.B39]" office:value-type="float" office:value="1">
            <text:p>1</text:p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218">
            <text:p>0.218 €</text:p>
          </table:table-cell>
          <table:table-cell table:style-name="ce115" table:formula="of:=[.B39]" office:value-type="float" office:value="1">
            <text:p>1</text:p>
          </table:table-cell>
          <table:table-cell table:style-name="ce132" table:formula="of:=[.Z39]*[.AA39]" office:value-type="float" office:value="0.218">
            <text:p>0.218</text:p>
          </table:table-cell>
          <table:table-cell table:number-columns-repeated="996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03W</text:p>
          </table:table-cell>
          <table:table-cell table:style-name="ce20" office:value-type="string">
            <text:p>SOIC-8</text:p>
          </table:table-cell>
          <table:table-cell table:style-name="ce28" office:value-type="string">
            <text:p>IC7</text:p>
          </table:table-cell>
          <table:table-cell table:style-name="ce14" office:value-type="string">
            <text:p>1755223</text:p>
          </table:table-cell>
          <table:table-cell table:style-name="ce20" office:value-type="string">
            <text:p>TL103WID </text:p>
          </table:table-cell>
          <table:table-cell table:style-name="ce39" office:value-type="float" office:value="0.665">
            <text:p>0.665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296-18862-1-ND</text:p>
          </table:table-cell>
          <table:table-cell table:style-name="ce68" office:value-type="float" office:value="0.61">
            <text:p>0.6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595-TL103WID</text:p>
          </table:table-cell>
          <table:table-cell table:style-name="ce68" office:value-type="float" office:value="0.706">
            <text:p>0.706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09-5334</text:p>
          </table:table-cell>
          <table:table-cell table:style-name="ce85" office:value-type="string">
            <text:p>TL103WID</text:p>
          </table:table-cell>
          <table:table-cell table:style-name="ce68" office:value-type="float" office:value="0.692">
            <text:p>0.692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40]" office:value-type="float" office:value="1">
            <text:p>1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Digikey">
            <text:p>Digikey</text:p>
          </table:table-cell>
          <table:table-cell table:style-name="ce122" table:formula="of:=IF([.B40]&lt;&gt;&quot;&quot;;MIN([.H40];[.K40];[.N40];[.R40];[.U40]);&quot;&quot;)" office:value-type="currency" office:currency="EUR" office:value="0.61">
            <text:p>0.610 €</text:p>
          </table:table-cell>
          <table:table-cell table:style-name="ce115" table:formula="of:=[.B40]" office:value-type="float" office:value="1">
            <text:p>1</text:p>
          </table:table-cell>
          <table:table-cell table:style-name="ce132" table:formula="of:=[.Z40]*[.AA40]" office:value-type="float" office:value="0.61">
            <text:p>0.610</text:p>
          </table:table-cell>
          <table:table-cell table:number-columns-repeated="996"/>
        </table:table-row>
        <table:table-row table:style-name="ro3">
          <table:table-cell table:style-name="ce3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RN214-2.5-02-3M3</text:p>
          </table:table-cell>
          <table:table-cell table:style-name="ce19" office:value-type="string">
            <text:p>THT, Common Mode Choke</text:p>
          </table:table-cell>
          <table:table-cell table:style-name="ce27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38"/>
          <table:table-cell table:style-name="ce46"/>
          <table:table-cell table:style-name="ce58" office:value-type="string">
            <text:p>817-2186-ND </text:p>
          </table:table-cell>
          <table:table-cell table:style-name="ce67" office:value-type="float" office:value="1.55">
            <text:p>1.5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31-RN214-2.5-02-3M3</text:p>
          </table:table-cell>
          <table:table-cell table:style-name="ce67" office:value-type="float" office:value="1.46">
            <text:p>1.46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133-6257</text:p>
          </table:table-cell>
          <table:table-cell table:style-name="ce84" office:value-type="string">
            <text:p>RN214-2.5-02-3M3 </text:p>
          </table:table-cell>
          <table:table-cell table:style-name="ce67" office:value-type="float" office:value="1.742">
            <text:p>1.742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 table:formula="of:=[.B41]" office:value-type="float" office:value="1">
            <text:p>1</text:p>
          </table:table-cell>
          <table:table-cell table:style-name="ce74" table:formula="of:=[.B41]" office:value-type="float" office:value="1">
            <text:p>1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1.46">
            <text:p>1.460 €</text:p>
          </table:table-cell>
          <table:table-cell table:style-name="ce115" table:formula="of:=[.B41]" office:value-type="float" office:value="1">
            <text:p>1</text:p>
          </table:table-cell>
          <table:table-cell table:style-name="ce132" table:formula="of:=[.Z41]*[.AA41]" office:value-type="float" office:value="1.46">
            <text:p>1.460</text:p>
          </table:table-cell>
          <table:table-cell table:number-columns-repeated="996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LG-0403-180</text:p>
          </table:table-cell>
          <table:table-cell table:style-name="ce20" office:value-type="string">
            <text:p>0403 inductor</text:p>
          </table:table-cell>
          <table:table-cell table:style-name="ce28" office:value-type="string">
            <text:p>L2, L3, L4</text:p>
          </table:table-cell>
          <table:table-cell table:style-name="ce14" office:value-type="string">
            <text:p>SDR0403-180ML</text:p>
          </table:table-cell>
          <table:table-cell table:style-name="ce20" office:value-type="string">
            <text:p>SDR0403-180M</text:p>
          </table:table-cell>
          <table:table-cell table:style-name="ce39" office:value-type="float" office:value="0.404">
            <text:p>0.40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SDR0403-180MLCT-ND</text:p>
          </table:table-cell>
          <table:table-cell table:style-name="ce68" office:value-type="float" office:value="0.424">
            <text:p>0.424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52-SDR0403-180ML</text:p>
          </table:table-cell>
          <table:table-cell table:style-name="ce68" office:value-type="float" office:value="0.272">
            <text:p>0.272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798-0938</text:p>
          </table:table-cell>
          <table:table-cell table:style-name="ce85" office:value-type="string">
            <text:p>SDR0403-180ML</text:p>
          </table:table-cell>
          <table:table-cell table:style-name="ce68" office:value-type="float" office:value="0.336">
            <text:p>0.336</text:p>
          </table:table-cell>
          <table:table-cell table:style-name="ce75"/>
          <table:table-cell table:style-name="ce96" office:value-type="string">
            <text:p>DLG-0403-180</text:p>
          </table:table-cell>
          <table:table-cell table:style-name="ce39" office:value-type="float" office:value="0.1285">
            <text:p>0.129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42]" office:value-type="float" office:value="3">
            <text:p>3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285">
            <text:p>0.129 €</text:p>
          </table:table-cell>
          <table:table-cell table:style-name="ce115" table:formula="of:=[.B42]" office:value-type="float" office:value="3">
            <text:p>3</text:p>
          </table:table-cell>
          <table:table-cell table:style-name="ce132" table:formula="of:=[.Z42]*[.AA42]" office:value-type="float" office:value="0.3855">
            <text:p>0.386</text:p>
          </table:table-cell>
          <table:table-cell table:number-columns-repeated="996"/>
        </table:table-row>
        <table:table-row table:style-name="ro5">
          <table:table-cell table:style-name="ce3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60B684C</text:p>
          </table:table-cell>
          <table:table-cell table:style-name="ce19" office:value-type="string">
            <text:p>Murata power inductor 6000B</text:p>
          </table:table-cell>
          <table:table-cell table:style-name="ce27" office:value-type="string">
            <text:p>L5, L6</text:p>
          </table:table-cell>
          <table:table-cell table:style-name="ce13" office:value-type="string">
            <text:p>2290311</text:p>
          </table:table-cell>
          <table:table-cell table:style-name="ce19" office:value-type="string">
            <text:p>60B684C</text:p>
          </table:table-cell>
          <table:table-cell table:style-name="ce38" office:value-type="float" office:value="5.14">
            <text:p>5.14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811-2466-ND</text:p>
          </table:table-cell>
          <table:table-cell table:style-name="ce67" office:value-type="float" office:value="2.54">
            <text:p>2.54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80-60B684C</text:p>
          </table:table-cell>
          <table:table-cell table:style-name="ce67" office:value-type="float" office:value="2.52">
            <text:p>2.52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49-6427</text:p>
          </table:table-cell>
          <table:table-cell table:style-name="ce84" office:value-type="string">
            <text:p>60B684C</text:p>
          </table:table-cell>
          <table:table-cell table:style-name="ce67" office:value-type="float" office:value="2.65">
            <text:p>2.65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43]" office:value-type="float" office:value="2">
            <text:p>2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2" table:formula="of:=IF([.B43]&lt;&gt;&quot;&quot;;MIN([.H43];[.K43];[.N43];[.R43];[.U43]);&quot;&quot;)" office:value-type="currency" office:currency="EUR" office:value="2.52">
            <text:p>2.520 €</text:p>
          </table:table-cell>
          <table:table-cell table:style-name="ce115" table:formula="of:=[.B43]" office:value-type="float" office:value="2">
            <text:p>2</text:p>
          </table:table-cell>
          <table:table-cell table:style-name="ce132" table:formula="of:=[.Z43]*[.AA43]" office:value-type="float" office:value="5.04">
            <text:p>5.040</text:p>
          </table:table-cell>
          <table:table-cell table:number-columns-repeated="996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HLP2020CZER3R3M11</text:p>
          </table:table-cell>
          <table:table-cell table:style-name="ce20" office:value-type="string">
            <text:p>Vishay power inductor</text:p>
          </table:table-cell>
          <table:table-cell table:style-name="ce28" office:value-type="string">
            <text:p>L7</text:p>
          </table:table-cell>
          <table:table-cell table:style-name="ce14" office:value-type="string">
            <text:p>1741325</text:p>
          </table:table-cell>
          <table:table-cell table:style-name="ce20" office:value-type="string">
            <text:p>IHLP2020CZER3R3M11 </text:p>
          </table:table-cell>
          <table:table-cell table:style-name="ce39" office:value-type="float" office:value="1.94">
            <text:p>1.94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541-1237-1-ND</text:p>
          </table:table-cell>
          <table:table-cell table:style-name="ce68" office:value-type="float" office:value="2.04">
            <text:p>2.04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0-IHLP2020CZER3R3M1</text:p>
          </table:table-cell>
          <table:table-cell table:style-name="ce68" office:value-type="float" office:value="2.14">
            <text:p>2.14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44]" office:value-type="float" office:value="1">
            <text:p>1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1.94">
            <text:p>1.940 €</text:p>
          </table:table-cell>
          <table:table-cell table:style-name="ce115" table:formula="of:=[.B44]" office:value-type="float" office:value="1">
            <text:p>1</text:p>
          </table:table-cell>
          <table:table-cell table:style-name="ce132" table:formula="of:=[.Z44]*[.AA44]" office:value-type="float" office:value="1.94">
            <text:p>1.940</text:p>
          </table:table-cell>
          <table:table-cell table:number-columns-repeated="996"/>
        </table:table-row>
        <table:table-row table:style-name="ro4">
          <table:table-cell table:style-name="ce3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TST-C170YKT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LED1</text:p>
          </table:table-cell>
          <table:table-cell table:style-name="ce13" office:value-type="string">
            <text:p>2062217</text:p>
          </table:table-cell>
          <table:table-cell table:style-name="ce19" office:value-type="string">
            <text:p>SML-LX0805YC-TR </text:p>
          </table:table-cell>
          <table:table-cell table:style-name="ce38" office:value-type="float" office:value="0.208">
            <text:p>0.208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160-1175-1-ND</text:p>
          </table:table-cell>
          <table:table-cell table:style-name="ce67" office:value-type="float" office:value="0.32">
            <text:p>0.32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59-LTST-C170YKT</text:p>
          </table:table-cell>
          <table:table-cell table:style-name="ce67" office:value-type="float" office:value="0.281">
            <text:p>0.281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692-0925</text:p>
          </table:table-cell>
          <table:table-cell table:style-name="ce84" office:value-type="string">
            <text:p>LTST-C170YKT</text:p>
          </table:table-cell>
          <table:table-cell table:style-name="ce67" office:value-type="float" office:value="0.206">
            <text:p>0.206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LTST-C170YKT</text:p>
          </table:table-cell>
          <table:table-cell table:style-name="ce38" office:value-type="float" office:value="0.05433">
            <text:p>0.054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45]" office:value-type="float" office:value="1">
            <text:p>1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433">
            <text:p>0.054 €</text:p>
          </table:table-cell>
          <table:table-cell table:style-name="ce115" table:formula="of:=[.B45]" office:value-type="float" office:value="1">
            <text:p>1</text:p>
          </table:table-cell>
          <table:table-cell table:style-name="ce132" table:formula="of:=[.Z45]*[.AA45]" office:value-type="float" office:value="0.05433">
            <text:p>0.054</text:p>
          </table:table-cell>
          <table:table-cell table:number-columns-repeated="996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LP291-GB.SE-T</text:p>
          </table:table-cell>
          <table:table-cell table:style-name="ce20" office:value-type="string">
            <text:p>SOIC-4</text:p>
          </table:table-cell>
          <table:table-cell table:style-name="ce28" office:value-type="string">
            <text:p>OK1, OK3</text:p>
          </table:table-cell>
          <table:table-cell table:style-name="ce14" office:value-type="string">
            <text:p>2524307</text:p>
          </table:table-cell>
          <table:table-cell table:style-name="ce20" office:value-type="string">
            <text:p>TLP291(GB,SE</text:p>
          </table:table-cell>
          <table:table-cell table:style-name="ce39" office:value-type="float" office:value="0.196">
            <text:p>0.196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85" office:value-type="string">
            <text:p>144-5264</text:p>
          </table:table-cell>
          <table:table-cell table:style-name="ce85" office:value-type="string">
            <text:p>TLP291(GB-TP,SE(T</text:p>
          </table:table-cell>
          <table:table-cell table:style-name="ce68" office:value-type="float" office:value="0.116">
            <text:p>0.11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TLP291-GB.SE-T</text:p>
          </table:table-cell>
          <table:table-cell table:style-name="ce39" office:value-type="float" office:value="0.126">
            <text:p>0.126</text:p>
          </table:table-cell>
          <table:table-cell table:style-name="ce75" office:value-type="float" office:value="5">
            <text:p>5</text:p>
          </table:table-cell>
          <table:table-cell table:style-name="ce105"/>
          <table:table-cell table:style-name="ce75" table:formula="of:=[.B46]" office:value-type="float" office:value="2">
            <text:p>2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2" table:formula="of:=IF([.B46]&lt;&gt;&quot;&quot;;MIN([.H46];[.K46];[.N46];[.R46];[.U46]);&quot;&quot;)" office:value-type="currency" office:currency="EUR" office:value="0.116">
            <text:p>0.116 €</text:p>
          </table:table-cell>
          <table:table-cell table:style-name="ce115" table:formula="of:=[.B46]" office:value-type="float" office:value="2">
            <text:p>2</text:p>
          </table:table-cell>
          <table:table-cell table:style-name="ce132" table:formula="of:=[.Z46]*[.AA46]" office:value-type="float" office:value="0.232">
            <text:p>0.232</text:p>
          </table:table-cell>
          <table:table-cell table:number-columns-repeated="996"/>
        </table:table-row>
        <table:table-row table:style-name="ro3">
          <table:table-cell table:style-name="ce3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/>
          <table:table-cell table:style-name="ce19" office:value-type="string">
            <text:p>SOT-23</text:p>
          </table:table-cell>
          <table:table-cell table:style-name="ce27" office:value-type="string">
            <text:p>Q1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38" office:value-type="float" office:value="0.154">
            <text:p>0.154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MMBT5551LT1GOSCT-ND </text:p>
          </table:table-cell>
          <table:table-cell table:style-name="ce67" office:value-type="float" office:value="0.18">
            <text:p>0.18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63-MMBT5551LT1G</text:p>
          </table:table-cell>
          <table:table-cell table:style-name="ce67" office:value-type="float" office:value="0.17">
            <text:p>0.1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67" office:value-type="float" office:value="0.146">
            <text:p>0.146</text:p>
          </table:table-cell>
          <table:table-cell table:style-name="ce74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38" office:value-type="float" office:value="0.0242">
            <text:p>0.024</text:p>
          </table:table-cell>
          <table:table-cell table:style-name="ce74" office:value-type="float" office:value="25">
            <text:p>25</text:p>
          </table:table-cell>
          <table:table-cell table:style-name="ce104"/>
          <table:table-cell table:style-name="ce74" table:formula="of:=[.B47]" office:value-type="float" office:value="1">
            <text:p>1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0242">
            <text:p>0.024 €</text:p>
          </table:table-cell>
          <table:table-cell table:style-name="ce115" table:formula="of:=[.B47]" office:value-type="float" office:value="1">
            <text:p>1</text:p>
          </table:table-cell>
          <table:table-cell table:style-name="ce132" table:formula="of:=[.Z47]*[.AA47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C3M0280090D</text:p>
          </table:table-cell>
          <table:table-cell table:style-name="ce20" office:value-type="string">
            <text:p>THT, TO-247</text:p>
          </table:table-cell>
          <table:table-cell table:style-name="ce28" office:value-type="string">
            <text:p>Q2, Q3, Q4, Q6</text:p>
          </table:table-cell>
          <table:table-cell table:style-name="ce14" office:value-type="string">
            <text:p>2630827</text:p>
          </table:table-cell>
          <table:table-cell table:style-name="ce20" office:value-type="string">
            <text:p>C3M0280090D</text:p>
          </table:table-cell>
          <table:table-cell table:style-name="ce39" office:value-type="float" office:value="3.71">
            <text:p>3.71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C3M0280090D-ND</text:p>
          </table:table-cell>
          <table:table-cell table:style-name="ce68" office:value-type="float" office:value="3.11">
            <text:p>3.1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941-C3M0280090D</text:p>
          </table:table-cell>
          <table:table-cell table:style-name="ce68" office:value-type="float" office:value="2.95">
            <text:p>2.95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915-8842</text:p>
          </table:table-cell>
          <table:table-cell table:style-name="ce85" office:value-type="string">
            <text:p>C3M0280090D</text:p>
          </table:table-cell>
          <table:table-cell table:style-name="ce68" office:value-type="float" office:value="3.1">
            <text:p>3.100</text:p>
          </table:table-cell>
          <table:table-cell table:style-name="ce75" office:value-type="float" office:value="2">
            <text:p>2</text:p>
          </table:table-cell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 table:formula="of:=[.B48]" office:value-type="float" office:value="4">
            <text:p>4</text:p>
          </table:table-cell>
          <table:table-cell table:style-name="ce75" table:formula="of:=[.B48]" office:value-type="float" office:value="4">
            <text:p>4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2" table:formula="of:=IF([.B48]&lt;&gt;&quot;&quot;;MIN([.H48];[.K48];[.N48];[.R48];[.U48]);&quot;&quot;)" office:value-type="currency" office:currency="EUR" office:value="2.95">
            <text:p>2.950 €</text:p>
          </table:table-cell>
          <table:table-cell table:style-name="ce115" table:formula="of:=[.B48]" office:value-type="float" office:value="4">
            <text:p>4</text:p>
          </table:table-cell>
          <table:table-cell table:style-name="ce132" table:formula="of:=[.Z48]*[.AA48]" office:value-type="float" office:value="11.8">
            <text:p>11.800</text:p>
          </table:table-cell>
          <table:table-cell table:number-columns-repeated="996"/>
        </table:table-row>
        <table:table-row table:style-name="ro6">
          <table:table-cell table:style-name="ce3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3" office:value-type="string">
            <text:p>Option #1: IPB144N12N3G</text:p>
          </table:table-cell>
          <table:table-cell table:style-name="ce19" office:value-type="string">
            <text:p>TO-263 (D2PAK)</text:p>
          </table:table-cell>
          <table:table-cell table:style-name="ce27" office:value-type="string">
            <text:p>Q7, Q8</text:p>
          </table:table-cell>
          <table:table-cell table:style-name="ce13" office:value-type="string">
            <text:p>2480804</text:p>
          </table:table-cell>
          <table:table-cell table:style-name="ce19" office:value-type="string">
            <text:p>IPB144N12N3GATMA1</text:p>
          </table:table-cell>
          <table:table-cell table:style-name="ce38" office:value-type="float" office:value="1.31">
            <text:p>1.310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IPB144N12N3GATMA1CT-ND</text:p>
          </table:table-cell>
          <table:table-cell table:style-name="ce67" office:value-type="float" office:value="1.71">
            <text:p>1.71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726-IPB144N12N3G</text:p>
          </table:table-cell>
          <table:table-cell table:style-name="ce67" office:value-type="float" office:value="1.37">
            <text:p>1.3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897-7201</text:p>
          </table:table-cell>
          <table:table-cell table:style-name="ce84" office:value-type="string">
            <text:p>IPB144N12N3GATMA1</text:p>
          </table:table-cell>
          <table:table-cell table:style-name="ce67" office:value-type="float" office:value="1.166">
            <text:p>1.166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IPB144N12N3GATMA1</text:p>
          </table:table-cell>
          <table:table-cell table:style-name="ce38" office:value-type="float" office:value="1.09">
            <text:p>1.090</text:p>
          </table:table-cell>
          <table:table-cell table:style-name="ce74" office:value-type="float" office:value="1">
            <text:p>1</text:p>
          </table:table-cell>
          <table:table-cell table:style-name="ce104"/>
          <table:table-cell table:style-name="ce74" table:formula="of:=[.B49]" office:value-type="float" office:value="2">
            <text:p>2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1.09">
            <text:p>1.090 €</text:p>
          </table:table-cell>
          <table:table-cell table:style-name="ce115" table:formula="of:=[.B49]" office:value-type="float" office:value="2">
            <text:p>2</text:p>
          </table:table-cell>
          <table:table-cell table:style-name="ce132" table:formula="of:=[.Z49]*[.AA49]" office:value-type="float" office:value="2.18">
            <text:p>2.18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2: FDD86250-F085</text:p>
          </table:table-cell>
          <table:table-cell table:style-name="ce20" office:value-type="string">
            <text:p>TO-252 (DPAK)</text:p>
          </table:table-cell>
          <table:table-cell table:style-name="ce28" office:value-type="string">
            <text:p>Q7, Q8</text:p>
          </table:table-cell>
          <table:table-cell table:style-name="ce14" office:value-type="string">
            <text:p>2895710</text:p>
          </table:table-cell>
          <table:table-cell table:style-name="ce20" office:value-type="string">
            <text:p>FDD86250-F085</text:p>
          </table:table-cell>
          <table:table-cell table:style-name="ce39" office:value-type="float" office:value="0.661">
            <text:p>0.661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FDD86250-F085OSCT-ND</text:p>
          </table:table-cell>
          <table:table-cell table:style-name="ce68" office:value-type="float" office:value="1.62">
            <text:p>1.6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863-FDD86250-F085</text:p>
          </table:table-cell>
          <table:table-cell table:style-name="ce68" office:value-type="float" office:value="1.28">
            <text:p>1.28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2" table:formula="of:=IF([.B50]&lt;&gt;&quot;&quot;;MIN([.H50];[.K50];[.N50];[.R50];[.U50]);&quot;&quot;)" office:value-type="currency" office:currency="EUR" office:value="0.661">
            <text:p>0.661 €</text:p>
          </table:table-cell>
          <table:table-cell table:style-name="ce115" table:formula="of:=[.B50]" office:value-type="float" office:value="0">
            <text:p>0</text:p>
          </table:table-cell>
          <table:table-cell table:style-name="ce132" table:formula="of:=[.Z50]*[.AA50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 #3: IRFS4321PBF</text:p>
          </table:table-cell>
          <table:table-cell table:style-name="ce19" office:value-type="string">
            <text:p>TO-263 (D2PAK)</text:p>
          </table:table-cell>
          <table:table-cell table:style-name="ce27" office:value-type="string">
            <text:p>Q7, Q8</text:p>
          </table:table-cell>
          <table:table-cell table:style-name="ce13" office:value-type="string">
            <text:p>1436980</text:p>
          </table:table-cell>
          <table:table-cell table:style-name="ce19" office:value-type="string">
            <text:p>IRFS4321PBF</text:p>
          </table:table-cell>
          <table:table-cell table:style-name="ce38" office:value-type="float" office:value="2.74">
            <text:p>2.74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IRFS4321PBF-ND</text:p>
          </table:table-cell>
          <table:table-cell table:style-name="ce67" office:value-type="float" office:value="3.07">
            <text:p>3.07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942-IRFS4321PBF</text:p>
          </table:table-cell>
          <table:table-cell table:style-name="ce67" office:value-type="float" office:value="2.52">
            <text:p>2.52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495-877</text:p>
          </table:table-cell>
          <table:table-cell table:style-name="ce84" office:value-type="string">
            <text:p>IRFS4321PBF</text:p>
          </table:table-cell>
          <table:table-cell table:style-name="ce67" office:value-type="float" office:value="2.45">
            <text:p>2.45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IRFS4321PBF</text:p>
          </table:table-cell>
          <table:table-cell table:style-name="ce38" office:value-type="float" office:value="1.21">
            <text:p>1.210</text:p>
          </table:table-cell>
          <table:table-cell table:style-name="ce74" office:value-type="float" office:value="2">
            <text:p>2</text:p>
          </table:table-cell>
          <table:table-cell table:style-name="ce104"/>
          <table:table-cell table:style-name="ce74"/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1.21">
            <text:p>1.210 €</text:p>
          </table:table-cell>
          <table:table-cell table:style-name="ce115" table:formula="of:=[.B51]" office:value-type="float" office:value="0">
            <text:p>0</text:p>
          </table:table-cell>
          <table:table-cell table:style-name="ce132" table:formula="of:=[.Z51]*[.AA51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4: SUD80460E-GE</text:p>
          </table:table-cell>
          <table:table-cell table:style-name="ce20" office:value-type="string">
            <text:p>TO-252 (DPAK)</text:p>
          </table:table-cell>
          <table:table-cell table:style-name="ce28" office:value-type="string">
            <text:p>Q7, Q8</text:p>
          </table:table-cell>
          <table:table-cell table:style-name="ce14" office:value-type="string">
            <text:p>2708325</text:p>
          </table:table-cell>
          <table:table-cell table:style-name="ce20" office:value-type="string">
            <text:p>SUD80460E-GE3</text:p>
          </table:table-cell>
          <table:table-cell table:style-name="ce39" office:value-type="float" office:value="1.09">
            <text:p>1.09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SUD80460E-GE3-ND</text:p>
          </table:table-cell>
          <table:table-cell table:style-name="ce68" office:value-type="float" office:value="0.97">
            <text:p>0.97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8-SUD80460E-GE3</text:p>
          </table:table-cell>
          <table:table-cell table:style-name="ce68" office:value-type="float" office:value="0.84">
            <text:p>0.84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2" table:formula="of:=IF([.B52]&lt;&gt;&quot;&quot;;MIN([.H52];[.K52];[.N52];[.R52];[.U52]);&quot;&quot;)" office:value-type="currency" office:currency="EUR" office:value="0.84">
            <text:p>0.840 €</text:p>
          </table:table-cell>
          <table:table-cell table:style-name="ce115" table:formula="of:=[.B52]" office:value-type="float" office:value="0">
            <text:p>0</text:p>
          </table:table-cell>
          <table:table-cell table:style-name="ce132" table:formula="of:=[.Z52]*[.AA5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5">
            <text:p>5</text:p>
          </table:table-cell>
          <table:table-cell table:style-name="ce13" office:value-type="string">
            <text:p>220K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R1, R2, R6, R7, R32</text:p>
          </table:table-cell>
          <table:table-cell table:style-name="ce13" office:value-type="string">
            <text:p>2861964</text:p>
          </table:table-cell>
          <table:table-cell table:style-name="ce19" office:value-type="string">
            <text:p>CRGCQ1206J220K</text:p>
          </table:table-cell>
          <table:table-cell table:style-name="ce38" office:value-type="float" office:value="0.0115">
            <text:p>0.01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220KFRCT-ND</text:p>
          </table:table-cell>
          <table:table-cell table:style-name="ce67" office:value-type="float" office:value="0.069">
            <text:p>0.06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91-WR12X2203FTL</text:p>
          </table:table-cell>
          <table:table-cell table:style-name="ce67" office:value-type="float" office:value="0.015">
            <text:p>0.015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2574</text:p>
          </table:table-cell>
          <table:table-cell table:style-name="ce84" office:value-type="string">
            <text:p>CRG1206F220K</text:p>
          </table:table-cell>
          <table:table-cell table:style-name="ce67" office:value-type="float" office:value="0.004">
            <text:p>0.004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CRCW1206220KFKTABC</text:p>
          </table:table-cell>
          <table:table-cell table:style-name="ce38" office:value-type="float" office:value="0.03096">
            <text:p>0.031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3]" office:value-type="float" office:value="5">
            <text:p>5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2" table:formula="of:=IF([.B53]&lt;&gt;&quot;&quot;;MIN([.H53];[.K53];[.N53];[.R53];[.U53]);&quot;&quot;)" office:value-type="currency" office:currency="EUR" office:value="0.004">
            <text:p>0.004 €</text:p>
          </table:table-cell>
          <table:table-cell table:style-name="ce115" table:formula="of:=[.B53]" office:value-type="float" office:value="5">
            <text:p>5</text:p>
          </table:table-cell>
          <table:table-cell table:style-name="ce132" table:formula="of:=[.Z53]*[.AA53]" office:value-type="float" office:value="0.02">
            <text:p>0.020</text:p>
          </table:table-cell>
          <table:table-cell table:number-columns-repeated="996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11, R70</text:p>
          </table:table-cell>
          <table:table-cell table:style-name="ce14" office:value-type="float" office:value="1099798">
            <text:p>1099798</text:p>
          </table:table-cell>
          <table:table-cell table:style-name="ce20" office:value-type="string">
            <text:p>WCR0805-470RFI</text:p>
          </table:table-cell>
          <table:table-cell table:style-name="ce39" office:value-type="float" office:value="0.0189">
            <text:p>0.01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470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71-CRCW0805470RFKEB</text:p>
          </table:table-cell>
          <table:table-cell table:style-name="ce68" office:value-type="float" office:value="0.041">
            <text:p>0.041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376</text:p>
          </table:table-cell>
          <table:table-cell table:style-name="ce85" office:value-type="string">
            <text:p>CRG0805F470R</text:p>
          </table:table-cell>
          <table:table-cell table:style-name="ce68" office:value-type="float" office:value="0.021">
            <text:p>0.021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54]" office:value-type="float" office:value="2">
            <text:p>2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2" table:formula="of:=IF([.B54]&lt;&gt;&quot;&quot;;MIN([.H54];[.K54];[.N54];[.R54];[.U54]);&quot;&quot;)" office:value-type="currency" office:currency="EUR" office:value="0.0189">
            <text:p>0.019 €</text:p>
          </table:table-cell>
          <table:table-cell table:style-name="ce115" table:formula="of:=[.B54]" office:value-type="float" office:value="2">
            <text:p>2</text:p>
          </table:table-cell>
          <table:table-cell table:style-name="ce132" table:formula="of:=[.Z54]*[.AA54]" office:value-type="float" office:value="0.0378">
            <text:p>0.038</text:p>
          </table:table-cell>
          <table:table-cell table:number-columns-repeated="996"/>
        </table:table-row>
        <table:table-row table:style-name="ro7">
          <table:table-cell table:style-name="ce3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13" office:value-type="string">
            <text:p>10K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20, R65, R67, R75</text:p>
          </table:table-cell>
          <table:table-cell table:style-name="ce13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38" office:value-type="float" office:value="0.0217">
            <text:p>0.02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10.0KCRCT-ND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10KL</text:p>
          </table:table-cell>
          <table:table-cell table:style-name="ce67" office:value-type="float" office:value="0.014">
            <text:p>0.01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125-1189</text:p>
          </table:table-cell>
          <table:table-cell table:style-name="ce84" office:value-type="string">
            <text:p>CRG0805F10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5]" office:value-type="float" office:value="4">
            <text:p>4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2" table:formula="of:=IF([.B55]&lt;&gt;&quot;&quot;;MIN([.H55];[.K55];[.N55];[.R55];[.U55]);&quot;&quot;)" office:value-type="currency" office:currency="EUR" office:value="0.002">
            <text:p>0.002 €</text:p>
          </table:table-cell>
          <table:table-cell table:style-name="ce115" table:formula="of:=[.B55]" office:value-type="float" office:value="4">
            <text:p>4</text:p>
          </table:table-cell>
          <table:table-cell table:style-name="ce132" table:formula="of:=[.Z55]*[.AA55]" office:value-type="float" office:value="0.008">
            <text:p>0.008</text:p>
          </table:table-cell>
          <table:table-cell table:number-columns-repeated="996"/>
        </table:table-row>
        <table:table-row table:style-name="ro4">
          <table:table-cell table:style-name="ce3" office:value-type="float" office:value="51">
            <text:p>51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14, R18, R35, R61</text:p>
          </table:table-cell>
          <table:table-cell table:style-name="ce14" office:value-type="string">
            <text:p>2447664</text:p>
          </table:table-cell>
          <table:table-cell table:style-name="ce20" office:value-type="string">
            <text:p>MCWR08X4702FTL</text:p>
          </table:table-cell>
          <table:table-cell table:style-name="ce39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RHM47KKCT-ND</text:p>
          </table:table-cell>
          <table:table-cell table:style-name="ce68" office:value-type="float" office:value="0.036">
            <text:p>0.036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47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85" office:value-type="string">
            <text:p>CRCW080547K0FKEA</text:p>
          </table:table-cell>
          <table:table-cell table:style-name="ce68" office:value-type="float" office:value="0.036">
            <text:p>0.03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56]" office:value-type="float" office:value="4">
            <text:p>4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2" table:formula="of:=IF([.B56]&lt;&gt;&quot;&quot;;MIN([.H56];[.K56];[.N56];[.R56];[.U56]);&quot;&quot;)" office:value-type="currency" office:currency="EUR" office:value="0.0094">
            <text:p>0.009 €</text:p>
          </table:table-cell>
          <table:table-cell table:style-name="ce115" table:formula="of:=[.B56]" office:value-type="float" office:value="4">
            <text:p>4</text:p>
          </table:table-cell>
          <table:table-cell table:style-name="ce132" table:formula="of:=[.Z56]*[.AA56]" office:value-type="float" office:value="0.0376">
            <text:p>0.038</text:p>
          </table:table-cell>
          <table:table-cell table:number-columns-repeated="996"/>
        </table:table-row>
        <table:table-row table:style-name="ro4">
          <table:table-cell table:style-name="ce3" office:value-type="float" office:value="52">
            <text:p>52</text:p>
          </table:table-cell>
          <table:table-cell office:value-type="float" office:value="4">
            <text:p>4</text:p>
          </table:table-cell>
          <table:table-cell table:style-name="ce13" office:value-type="string">
            <text:p>75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5, R68, R69, R73</text:p>
          </table:table-cell>
          <table:table-cell table:style-name="ce13" office:value-type="string">
            <text:p>1469956</text:p>
          </table:table-cell>
          <table:table-cell table:style-name="ce19" office:value-type="string">
            <text:p>CRCW0805750RFKEA</text:p>
          </table:table-cell>
          <table:table-cell table:style-name="ce38" office:value-type="float" office:value="0.0383">
            <text:p>0.038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750CRCT-ND </text:p>
          </table:table-cell>
          <table:table-cell table:style-name="ce67" office:value-type="float" office:value="0.036">
            <text:p>0.036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13750RL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679-1660</text:p>
          </table:table-cell>
          <table:table-cell table:style-name="ce84" office:value-type="string">
            <text:p>CRCW0805750RFKEA</text:p>
          </table:table-cell>
          <table:table-cell table:style-name="ce67" office:value-type="float" office:value="0.041">
            <text:p>0.041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CRCW0805750RFKTABC</text:p>
          </table:table-cell>
          <table:table-cell table:style-name="ce38" office:value-type="float" office:value="0.02506">
            <text:p>0.025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7]" office:value-type="float" office:value="4">
            <text:p>4</text:p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2" table:formula="of:=IF([.B57]&lt;&gt;&quot;&quot;;MIN([.H57];[.K57];[.N57];[.R57];[.U57]);&quot;&quot;)" office:value-type="currency" office:currency="EUR" office:value="0.02">
            <text:p>0.020 €</text:p>
          </table:table-cell>
          <table:table-cell table:style-name="ce115" table:formula="of:=[.B57]" office:value-type="float" office:value="4">
            <text:p>4</text:p>
          </table:table-cell>
          <table:table-cell table:style-name="ce132" table:formula="of:=[.Z57]*[.AA57]" office:value-type="float" office:value="0.08">
            <text:p>0.080</text:p>
          </table:table-cell>
          <table:table-cell table:number-columns-repeated="996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16, R71</text:p>
          </table:table-cell>
          <table:table-cell table:style-name="ce14" office:value-type="string">
            <text:p>1100220</text:p>
          </table:table-cell>
          <table:table-cell table:style-name="ce20" office:value-type="string">
            <text:p>WCR1206-12KFI</text:p>
          </table:table-cell>
          <table:table-cell table:style-name="ce39" office:value-type="float" office:value="0.0204">
            <text:p>0.020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2.0KFRCT-ND</text:p>
          </table:table-cell>
          <table:table-cell table:style-name="ce68" office:value-type="float" office:value="0.069">
            <text:p>0.06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52-CR0805FX-1202ELF</text:p>
          </table:table-cell>
          <table:table-cell table:style-name="ce68" office:value-type="float" office:value="0.032">
            <text:p>0.032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2401</text:p>
          </table:table-cell>
          <table:table-cell table:style-name="ce85" office:value-type="string">
            <text:p>CRG1206F12K</text:p>
          </table:table-cell>
          <table:table-cell table:style-name="ce68" office:value-type="float" office:value="0.008">
            <text:p>0.008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1206JR-0712K</text:p>
          </table:table-cell>
          <table:table-cell table:style-name="ce39" office:value-type="float" office:value="0.01791">
            <text:p>0.018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58]" office:value-type="float" office:value="2">
            <text:p>2</text:p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2" table:formula="of:=IF([.B58]&lt;&gt;&quot;&quot;;MIN([.H58];[.K58];[.N58];[.R58];[.U58]);&quot;&quot;)" office:value-type="currency" office:currency="EUR" office:value="0.008">
            <text:p>0.008 €</text:p>
          </table:table-cell>
          <table:table-cell table:style-name="ce115" table:formula="of:=[.B58]" office:value-type="float" office:value="2">
            <text:p>2</text:p>
          </table:table-cell>
          <table:table-cell table:style-name="ce132" table:formula="of:=[.Z58]*[.AA58]" office:value-type="float" office:value="0.016">
            <text:p>0.016</text:p>
          </table:table-cell>
          <table:table-cell table:number-columns-repeated="996"/>
        </table:table-row>
        <table:table-row table:style-name="ro4">
          <table:table-cell table:style-name="ce3" office:value-type="float" office:value="54">
            <text:p>54</text:p>
          </table:table-cell>
          <table:table-cell office:value-type="float" office:value="3">
            <text:p>3</text:p>
          </table:table-cell>
          <table:table-cell table:style-name="ce13" office:value-type="string">
            <text:p>1K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9, R42, R49</text:p>
          </table:table-cell>
          <table:table-cell table:style-name="ce13" office:value-type="float" office:value="1099800">
            <text:p>1099800</text:p>
          </table:table-cell>
          <table:table-cell table:style-name="ce19" office:value-type="string">
            <text:p>WCR0805-1K0FI</text:p>
          </table:table-cell>
          <table:table-cell table:style-name="ce38" office:value-type="float" office:value="0.0189">
            <text:p>0.01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C0805FR-071KL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1KL</text:p>
          </table:table-cell>
          <table:table-cell table:style-name="ce67" office:value-type="float" office:value="0.015">
            <text:p>0.015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427</text:p>
          </table:table-cell>
          <table:table-cell table:style-name="ce84" office:value-type="string">
            <text:p>CRG0805F1K0</text:p>
          </table:table-cell>
          <table:table-cell table:style-name="ce67" office:value-type="float" office:value="0.017">
            <text:p>0.017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RC0805FR-071K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9]" office:value-type="float" office:value="3">
            <text:p>3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2" table:formula="of:=IF([.B59]&lt;&gt;&quot;&quot;;MIN([.H59];[.K59];[.N59];[.R59];[.U59]);&quot;&quot;)" office:value-type="currency" office:currency="EUR" office:value="0.015">
            <text:p>0.015 €</text:p>
          </table:table-cell>
          <table:table-cell table:style-name="ce115" table:formula="of:=[.B59]" office:value-type="float" office:value="3">
            <text:p>3</text:p>
          </table:table-cell>
          <table:table-cell table:style-name="ce132" table:formula="of:=[.Z59]*[.AA59]" office:value-type="float" office:value="0.045">
            <text:p>0.045</text:p>
          </table:table-cell>
          <table:table-cell table:number-columns-repeated="996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21</text:p>
          </table:table-cell>
          <table:table-cell table:style-name="ce14" office:value-type="string">
            <text:p>2447714</text:p>
          </table:table-cell>
          <table:table-cell table:style-name="ce20" office:value-type="string">
            <text:p>MCWR08W6R20FTL</text:p>
          </table:table-cell>
          <table:table-cell table:style-name="ce39" office:value-type="float" office:value="0.0116">
            <text:p>0.012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6.20CRCT-ND</text:p>
          </table:table-cell>
          <table:table-cell table:style-name="ce68" office:value-type="float" office:value="0.07">
            <text:p>0.070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6R2L</text:p>
          </table:table-cell>
          <table:table-cell table:style-name="ce68" office:value-type="float" office:value="0.02">
            <text:p>0.020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RC0805JR-076R2</text:p>
          </table:table-cell>
          <table:table-cell table:style-name="ce39" office:value-type="float" office:value="0.03422">
            <text:p>0.034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0]" office:value-type="float" office:value="1">
            <text:p>1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2" table:formula="of:=IF([.B60]&lt;&gt;&quot;&quot;;MIN([.H60];[.K60];[.N60];[.R60];[.U60]);&quot;&quot;)" office:value-type="currency" office:currency="EUR" office:value="0.0116">
            <text:p>0.012 €</text:p>
          </table:table-cell>
          <table:table-cell table:style-name="ce115" table:formula="of:=[.B60]" office:value-type="float" office:value="1">
            <text:p>1</text:p>
          </table:table-cell>
          <table:table-cell table:style-name="ce132" table:formula="of:=[.Z60]*[.AA60]" office:value-type="float" office:value="0.0116">
            <text:p>0.012</text:p>
          </table:table-cell>
          <table:table-cell table:number-columns-repeated="996"/>
        </table:table-row>
        <table:table-row table:style-name="ro3">
          <table:table-cell table:style-name="ce3"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23, R24, R31, R33, R34, R41, R60</text:p>
          </table:table-cell>
          <table:table-cell table:style-name="ce13" office:value-type="string">
            <text:p>9236643</text:p>
          </table:table-cell>
          <table:table-cell table:style-name="ce19" office:value-type="string">
            <text:p>RC1206FR-0710RL</text:p>
          </table:table-cell>
          <table:table-cell table:style-name="ce38" office:value-type="float" office:value="0.0503">
            <text:p>0.050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10.0CRCT-ND</text:p>
          </table:table-cell>
          <table:table-cell table:style-name="ce67" office:value-type="float" office:value="0.071">
            <text:p>0.071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1206FR-0710RL</text:p>
          </table:table-cell>
          <table:table-cell table:style-name="ce67" office:value-type="float" office:value="0.034">
            <text:p>0.03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40-9085</text:p>
          </table:table-cell>
          <table:table-cell table:style-name="ce84" office:value-type="string">
            <text:p>CR1206-FX-10R0ELF</text:p>
          </table:table-cell>
          <table:table-cell table:style-name="ce67" office:value-type="float" office:value="0.036">
            <text:p>0.036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CRCW120610R0FKTABC</text:p>
          </table:table-cell>
          <table:table-cell table:style-name="ce38" office:value-type="float" office:value="0.03096">
            <text:p>0.031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1]" office:value-type="float" office:value="7">
            <text:p>7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3096">
            <text:p>0.031 €</text:p>
          </table:table-cell>
          <table:table-cell table:style-name="ce115" table:formula="of:=[.B61]" office:value-type="float" office:value="7">
            <text:p>7</text:p>
          </table:table-cell>
          <table:table-cell table:style-name="ce132" table:formula="of:=[.Z61]*[.AA61]" office:value-type="float" office:value="0.21672">
            <text:p>0.217</text:p>
          </table:table-cell>
          <table:table-cell table:number-columns-repeated="99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R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25, R27, R55</text:p>
          </table:table-cell>
          <table:table-cell table:style-name="ce14" office:value-type="string">
            <text:p>2447552</text:p>
          </table:table-cell>
          <table:table-cell table:style-name="ce20" office:value-type="string">
            <text:p>MCWR08X1000FTL</text:p>
          </table:table-cell>
          <table:table-cell table:style-name="ce39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00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RC0805FR-07100R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79-0807</text:p>
          </table:table-cell>
          <table:table-cell table:style-name="ce85" office:value-type="string">
            <text:p>CRCW0805100RFKEA</text:p>
          </table:table-cell>
          <table:table-cell table:style-name="ce68" office:value-type="float" office:value="0.043">
            <text:p>0.043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00R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2]" office:value-type="float" office:value="3">
            <text:p>3</text:p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2" table:formula="of:=IF([.B62]&lt;&gt;&quot;&quot;;MIN([.H62];[.K62];[.N62];[.R62];[.U62]);&quot;&quot;)" office:value-type="currency" office:currency="EUR" office:value="0.014">
            <text:p>0.014 €</text:p>
          </table:table-cell>
          <table:table-cell table:style-name="ce115" table:formula="of:=[.B62]" office:value-type="float" office:value="3">
            <text:p>3</text:p>
          </table:table-cell>
          <table:table-cell table:style-name="ce132" table:formula="of:=[.Z62]*[.AA62]" office:value-type="float" office:value="0.042">
            <text:p>0.042</text:p>
          </table:table-cell>
          <table:table-cell table:number-columns-repeated="996"/>
        </table:table-row>
        <table:table-row table:style-name="ro3">
          <table:table-cell table:style-name="ce3" office:value-type="float" office:value="58">
            <text:p>58</text:p>
          </table:table-cell>
          <table:table-cell office:value-type="float" office:value="8">
            <text:p>8</text:p>
          </table:table-cell>
          <table:table-cell table:style-name="ce13" office:value-type="string">
            <text:p>22R/2-3W</text:p>
          </table:table-cell>
          <table:table-cell table:style-name="ce19" office:value-type="string">
            <text:p>2512</text:p>
          </table:table-cell>
          <table:table-cell table:style-name="ce27" office:value-type="string">
            <text:p>R26, R28, R38, R39, R57, R58, R63, R64</text:p>
          </table:table-cell>
          <table:table-cell table:style-name="ce13" office:value-type="string">
            <text:p>2116456</text:p>
          </table:table-cell>
          <table:table-cell table:style-name="ce19" office:value-type="string">
            <text:p>RLP73K3AR22JTE</text:p>
          </table:table-cell>
          <table:table-cell table:style-name="ce38" office:value-type="float" office:value="0.38">
            <text:p>0.380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A126461CT-ND</text:p>
          </table:table-cell>
          <table:table-cell table:style-name="ce67" office:value-type="float" office:value="0.409">
            <text:p>0.40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279-352122RFT</text:p>
          </table:table-cell>
          <table:table-cell table:style-name="ce67" office:value-type="float" office:value="0.122">
            <text:p>0.122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4-0187</text:p>
          </table:table-cell>
          <table:table-cell table:style-name="ce84" office:value-type="string">
            <text:p>352022RJT</text:p>
          </table:table-cell>
          <table:table-cell table:style-name="ce67" office:value-type="float" office:value="0.128">
            <text:p>0.128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WF25P-22R-5%</text:p>
          </table:table-cell>
          <table:table-cell table:style-name="ce38" office:value-type="float" office:value="0.0715">
            <text:p>0.072</text:p>
          </table:table-cell>
          <table:table-cell table:style-name="ce74" office:value-type="float" office:value="50">
            <text:p>50</text:p>
          </table:table-cell>
          <table:table-cell table:style-name="ce104"/>
          <table:table-cell table:style-name="ce74" table:formula="of:=[.B63]" office:value-type="float" office:value="8">
            <text:p>8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715">
            <text:p>0.072 €</text:p>
          </table:table-cell>
          <table:table-cell table:style-name="ce115" table:formula="of:=[.B63]" office:value-type="float" office:value="8">
            <text:p>8</text:p>
          </table:table-cell>
          <table:table-cell table:style-name="ce132" table:formula="of:=[.Z63]*[.AA63]" office:value-type="float" office:value="0.572">
            <text:p>0.572</text:p>
          </table:table-cell>
          <table:table-cell table:number-columns-repeated="996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29, R37</text:p>
          </table:table-cell>
          <table:table-cell table:style-name="ce14" office:value-type="string">
            <text:p>2447598</text:p>
          </table:table-cell>
          <table:table-cell table:style-name="ce20" office:value-type="string">
            <text:p>MCWR08W1R00FTL</text:p>
          </table:table-cell>
          <table:table-cell table:style-name="ce39" office:value-type="float" office:value="0.0116">
            <text:p>0.012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.00CRCT-ND</text:p>
          </table:table-cell>
          <table:table-cell table:style-name="ce68" office:value-type="float" office:value="0.071">
            <text:p>0.071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131RL</text:p>
          </table:table-cell>
          <table:table-cell table:style-name="ce68" office:value-type="float" office:value="0.02">
            <text:p>0.020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740-9151</text:p>
          </table:table-cell>
          <table:table-cell table:style-name="ce85" office:value-type="string">
            <text:p>CR0805-J/-1R0ELF</text:p>
          </table:table-cell>
          <table:table-cell table:style-name="ce68" office:value-type="float" office:value="0.027">
            <text:p>0.027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39" office:value-type="float" office:value="0.03158">
            <text:p>0.03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4]" office:value-type="float" office:value="2">
            <text:p>2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116">
            <text:p>0.012 €</text:p>
          </table:table-cell>
          <table:table-cell table:style-name="ce115" table:formula="of:=[.B64]" office:value-type="float" office:value="2">
            <text:p>2</text:p>
          </table:table-cell>
          <table:table-cell table:style-name="ce132" table:formula="of:=[.Z64]*[.AA64]" office:value-type="float" office:value="0.0232">
            <text:p>0.023</text:p>
          </table:table-cell>
          <table:table-cell table:number-columns-repeated="996"/>
        </table:table-row>
        <table:table-row table:style-name="ro2">
          <table:table-cell table:style-name="ce3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13" office:value-type="string">
            <text:p>12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3, R5, R9, R10</text:p>
          </table:table-cell>
          <table:table-cell table:style-name="ce13" office:value-type="string">
            <text:p>2447561</text:p>
          </table:table-cell>
          <table:table-cell table:style-name="ce19" office:value-type="string">
            <text:p>MCWR08X1200FTL</text:p>
          </table:table-cell>
          <table:table-cell table:style-name="ce38" office:value-type="float" office:value="0.0094">
            <text:p>0.00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120R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1-CRCW0805120RFKEAC</text:p>
          </table:table-cell>
          <table:table-cell table:style-name="ce67" office:value-type="float" office:value="0.037">
            <text:p>0.037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304</text:p>
          </table:table-cell>
          <table:table-cell table:style-name="ce84" office:value-type="string">
            <text:p>CRG0805F120R</text:p>
          </table:table-cell>
          <table:table-cell table:style-name="ce67" office:value-type="float" office:value="0.035">
            <text:p>0.035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120R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5]" office:value-type="float" office:value="4">
            <text:p>4</text:p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.0094">
            <text:p>0.009 €</text:p>
          </table:table-cell>
          <table:table-cell table:style-name="ce115" table:formula="of:=[.B65]" office:value-type="float" office:value="4">
            <text:p>4</text:p>
          </table:table-cell>
          <table:table-cell table:style-name="ce132" table:formula="of:=[.Z65]*[.AA65]" office:value-type="float" office:value="0.0376">
            <text:p>0.038</text:p>
          </table:table-cell>
          <table:table-cell table:number-columns-repeated="996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0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30, R47, R74</text:p>
          </table:table-cell>
          <table:table-cell table:style-name="ce14" office:value-type="string">
            <text:p>2303701</text:p>
          </table:table-cell>
          <table:table-cell table:style-name="ce20" office:value-type="string">
            <text:p>ERJ6ENF3002V</text:p>
          </table:table-cell>
          <table:table-cell table:style-name="ce39" office:value-type="float" office:value="0.058">
            <text:p>0.058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P30.0KCCT-ND</text:p>
          </table:table-cell>
          <table:table-cell table:style-name="ce68" office:value-type="float" office:value="0.085">
            <text:p>0.085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30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SMD0805-30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6]" office:value-type="float" office:value="3">
            <text:p>3</text:p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014">
            <text:p>0.014 €</text:p>
          </table:table-cell>
          <table:table-cell table:style-name="ce115" table:formula="of:=[.B66]" office:value-type="float" office:value="3">
            <text:p>3</text:p>
          </table:table-cell>
          <table:table-cell table:style-name="ce132" table:formula="of:=[.Z66]*[.AA66]" office:value-type="float" office:value="0.042">
            <text:p>0.042</text:p>
          </table:table-cell>
          <table:table-cell table:number-columns-repeated="996"/>
        </table:table-row>
        <table:table-row table:style-name="ro3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3" office:value-type="string">
            <text:p>1K8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4, R17</text:p>
          </table:table-cell>
          <table:table-cell table:style-name="ce13" office:value-type="float" office:value="2447595">
            <text:p>2447595</text:p>
          </table:table-cell>
          <table:table-cell table:style-name="ce19" office:value-type="string">
            <text:p>MCWR08X1801FTL</text:p>
          </table:table-cell>
          <table:table-cell table:style-name="ce38" office:value-type="float" office:value="0.0094">
            <text:p>0.00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A129752CT-ND</text:p>
          </table:table-cell>
          <table:table-cell table:style-name="ce67" office:value-type="float" office:value="0.028">
            <text:p>0.028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52-CR0805JW-182ELF</text:p>
          </table:table-cell>
          <table:table-cell table:style-name="ce67" office:value-type="float" office:value="0.008">
            <text:p>0.008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461</text:p>
          </table:table-cell>
          <table:table-cell table:style-name="ce84" office:value-type="string">
            <text:p>CRG0805F1K8</text:p>
          </table:table-cell>
          <table:table-cell table:style-name="ce67" office:value-type="float" office:value="0.022">
            <text:p>0.022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1K8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7]" office:value-type="float" office:value="2">
            <text:p>2</text:p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2" table:formula="of:=IF([.B67]&lt;&gt;&quot;&quot;;MIN([.H67];[.K67];[.N67];[.R67];[.U67]);&quot;&quot;)" office:value-type="currency" office:currency="EUR" office:value="0.008">
            <text:p>0.008 €</text:p>
          </table:table-cell>
          <table:table-cell table:style-name="ce115" table:formula="of:=[.B67]" office:value-type="float" office:value="2">
            <text:p>2</text:p>
          </table:table-cell>
          <table:table-cell table:style-name="ce132" table:formula="of:=[.Z67]*[.AA67]" office:value-type="float" office:value="0.016">
            <text:p>0.016</text:p>
          </table:table-cell>
          <table:table-cell table:number-columns-repeated="996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K8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43</text:p>
          </table:table-cell>
          <table:table-cell table:style-name="ce14" office:value-type="string">
            <text:p>2447711</text:p>
          </table:table-cell>
          <table:table-cell table:style-name="ce20" office:value-type="string">
            <text:p>MCWR08X6801FTL</text:p>
          </table:table-cell>
          <table:table-cell table:style-name="ce39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6.80K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52-CR0805FX-6801ELF</text:p>
          </table:table-cell>
          <table:table-cell table:style-name="ce68" office:value-type="float" office:value="0.013">
            <text:p>0.013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540</text:p>
          </table:table-cell>
          <table:table-cell table:style-name="ce85" office:value-type="string">
            <text:p>CRG0805F6K8</text:p>
          </table:table-cell>
          <table:table-cell table:style-name="ce68" office:value-type="float" office:value="0.006">
            <text:p>0.00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6K8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8]" office:value-type="float" office:value="1">
            <text:p>1</text:p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2" table:formula="of:=IF([.B68]&lt;&gt;&quot;&quot;;MIN([.H68];[.K68];[.N68];[.R68];[.U68]);&quot;&quot;)" office:value-type="currency" office:currency="EUR" office:value="0.006">
            <text:p>0.006 €</text:p>
          </table:table-cell>
          <table:table-cell table:style-name="ce115" table:formula="of:=[.B68]" office:value-type="float" office:value="1">
            <text:p>1</text:p>
          </table:table-cell>
          <table:table-cell table:style-name="ce132" table:formula="of:=[.Z68]*[.AA68]" office:value-type="float" office:value="0.006">
            <text:p>0.006</text:p>
          </table:table-cell>
          <table:table-cell table:number-columns-repeated="996"/>
        </table:table-row>
        <table:table-row table:style-name="ro3">
          <table:table-cell table:style-name="ce3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13" office:value-type="string">
            <text:p>22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44, R45</text:p>
          </table:table-cell>
          <table:table-cell table:style-name="ce13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38" office:value-type="float" office:value="0.0189">
            <text:p>0.01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22R0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RC0805FR-07220RL</text:p>
          </table:table-cell>
          <table:table-cell table:style-name="ce67" office:value-type="float" office:value="0.015">
            <text:p>0.015</text:p>
          </table:table-cell>
          <table:table-cell table:style-name="ce74"/>
          <table:table-cell table:style-name="ce84" office:value-type="string">
            <text:p>223-0332</text:p>
          </table:table-cell>
          <table:table-cell table:style-name="ce84" office:value-type="string">
            <text:p>CRG0805F220R</text:p>
          </table:table-cell>
          <table:table-cell table:style-name="ce67" office:value-type="float" office:value="0.024">
            <text:p>0.024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RC0805FR-07220R</text:p>
          </table:table-cell>
          <table:table-cell table:style-name="ce38" office:value-type="float" office:value="0.00714">
            <text:p>0.007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9]" office:value-type="float" office:value="2">
            <text:p>2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00714">
            <text:p>0.007 €</text:p>
          </table:table-cell>
          <table:table-cell table:style-name="ce115" table:formula="of:=[.B69]" office:value-type="float" office:value="2">
            <text:p>2</text:p>
          </table:table-cell>
          <table:table-cell table:style-name="ce132" table:formula="of:=[.Z69]*[.AA69]" office:value-type="float" office:value="0.01428">
            <text:p>0.014</text:p>
          </table:table-cell>
          <table:table-cell table:number-columns-repeated="996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2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48</text:p>
          </table:table-cell>
          <table:table-cell table:style-name="ce14" office:value-type="string">
            <text:p>2447729</text:p>
          </table:table-cell>
          <table:table-cell table:style-name="ce20" office:value-type="string">
            <text:p>MCWR08X8202FTL</text:p>
          </table:table-cell>
          <table:table-cell table:style-name="ce39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541-82.0KCCT-ND</text:p>
          </table:table-cell>
          <table:table-cell table:style-name="ce68" office:value-type="float" office:value="0.047">
            <text:p>0.047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82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685</text:p>
          </table:table-cell>
          <table:table-cell table:style-name="ce85" office:value-type="string">
            <text:p>CRG0805F82K</text:p>
          </table:table-cell>
          <table:table-cell table:style-name="ce68" office:value-type="float" office:value="0.025">
            <text:p>0.025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82K-1%</text:p>
          </table:table-cell>
          <table:table-cell table:style-name="ce39" office:value-type="float" office:value="0.00771">
            <text:p>0.008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0]" office:value-type="float" office:value="1">
            <text:p>1</text:p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00771">
            <text:p>0.008 €</text:p>
          </table:table-cell>
          <table:table-cell table:style-name="ce115" table:formula="of:=[.B70]" office:value-type="float" office:value="1">
            <text:p>1</text:p>
          </table:table-cell>
          <table:table-cell table:style-name="ce132" table:formula="of:=[.Z70]*[.AA70]" office:value-type="float" office:value="0.00771">
            <text:p>0.008</text:p>
          </table:table-cell>
          <table:table-cell table:number-columns-repeated="996"/>
        </table:table-row>
        <table:table-row table:style-name="ro3">
          <table:table-cell table:style-name="ce3" office:value-type="float" office:value="66">
            <text:p>66</text:p>
          </table:table-cell>
          <table:table-cell office:value-type="float" office:value="2">
            <text:p>2</text:p>
          </table:table-cell>
          <table:table-cell table:style-name="ce13" office:value-type="string">
            <text:p>3R3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59, R62</text:p>
          </table:table-cell>
          <table:table-cell table:style-name="ce13" office:value-type="float" office:value="2447656">
            <text:p>2447656</text:p>
          </table:table-cell>
          <table:table-cell table:style-name="ce19" office:value-type="string">
            <text:p>MCWR08W3R30FTL </text:p>
          </table:table-cell>
          <table:table-cell table:style-name="ce38" office:value-type="float" office:value="0.0116">
            <text:p>0.01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3R30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3R3L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94-4140</text:p>
          </table:table-cell>
          <table:table-cell table:style-name="ce84" office:value-type="string">
            <text:p>CRL0805-FW-3R30ELF</text:p>
          </table:table-cell>
          <table:table-cell table:style-name="ce67" office:value-type="float" office:value="0.045">
            <text:p>0.045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CRCW08053R30FKTABC</text:p>
          </table:table-cell>
          <table:table-cell table:style-name="ce38" office:value-type="float" office:value="0.02863">
            <text:p>0.029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71]" office:value-type="float" office:value="2">
            <text:p>2</text:p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2" table:formula="of:=IF([.B71]&lt;&gt;&quot;&quot;;MIN([.H71];[.K71];[.N71];[.R71];[.U71]);&quot;&quot;)" office:value-type="currency" office:currency="EUR" office:value="0.0116">
            <text:p>0.012 €</text:p>
          </table:table-cell>
          <table:table-cell table:style-name="ce115" table:formula="of:=[.B71]" office:value-type="float" office:value="2">
            <text:p>2</text:p>
          </table:table-cell>
          <table:table-cell table:style-name="ce132" table:formula="of:=[.Z71]*[.AA71]" office:value-type="float" office:value="0.0232">
            <text:p>0.023</text:p>
          </table:table-cell>
          <table:table-cell table:number-columns-repeated="996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16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66</text:p>
          </table:table-cell>
          <table:table-cell table:style-name="ce14" office:value-type="string">
            <text:p>2695035</text:p>
          </table:table-cell>
          <table:table-cell table:style-name="ce20" office:value-type="string">
            <text:p>MCWR08X3163FTL</text:p>
          </table:table-cell>
          <table:table-cell table:style-name="ce39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316KCRCT-ND </text:p>
          </table:table-cell>
          <table:table-cell table:style-name="ce68" office:value-type="float" office:value="0.036">
            <text:p>0.036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67-ERJ-6ENF3163V</text:p>
          </table:table-cell>
          <table:table-cell table:style-name="ce68" office:value-type="float" office:value="0.037">
            <text:p>0.037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CRCW0805316KFKTABC</text:p>
          </table:table-cell>
          <table:table-cell table:style-name="ce39" office:value-type="float" office:value="0.02506">
            <text:p>0.025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2]" office:value-type="float" office:value="1">
            <text:p>1</text:p>
          </table:table-cell>
          <table:table-cell table:style-name="ce115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2" table:formula="of:=IF([.B72]&lt;&gt;&quot;&quot;;MIN([.H72];[.K72];[.N72];[.R72];[.U72]);&quot;&quot;)" office:value-type="currency" office:currency="EUR" office:value="0.0094">
            <text:p>0.009 €</text:p>
          </table:table-cell>
          <table:table-cell table:style-name="ce115" table:formula="of:=[.B72]" office:value-type="float" office:value="1">
            <text:p>1</text:p>
          </table:table-cell>
          <table:table-cell table:style-name="ce132" table:formula="of:=[.Z72]*[.AA72]" office:value-type="float" office:value="0.0094">
            <text:p>0.009</text:p>
          </table:table-cell>
          <table:table-cell table:number-columns-repeated="996"/>
        </table:table-row>
        <table:table-row table:style-name="ro3">
          <table:table-cell table:style-name="ce3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3" office:value-type="string">
            <text:p>3K3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72</text:p>
          </table:table-cell>
          <table:table-cell table:style-name="ce13" office:value-type="string">
            <text:p>2447651</text:p>
          </table:table-cell>
          <table:table-cell table:style-name="ce19" office:value-type="string">
            <text:p>MCWR08X3301FTL</text:p>
          </table:table-cell>
          <table:table-cell table:style-name="ce38" office:value-type="float" office:value="0.0094">
            <text:p>0.00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3.30KCRCT-ND 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52-CR0805-FX3301GLF</text:p>
          </table:table-cell>
          <table:table-cell table:style-name="ce67" office:value-type="float" office:value="0.013">
            <text:p>0.013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499</text:p>
          </table:table-cell>
          <table:table-cell table:style-name="ce84" office:value-type="string">
            <text:p>CRG0805F3K3</text:p>
          </table:table-cell>
          <table:table-cell table:style-name="ce67" office:value-type="float" office:value="0.027">
            <text:p>0.027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3K3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73]" office:value-type="float" office:value="1">
            <text:p>1</text:p>
          </table:table-cell>
          <table:table-cell table:style-name="ce115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.0094">
            <text:p>0.009 €</text:p>
          </table:table-cell>
          <table:table-cell table:style-name="ce115" table:formula="of:=[.B73]" office:value-type="float" office:value="1">
            <text:p>1</text:p>
          </table:table-cell>
          <table:table-cell table:style-name="ce132" table:formula="of:=[.Z73]*[.AA73]" office:value-type="float" office:value="0.0094">
            <text:p>0.009</text:p>
          </table:table-cell>
          <table:table-cell table:number-columns-repeated="996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6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76</text:p>
          </table:table-cell>
          <table:table-cell table:style-name="ce14" office:value-type="string">
            <text:p>1652925</text:p>
          </table:table-cell>
          <table:table-cell table:style-name="ce20" office:value-type="string">
            <text:p>CRCW080516K0FKEA</text:p>
          </table:table-cell>
          <table:table-cell table:style-name="ce39" office:value-type="float" office:value="0.036">
            <text:p>0.036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6.0KCRCT-ND</text:p>
          </table:table-cell>
          <table:table-cell table:style-name="ce68" office:value-type="float" office:value="0.09">
            <text:p>0.09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03-RC0805FR-0716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79-0920</text:p>
          </table:table-cell>
          <table:table-cell table:style-name="ce85" office:value-type="string">
            <text:p>CRCW080516K0FKEA</text:p>
          </table:table-cell>
          <table:table-cell table:style-name="ce68" office:value-type="float" office:value="0.041">
            <text:p>0.041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6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4]" office:value-type="float" office:value="1">
            <text:p>1</text:p>
          </table:table-cell>
          <table:table-cell table:style-name="ce115" table:formula="of:=IF([.Z74]=[.H74];&quot;Farnell&quot;; IF([.Z74]=[.K74]; &quot;Digikey&quot;; IF([.Z74]=[.N74]; &quot;Mouser&quot;; IF([.Z74]=[.R74]; &quot;RS&quot;; IF([.Z74]=[.U74]; &quot;TME&quot;)))))" office:value-type="string" office:string-value="Mouser">
            <text:p>Mouser</text:p>
          </table:table-cell>
          <table:table-cell table:style-name="ce122" table:formula="of:=IF([.B74]&lt;&gt;&quot;&quot;;MIN([.H74];[.K74];[.N74];[.R74];[.U74]);&quot;&quot;)" office:value-type="currency" office:currency="EUR" office:value="0.014">
            <text:p>0.014 €</text:p>
          </table:table-cell>
          <table:table-cell table:style-name="ce115" table:formula="of:=[.B74]" office:value-type="float" office:value="1">
            <text:p>1</text:p>
          </table:table-cell>
          <table:table-cell table:style-name="ce132" table:formula="of:=[.Z74]*[.AA74]" office:value-type="float" office:value="0.014">
            <text:p>0.014</text:p>
          </table:table-cell>
          <table:table-cell table:number-columns-repeated="996"/>
        </table:table-row>
        <table:table-row table:style-name="ro3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77</text:p>
          </table:table-cell>
          <table:table-cell table:style-name="ce13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38" office:value-type="float" office:value="0.0189">
            <text:p>0.01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220R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13220RL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332</text:p>
          </table:table-cell>
          <table:table-cell table:style-name="ce84" office:value-type="string">
            <text:p>CRG0805F220R</text:p>
          </table:table-cell>
          <table:table-cell table:style-name="ce67" office:value-type="float" office:value="0.018">
            <text:p>0.018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220R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75]" office:value-type="float" office:value="1">
            <text:p>1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RS">
            <text:p>RS</text:p>
          </table:table-cell>
          <table:table-cell table:style-name="ce122" table:formula="of:=IF([.B75]&lt;&gt;&quot;&quot;;MIN([.H75];[.K75];[.N75];[.R75];[.U75]);&quot;&quot;)" office:value-type="currency" office:currency="EUR" office:value="0.018">
            <text:p>0.018 €</text:p>
          </table:table-cell>
          <table:table-cell table:style-name="ce115" table:formula="of:=[.B75]" office:value-type="float" office:value="1">
            <text:p>1</text:p>
          </table:table-cell>
          <table:table-cell table:style-name="ce132" table:formula="of:=[.Z75]*[.AA75]" office:value-type="float" office:value="0.018">
            <text:p>0.018</text:p>
          </table:table-cell>
          <table:table-cell table:number-columns-repeated="996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8, R40</text:p>
          </table:table-cell>
          <table:table-cell table:style-name="ce14" office:value-type="string">
            <text:p>2447551</text:p>
          </table:table-cell>
          <table:table-cell table:style-name="ce20" office:value-type="string">
            <text:p>MCWR08X1003FTL</text:p>
          </table:table-cell>
          <table:table-cell table:style-name="ce39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00K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10100KL</text:p>
          </table:table-cell>
          <table:table-cell table:style-name="ce68" office:value-type="float" office:value="0.017">
            <text:p>0.017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85" office:value-type="string">
            <text:p>CRG0805F100K</text:p>
          </table:table-cell>
          <table:table-cell table:style-name="ce68" office:value-type="float" office:value="0.007">
            <text:p>0.007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00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6]" office:value-type="float" office:value="2">
            <text:p>2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RS">
            <text:p>RS</text:p>
          </table:table-cell>
          <table:table-cell table:style-name="ce122" table:formula="of:=IF([.B76]&lt;&gt;&quot;&quot;;MIN([.H76];[.K76];[.N76];[.R76];[.U76]);&quot;&quot;)" office:value-type="currency" office:currency="EUR" office:value="0.007">
            <text:p>0.007 €</text:p>
          </table:table-cell>
          <table:table-cell table:style-name="ce115" table:formula="of:=[.B76]" office:value-type="float" office:value="2">
            <text:p>2</text:p>
          </table:table-cell>
          <table:table-cell table:style-name="ce132" table:formula="of:=[.Z76]*[.AA76]" office:value-type="float" office:value="0.014">
            <text:p>0.014</text:p>
          </table:table-cell>
          <table:table-cell table:number-columns-repeated="996"/>
        </table:table-row>
        <table:table-row table:style-name="ro8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3" office:value-type="string">
            <text:p>53100C</text:p>
          </table:table-cell>
          <table:table-cell table:style-name="ce19" office:value-type="string">
            <text:p>Murata 5300 current transformer 1:100</text:p>
          </table:table-cell>
          <table:table-cell table:style-name="ce27" office:value-type="string">
            <text:p>TR2</text:p>
          </table:table-cell>
          <table:table-cell table:style-name="ce13" office:value-type="string">
            <text:p>2840104</text:p>
          </table:table-cell>
          <table:table-cell table:style-name="ce19" office:value-type="string">
            <text:p>53100C</text:p>
          </table:table-cell>
          <table:table-cell table:style-name="ce38" office:value-type="float" office:value="2.38">
            <text:p>2.38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811-1193-1-ND</text:p>
          </table:table-cell>
          <table:table-cell table:style-name="ce67" office:value-type="float" office:value="1.5">
            <text:p>1.50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80-53100C</text:p>
          </table:table-cell>
          <table:table-cell table:style-name="ce67" office:value-type="float" office:value="1.5">
            <text:p>1.50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15-7037</text:p>
          </table:table-cell>
          <table:table-cell table:style-name="ce84" office:value-type="string">
            <text:p>53100C</text:p>
          </table:table-cell>
          <table:table-cell table:style-name="ce67" office:value-type="float" office:value="1.48">
            <text:p>1.48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77]" office:value-type="float" office:value="1">
            <text:p>1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RS">
            <text:p>RS</text:p>
          </table:table-cell>
          <table:table-cell table:style-name="ce122" table:formula="of:=IF([.B77]&lt;&gt;&quot;&quot;;MIN([.H77];[.K77];[.N77];[.R77];[.U77]);&quot;&quot;)" office:value-type="currency" office:currency="EUR" office:value="1.48">
            <text:p>1.480 €</text:p>
          </table:table-cell>
          <table:table-cell table:style-name="ce115" table:formula="of:=[.B77]" office:value-type="float" office:value="1">
            <text:p>1</text:p>
          </table:table-cell>
          <table:table-cell table:style-name="ce132" table:formula="of:=[.Z77]*[.AA77]" office:value-type="float" office:value="1.48">
            <text:p>1.480</text:p>
          </table:table-cell>
          <table:table-cell table:number-columns-repeated="99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0" office:value-type="string">
            <text:p>THT, Minifit Jr. 3-pin</text:p>
          </table:table-cell>
          <table:table-cell table:style-name="ce28" office:value-type="string">
            <text:p>X1</text:p>
          </table:table-cell>
          <table:table-cell table:style-name="ce14" office:value-type="string">
            <text:p>2425045</text:p>
          </table:table-cell>
          <table:table-cell table:style-name="ce20" office:value-type="string">
            <text:p>39-30-1039</text:p>
          </table:table-cell>
          <table:table-cell table:style-name="ce39" office:value-type="float" office:value="0.453">
            <text:p>0.453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WM18442-ND </text:p>
          </table:table-cell>
          <table:table-cell table:style-name="ce68" office:value-type="float" office:value="0.57">
            <text:p>0.57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538-39-30-1039</text:p>
          </table:table-cell>
          <table:table-cell table:style-name="ce68" office:value-type="float" office:value="0.43">
            <text:p>0.43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670-5751</text:p>
          </table:table-cell>
          <table:table-cell table:style-name="ce85" office:value-type="string">
            <text:p>39-30-103</text:p>
          </table:table-cell>
          <table:table-cell table:style-name="ce68" office:value-type="float" office:value="0.584">
            <text:p>0.58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39" office:value-type="float" office:value="0.3239">
            <text:p>0.324</text:p>
          </table:table-cell>
          <table:table-cell table:style-name="ce75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5" table:formula="of:=IF([.W78]&lt;&gt;&quot;&quot;;&quot;&quot;;[.B78])">
            <text:p/>
          </table:table-cell>
          <table:table-cell table:style-name="ce115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0.3239">
            <text:p>0.324 €</text:p>
          </table:table-cell>
          <table:table-cell table:style-name="ce115" table:formula="of:=[.B78]" office:value-type="float" office:value="1">
            <text:p>1</text:p>
          </table:table-cell>
          <table:table-cell table:style-name="ce132" table:formula="of:=[.Z78]*[.AA78]" office:value-type="float" office:value="0.3239">
            <text:p>0.324</text:p>
          </table:table-cell>
          <table:table-cell table:number-columns-repeated="996"/>
        </table:table-row>
        <table:table-row table:style-name="ro8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3" office:value-type="string">
            <text:p>90136-1208</text:p>
          </table:table-cell>
          <table:table-cell table:style-name="ce19" office:value-type="string">
            <text:p>THT, socket 8-pin</text:p>
          </table:table-cell>
          <table:table-cell table:style-name="ce27" office:value-type="string">
            <text:p>X3</text:p>
          </table:table-cell>
          <table:table-cell table:style-name="ce13" office:value-type="string">
            <text:p>9733833</text:p>
          </table:table-cell>
          <table:table-cell table:style-name="ce19" office:value-type="string">
            <text:p>90136-120</text:p>
          </table:table-cell>
          <table:table-cell table:style-name="ce38" office:value-type="float" office:value="1.18">
            <text:p>1.18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WM8229-ND</text:p>
          </table:table-cell>
          <table:table-cell table:style-name="ce67" office:value-type="float" office:value="1.37">
            <text:p>1.37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38-90136-1208 </text:p>
          </table:table-cell>
          <table:table-cell table:style-name="ce67" office:value-type="float" office:value="1.37">
            <text:p>1.3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360-6651</text:p>
          </table:table-cell>
          <table:table-cell table:style-name="ce84" office:value-type="string">
            <text:p>90136-120</text:p>
          </table:table-cell>
          <table:table-cell table:style-name="ce67" office:value-type="float" office:value="0.754">
            <text:p>0.754</text:p>
          </table:table-cell>
          <table:table-cell table:style-name="ce74" office:value-type="float" office:value="5">
            <text:p>5</text:p>
          </table:table-cell>
          <table:table-cell table:style-name="ce95" office:value-type="string">
            <text:p>MX-90136-1208</text:p>
          </table:table-cell>
          <table:table-cell table:style-name="ce38" office:value-type="float" office:value="0.56">
            <text:p>0.560</text:p>
          </table:table-cell>
          <table:table-cell table:style-name="ce74" office:value-type="float" office:value="3">
            <text:p>3</text:p>
          </table:table-cell>
          <table:table-cell table:style-name="ce104" office:value-type="float" office:value="1">
            <text:p>1</text:p>
          </table:table-cell>
          <table:table-cell table:style-name="ce74" table:formula="of:=IF([.W79]&lt;&gt;&quot;&quot;;&quot;&quot;;[.B79])">
            <text:p/>
          </table:table-cell>
          <table:table-cell table:style-name="ce115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56">
            <text:p>0.560 €</text:p>
          </table:table-cell>
          <table:table-cell table:style-name="ce115" table:formula="of:=[.B79]" office:value-type="float" office:value="1">
            <text:p>1</text:p>
          </table:table-cell>
          <table:table-cell table:style-name="ce132" table:formula="of:=[.Z79]*[.AA79]" office:value-type="float" office:value="0.56">
            <text:p>0.560</text:p>
          </table:table-cell>
          <table:table-cell table:number-columns-repeated="996"/>
        </table:table-row>
        <table:table-row table:style-name="ro5">
          <table:table-cell table:style-name="ce3" office:value-type="float" office:value="75">
            <text:p>7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23</text:p>
          </table:table-cell>
          <table:table-cell table:style-name="ce20" office:value-type="string">
            <text:p>THT, Minifit Jr. 2-pin</text:p>
          </table:table-cell>
          <table:table-cell table:style-name="ce28" office:value-type="string">
            <text:p>X5</text:p>
          </table:table-cell>
          <table:table-cell table:style-name="ce14" office:value-type="string">
            <text:p>9732080</text:p>
          </table:table-cell>
          <table:table-cell table:style-name="ce20" office:value-type="string">
            <text:p>39-28-1023</text:p>
          </table:table-cell>
          <table:table-cell table:style-name="ce39" office:value-type="float" office:value="0.367">
            <text:p>0.367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WM3800-ND</text:p>
          </table:table-cell>
          <table:table-cell table:style-name="ce68" office:value-type="float" office:value="0.53">
            <text:p>0.53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538-39-28-1023 </text:p>
          </table:table-cell>
          <table:table-cell table:style-name="ce68" office:value-type="float" office:value="0.53">
            <text:p>0.53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484-1883</text:p>
          </table:table-cell>
          <table:table-cell table:style-name="ce85" office:value-type="string">
            <text:p>39-28-102</text:p>
          </table:table-cell>
          <table:table-cell table:style-name="ce68" office:value-type="float" office:value="0.354">
            <text:p>0.35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MX-5566-02A</text:p>
          </table:table-cell>
          <table:table-cell table:style-name="ce39" office:value-type="float" office:value="0.1036">
            <text:p>0.104</text:p>
          </table:table-cell>
          <table:table-cell table:style-name="ce75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5" table:formula="of:=IF([.W80]&lt;&gt;&quot;&quot;;&quot;&quot;;[.B80])">
            <text:p/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2" table:formula="of:=IF([.B80]&lt;&gt;&quot;&quot;;MIN([.H80];[.K80];[.N80];[.R80];[.U80]);&quot;&quot;)" office:value-type="currency" office:currency="EUR" office:value="0.1036">
            <text:p>0.104 €</text:p>
          </table:table-cell>
          <table:table-cell table:style-name="ce115" table:formula="of:=[.B80]" office:value-type="float" office:value="1">
            <text:p>1</text:p>
          </table:table-cell>
          <table:table-cell table:style-name="ce132" table:formula="of:=[.Z80]*[.AA80]" office:value-type="float" office:value="0.1036">
            <text:p>0.104</text:p>
          </table:table-cell>
          <table:table-cell table:number-columns-repeated="996"/>
        </table:table-row>
        <table:table-row table:style-name="ro8">
          <table:table-cell table:style-name="ce3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3" office:value-type="string">
            <text:p>BZX384-C13</text:p>
          </table:table-cell>
          <table:table-cell table:style-name="ce19" office:value-type="string">
            <text:p>Zener SOD-323</text:p>
          </table:table-cell>
          <table:table-cell table:style-name="ce27" office:value-type="string">
            <text:p>ZD1</text:p>
          </table:table-cell>
          <table:table-cell table:style-name="ce13" office:value-type="string">
            <text:p>1757851</text:p>
          </table:table-cell>
          <table:table-cell table:style-name="ce19" office:value-type="string">
            <text:p>PDZ13B,115</text:p>
          </table:table-cell>
          <table:table-cell table:style-name="ce38" office:value-type="float" office:value="0.148">
            <text:p>0.148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1727-1716-1-ND</text:p>
          </table:table-cell>
          <table:table-cell table:style-name="ce67" office:value-type="float" office:value="0.13">
            <text:p>0.13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21-DDZ13BSF-7</text:p>
          </table:table-cell>
          <table:table-cell table:style-name="ce67" office:value-type="float" office:value="0.162">
            <text:p>0.162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822-2198</text:p>
          </table:table-cell>
          <table:table-cell table:style-name="ce84" office:value-type="string">
            <text:p>BZT52C13S-7-F</text:p>
          </table:table-cell>
          <table:table-cell table:style-name="ce67" office:value-type="float" office:value="0.093">
            <text:p>0.093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BZX384-C13.115</text:p>
          </table:table-cell>
          <table:table-cell table:style-name="ce38" office:value-type="float" office:value="0.0252">
            <text:p>0.025</text:p>
          </table:table-cell>
          <table:table-cell table:style-name="ce74" office:value-type="float" office:value="25">
            <text:p>25</text:p>
          </table:table-cell>
          <table:table-cell table:style-name="ce104"/>
          <table:table-cell table:style-name="ce74" table:formula="of:=IF([.W81]&lt;&gt;&quot;&quot;;&quot;&quot;;[.B81])" office:value-type="float" office:value="1">
            <text:p>1</text:p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2" table:formula="of:=IF([.B81]&lt;&gt;&quot;&quot;;MIN([.H81];[.K81];[.N81];[.R81];[.U81]);&quot;&quot;)" office:value-type="currency" office:currency="EUR" office:value="0.0252">
            <text:p>0.025 €</text:p>
          </table:table-cell>
          <table:table-cell table:style-name="ce115" table:formula="of:=[.B81]" office:value-type="float" office:value="1">
            <text:p>1</text:p>
          </table:table-cell>
          <table:table-cell table:style-name="ce132" table:formula="of:=[.Z81]*[.AA81]" office:value-type="float" office:value="0.0252">
            <text:p>0.025</text:p>
          </table:table-cell>
          <table:table-cell table:number-columns-repeated="996"/>
        </table:table-row>
        <table:table-row table:style-name="ro8">
          <table:table-cell table:style-name="ce3" office:value-type="float" office:value="77">
            <text:p>7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T52C20-DC</text:p>
          </table:table-cell>
          <table:table-cell table:style-name="ce20" office:value-type="string">
            <text:p>Zener SOD-123</text:p>
          </table:table-cell>
          <table:table-cell table:style-name="ce28" office:value-type="string">
            <text:p>ZD2</text:p>
          </table:table-cell>
          <table:table-cell table:style-name="ce14" office:value-type="string">
            <text:p>2824935</text:p>
          </table:table-cell>
          <table:table-cell table:style-name="ce20" office:value-type="string">
            <text:p>SZMMSZ5250BT1G</text:p>
          </table:table-cell>
          <table:table-cell table:style-name="ce39" office:value-type="float" office:value="0.0469">
            <text:p>0.047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727-8128-1-ND</text:p>
          </table:table-cell>
          <table:table-cell table:style-name="ce68" office:value-type="float" office:value="0.18">
            <text:p>0.1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21-BZT52C20-13-F</text:p>
          </table:table-cell>
          <table:table-cell table:style-name="ce68" office:value-type="float" office:value="0.17">
            <text:p>0.17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22-2214</text:p>
          </table:table-cell>
          <table:table-cell table:style-name="ce85" office:value-type="string">
            <text:p>BZT52C20S-7-F</text:p>
          </table:table-cell>
          <table:table-cell table:style-name="ce68" office:value-type="float" office:value="0.093">
            <text:p>0.093</text:p>
          </table:table-cell>
          <table:table-cell table:style-name="ce75" office:value-type="float" office:value="100">
            <text:p>100</text:p>
          </table:table-cell>
          <table:table-cell table:style-name="ce96" office:value-type="string">
            <text:p>BZT52C20-DC</text:p>
          </table:table-cell>
          <table:table-cell table:style-name="ce39" office:value-type="float" office:value="0.0521">
            <text:p>0.052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IF([.W82]&lt;&gt;&quot;&quot;;&quot;&quot;;[.B82])" office:value-type="float" office:value="1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.0469">
            <text:p>0.047 €</text:p>
          </table:table-cell>
          <table:table-cell table:style-name="ce115" table:formula="of:=[.B82]" office:value-type="float" office:value="1">
            <text:p>1</text:p>
          </table:table-cell>
          <table:table-cell table:style-name="ce132" table:formula="of:=[.Z82]*[.AA82]" office:value-type="float" office:value="0.0469">
            <text:p>0.047</text:p>
          </table:table-cell>
          <table:table-cell table:number-columns-repeated="996"/>
        </table:table-row>
        <table:table-row table:style-name="ro3">
          <table:table-cell table:style-name="ce3" office:value-type="float" office:value="78">
            <text:p>78</text:p>
          </table:table-cell>
          <table:table-cell office:value-type="float" office:value="2">
            <text:p>2</text:p>
          </table:table-cell>
          <table:table-cell table:style-name="ce13" office:value-type="string">
            <text:p>MMSZ5V1T1G</text:p>
          </table:table-cell>
          <table:table-cell table:style-name="ce19" office:value-type="string">
            <text:p>Zener SOD-323</text:p>
          </table:table-cell>
          <table:table-cell table:style-name="ce27" office:value-type="string">
            <text:p>ZD3, ZD4</text:p>
          </table:table-cell>
          <table:table-cell table:style-name="ce13" office:value-type="string">
            <text:p>2690036</text:p>
          </table:table-cell>
          <table:table-cell table:style-name="ce19" office:value-type="string">
            <text:p>BZX384C5V1-E3-08 </text:p>
          </table:table-cell>
          <table:table-cell table:style-name="ce38" office:value-type="float" office:value="0.0409">
            <text:p>0.041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MM3Z5V1ST1GOSCT-ND </text:p>
          </table:table-cell>
          <table:table-cell table:style-name="ce67" office:value-type="float" office:value="0.14">
            <text:p>0.14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21-DDZ5V1BSF-7</text:p>
          </table:table-cell>
          <table:table-cell table:style-name="ce67" office:value-type="float" office:value="0.17">
            <text:p>0.1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92-0973</text:p>
          </table:table-cell>
          <table:table-cell table:style-name="ce84" office:value-type="string">
            <text:p>BZX384-B6V2,115</text:p>
          </table:table-cell>
          <table:table-cell table:style-name="ce67" office:value-type="float" office:value="0.016">
            <text:p>0.016</text:p>
          </table:table-cell>
          <table:table-cell table:style-name="ce74" office:value-type="float" office:value="20">
            <text:p>20</text:p>
          </table:table-cell>
          <table:table-cell table:style-name="ce95" office:value-type="string">
            <text:p>MMSZ5V1T1G</text:p>
          </table:table-cell>
          <table:table-cell table:style-name="ce38" office:value-type="float" office:value="0.023">
            <text:p>0.023</text:p>
          </table:table-cell>
          <table:table-cell table:style-name="ce74" office:value-type="float" office:value="25">
            <text:p>25</text:p>
          </table:table-cell>
          <table:table-cell table:style-name="ce104"/>
          <table:table-cell table:style-name="ce74" table:formula="of:=IF([.W83]&lt;&gt;&quot;&quot;;&quot;&quot;;[.B83])" office:value-type="float" office:value="2">
            <text:p>2</text:p>
          </table:table-cell>
          <table:table-cell table:style-name="ce115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2" table:formula="of:=IF([.B83]&lt;&gt;&quot;&quot;;MIN([.H83];[.K83];[.N83];[.R83];[.U83]);&quot;&quot;)" office:value-type="currency" office:currency="EUR" office:value="0.016">
            <text:p>0.016 €</text:p>
          </table:table-cell>
          <table:table-cell table:style-name="ce115" table:formula="of:=[.B83]" office:value-type="float" office:value="2">
            <text:p>2</text:p>
          </table:table-cell>
          <table:table-cell table:style-name="ce132" table:formula="of:=[.Z83]*[.AA83]" office:value-type="float" office:value="0.032">
            <text:p>0.032</text:p>
          </table:table-cell>
          <table:table-cell table:number-columns-repeated="996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6.2B</text:p>
          </table:table-cell>
          <table:table-cell table:style-name="ce20" office:value-type="string">
            <text:p>Zener SOD-323</text:p>
          </table:table-cell>
          <table:table-cell table:style-name="ce28" office:value-type="string">
            <text:p>ZD5</text:p>
          </table:table-cell>
          <table:table-cell table:style-name="ce14" office:value-type="string">
            <text:p>1757863</text:p>
          </table:table-cell>
          <table:table-cell table:style-name="ce20" office:value-type="string">
            <text:p>PDZ6.2B,115</text:p>
          </table:table-cell>
          <table:table-cell table:style-name="ce39" office:value-type="float" office:value="0.124">
            <text:p>0.12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MM3Z6V2T1GOSCT-ND</text:p>
          </table:table-cell>
          <table:table-cell table:style-name="ce68" office:value-type="float" office:value="0.14">
            <text:p>0.14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21-D3Z6V2BF-7</text:p>
          </table:table-cell>
          <table:table-cell table:style-name="ce68" office:value-type="float" office:value="0.17">
            <text:p>0.17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PDZ6.2</text:p>
          </table:table-cell>
          <table:table-cell table:style-name="ce39" office:value-type="float" office:value="0.02174">
            <text:p>0.022</text:p>
          </table:table-cell>
          <table:table-cell table:style-name="ce75" office:value-type="float" office:value="25">
            <text:p>25</text:p>
          </table:table-cell>
          <table:table-cell table:style-name="ce105"/>
          <table:table-cell table:style-name="ce75" table:formula="of:=IF([.W84]&lt;&gt;&quot;&quot;;&quot;&quot;;[.B84])" office:value-type="float" office:value="1">
            <text:p>1</text:p>
          </table:table-cell>
          <table:table-cell table:style-name="ce115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02174">
            <text:p>0.022 €</text:p>
          </table:table-cell>
          <table:table-cell table:style-name="ce115" table:formula="of:=[.B84]" office:value-type="float" office:value="1">
            <text:p>1</text:p>
          </table:table-cell>
          <table:table-cell table:style-name="ce132" table:formula="of:=[.Z84]*[.AA84]" office:value-type="float" office:value="0.02174">
            <text:p>0.022</text:p>
          </table:table-cell>
          <table:table-cell table:number-columns-repeated="996"/>
        </table:table-row>
        <table:table-row table:style-name="ro4">
          <table:table-cell table:style-name="Default" table:number-columns-repeated="22"/>
          <table:table-cell table:style-name="ce106" table:formula="of:=SUM([.W3:.W84])" office:value-type="float" office:value="22">
            <text:p>22</text:p>
          </table:table-cell>
          <table:table-cell table:style-name="ce106" table:formula="of:=SUM([.X3:.X84])" office:value-type="float" office:value="172">
            <text:p>172</text:p>
          </table:table-cell>
          <table:table-cell table:style-name="Default" table:number-columns-repeated="3"/>
          <table:table-cell table:style-name="ce133" table:formula="of:=SUM([.AB3:.AB84])" office:value-type="currency" office:currency="EUR" office:value="52.45726">
            <text:p>52.46 €</text:p>
          </table:table-cell>
          <table:table-cell table:number-columns-repeated="996"/>
        </table:table-row>
        <table:table-row table:style-name="ro4">
          <table:table-cell table:style-name="Default" table:number-columns-repeated="28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table:number-columns-spanned="26" table:number-rows-spanned="1">
            <text:p>Custom made components</text:p>
          </table:table-cell>
          <table:covered-table-cell table:number-columns-repeated="4" table:style-name="ce21"/>
          <table:covered-table-cell table:style-name="ce40"/>
          <table:covered-table-cell table:style-name="ce48"/>
          <table:covered-table-cell table:style-name="ce60"/>
          <table:covered-table-cell table:style-name="ce69"/>
          <table:covered-table-cell table:style-name="ce76"/>
          <table:covered-table-cell table:style-name="ce60"/>
          <table:covered-table-cell table:style-name="ce69"/>
          <table:covered-table-cell table:style-name="ce76"/>
          <table:covered-table-cell table:number-columns-repeated="2" table:style-name="ce60"/>
          <table:covered-table-cell table:style-name="ce87"/>
          <table:covered-table-cell table:style-name="ce76"/>
          <table:covered-table-cell table:style-name="ce21"/>
          <table:covered-table-cell table:style-name="ce99"/>
          <table:covered-table-cell table:style-name="ce76"/>
          <table:covered-table-cell table:style-name="ce107"/>
          <table:covered-table-cell table:style-name="ce76"/>
          <table:covered-table-cell table:style-name="ce116"/>
          <table:covered-table-cell table:style-name="ce123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4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3" office:value-type="string">
            <text:p>Custom QR Flyback</text:p>
          </table:table-cell>
          <table:table-cell table:style-name="ce19" office:value-type="string">
            <text:p>3+1 secondary, EF-20 bobbin</text:p>
          </table:table-cell>
          <table:table-cell table:style-name="ce27" office:value-type="string">
            <text:p>TR1</text:p>
          </table:table-cell>
          <table:table-cell table:style-name="ce32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2"/>
          <table:covered-table-cell table:style-name="ce5"/>
          <table:covered-table-cell table:style-name="ce49"/>
          <table:covered-table-cell table:style-name="ce61"/>
          <table:covered-table-cell table:style-name="ce5"/>
          <table:covered-table-cell table:style-name="ce77"/>
          <table:covered-table-cell table:style-name="ce61"/>
          <table:covered-table-cell table:style-name="ce5"/>
          <table:covered-table-cell table:style-name="ce77"/>
          <table:covered-table-cell table:number-columns-repeated="2" table:style-name="ce61"/>
          <table:covered-table-cell table:style-name="ce5"/>
          <table:covered-table-cell table:style-name="ce89"/>
          <table:covered-table-cell table:style-name="ce32"/>
          <table:covered-table-cell table:style-name="ce5"/>
          <table:covered-table-cell table:number-columns-repeated="3" table:style-name="ce89"/>
          <table:table-cell table:style-name="ce115" office:value-type="string">
            <text:p>Feryster</text:p>
          </table:table-cell>
          <table:table-cell table:style-name="ce122" office:value-type="currency" office:currency="EUR" office:value="2.2">
            <text:p>2.200 €</text:p>
          </table:table-cell>
          <table:table-cell table:style-name="ce115" office:value-type="float" office:value="1">
            <text:p>1</text:p>
          </table:table-cell>
          <table:table-cell table:style-name="ce132" table:formula="of:=[.Z88]*[.AA88]" office:value-type="float" office:value="2.2">
            <text:p>2.200</text:p>
          </table:table-cell>
          <table:table-cell table:number-columns-repeated="996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ustom CF-DIC transformer</text:p>
          </table:table-cell>
          <table:table-cell table:style-name="ce20" office:value-type="string">
            <text:p>Dual secondary transformer with VAC T60006-L2025-W380 core</text:p>
          </table:table-cell>
          <table:table-cell table:style-name="ce29" office:value-type="string">
            <text:p>TR3</text:p>
          </table:table-cell>
          <table:table-cell table:style-name="ce33" table:number-columns-spanned="19" table:number-rows-spanned="1"/>
          <table:covered-table-cell table:style-name="ce33"/>
          <table:covered-table-cell table:style-name="ce41"/>
          <table:covered-table-cell table:style-name="ce50"/>
          <table:covered-table-cell table:style-name="ce62"/>
          <table:covered-table-cell table:style-name="ce41"/>
          <table:covered-table-cell table:style-name="ce78"/>
          <table:covered-table-cell table:style-name="ce62"/>
          <table:covered-table-cell table:style-name="ce41"/>
          <table:covered-table-cell table:style-name="ce78"/>
          <table:covered-table-cell table:number-columns-repeated="2" table:style-name="ce62"/>
          <table:covered-table-cell table:style-name="ce41"/>
          <table:covered-table-cell table:style-name="ce90"/>
          <table:covered-table-cell table:style-name="ce33"/>
          <table:covered-table-cell table:style-name="ce41"/>
          <table:covered-table-cell table:number-columns-repeated="3" table:style-name="ce90"/>
          <table:table-cell table:style-name="ce115" office:value-type="string">
            <text:p>Feryster</text:p>
          </table:table-cell>
          <table:table-cell table:style-name="ce122" office:value-type="currency" office:currency="EUR" office:value="5.6">
            <text:p>5.600 €</text:p>
          </table:table-cell>
          <table:table-cell table:style-name="ce115" office:value-type="float" office:value="1">
            <text:p>1</text:p>
          </table:table-cell>
          <table:table-cell table:style-name="ce132" table:formula="of:=[.Z89]*[.AA89]" office:value-type="float" office:value="5.6">
            <text:p>5.6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55 x 85 mm</text:p>
          </table:table-cell>
          <table:table-cell table:style-name="ce19" office:value-type="string">
            <text:p>ALLPCB.com</text:p>
          </table:table-cell>
          <table:table-cell table:style-name="ce27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5"/>
          <table:covered-table-cell table:style-name="ce49"/>
          <table:covered-table-cell table:style-name="ce61"/>
          <table:covered-table-cell table:style-name="ce5"/>
          <table:covered-table-cell table:style-name="ce77"/>
          <table:covered-table-cell table:style-name="ce61"/>
          <table:covered-table-cell table:style-name="ce5"/>
          <table:covered-table-cell table:style-name="ce77"/>
          <table:covered-table-cell table:number-columns-repeated="2" table:style-name="ce61"/>
          <table:covered-table-cell table:style-name="ce5"/>
          <table:covered-table-cell table:style-name="ce89"/>
          <table:covered-table-cell table:style-name="ce32"/>
          <table:covered-table-cell table:style-name="ce5"/>
          <table:covered-table-cell table:number-columns-repeated="3" table:style-name="ce89"/>
          <table:table-cell table:style-name="ce115" office:value-type="string">
            <text:p>ALLPCB</text:p>
          </table:table-cell>
          <table:table-cell table:style-name="ce122" table:formula="of:=23/5" office:value-type="currency" office:currency="EUR" office:value="4.6">
            <text:p>4.600 €</text:p>
          </table:table-cell>
          <table:table-cell table:style-name="ce115" office:value-type="float" office:value="1">
            <text:p>1</text:p>
          </table:table-cell>
          <table:table-cell table:style-name="ce132" table:formula="of:=[.Z90]*[.AA90]" office:value-type="float" office:value="4.6">
            <text:p>4.600</text:p>
          </table:table-cell>
          <table:table-cell table:number-columns-repeated="996"/>
        </table:table-row>
        <table:table-row table:style-name="ro10">
          <table:table-cell table:style-name="ce5"/>
          <table:table-cell/>
          <table:table-cell table:style-name="ce13"/>
          <table:table-cell table:style-name="ce19"/>
          <table:table-cell table:style-name="ce27"/>
          <table:table-cell table:style-name="ce32" table:number-columns-repeated="2"/>
          <table:table-cell table:style-name="ce5"/>
          <table:table-cell table:style-name="ce49"/>
          <table:table-cell table:style-name="ce61"/>
          <table:table-cell table:style-name="ce5"/>
          <table:table-cell table:style-name="ce77"/>
          <table:table-cell table:style-name="ce61"/>
          <table:table-cell table:style-name="ce5"/>
          <table:table-cell table:style-name="ce77"/>
          <table:table-cell table:style-name="ce61" table:number-columns-repeated="2"/>
          <table:table-cell table:style-name="ce5"/>
          <table:table-cell table:style-name="ce89"/>
          <table:table-cell table:style-name="ce32"/>
          <table:table-cell table:style-name="ce5"/>
          <table:table-cell table:style-name="ce89" table:number-columns-repeated="3"/>
          <table:table-cell table:style-name="ce115"/>
          <table:table-cell table:style-name="ce122"/>
          <table:table-cell table:style-name="ce115"/>
          <table:table-cell table:style-name="ce133" table:formula="of:=SUM([.AB88:.AB90])" office:value-type="currency" office:currency="EUR" office:value="12.4">
            <text:p>12.40 €</text:p>
          </table:table-cell>
          <table:table-cell table:number-columns-repeated="996"/>
        </table:table-row>
        <table:table-row table:style-name="ro10">
          <table:table-cell table:style-name="ce5"/>
          <table:table-cell/>
          <table:table-cell table:style-name="ce13"/>
          <table:table-cell table:style-name="ce19"/>
          <table:table-cell table:style-name="ce27"/>
          <table:table-cell table:style-name="ce32" table:number-columns-repeated="2"/>
          <table:table-cell table:style-name="ce5"/>
          <table:table-cell table:style-name="ce49"/>
          <table:table-cell table:style-name="ce61"/>
          <table:table-cell table:style-name="ce5"/>
          <table:table-cell table:style-name="ce77"/>
          <table:table-cell table:style-name="ce61"/>
          <table:table-cell table:style-name="ce5"/>
          <table:table-cell table:style-name="ce77"/>
          <table:table-cell table:style-name="ce61" table:number-columns-repeated="2"/>
          <table:table-cell table:style-name="ce5"/>
          <table:table-cell table:style-name="ce89"/>
          <table:table-cell table:style-name="ce32"/>
          <table:table-cell table:style-name="ce5"/>
          <table:table-cell table:style-name="ce89" table:number-columns-repeated="3"/>
          <table:table-cell table:style-name="ce115"/>
          <table:table-cell table:style-name="ce122"/>
          <table:table-cell table:style-name="ce115"/>
          <table:table-cell table:style-name="ce134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table:number-columns-spanned="26" table:number-rows-spanned="1">
            <text:p>Not installed / optional</text:p>
          </table:table-cell>
          <table:covered-table-cell table:number-columns-repeated="4" table:style-name="ce21"/>
          <table:covered-table-cell table:style-name="ce40"/>
          <table:covered-table-cell table:style-name="ce48"/>
          <table:covered-table-cell table:style-name="ce60"/>
          <table:covered-table-cell table:style-name="ce69"/>
          <table:covered-table-cell table:style-name="ce76"/>
          <table:covered-table-cell table:style-name="ce60"/>
          <table:covered-table-cell table:style-name="ce69"/>
          <table:covered-table-cell table:style-name="ce76"/>
          <table:covered-table-cell table:number-columns-repeated="2" table:style-name="ce60"/>
          <table:covered-table-cell table:style-name="ce87"/>
          <table:covered-table-cell table:style-name="ce76"/>
          <table:covered-table-cell table:style-name="ce21"/>
          <table:covered-table-cell table:style-name="ce99"/>
          <table:covered-table-cell table:style-name="ce76"/>
          <table:covered-table-cell table:style-name="ce107"/>
          <table:covered-table-cell table:style-name="ce76"/>
          <table:covered-table-cell table:style-name="ce116"/>
          <table:covered-table-cell table:style-name="ce123"/>
          <table:covered-table-cell table:number-columns-repeated="2" table:style-name="ce116"/>
          <table:table-cell table:number-columns-repeated="99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THT, Ceramic Y1, RM 10</text:p>
          </table:table-cell>
          <table:table-cell table:style-name="ce27" office:value-type="string">
            <text:p>C4A, C5A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22" table:formula="of:=IF([.B94]&lt;&gt;&quot;&quot;;MIN([.H94];[.K94];[.N94];[.R94];[.U94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4]*[.AA94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C48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2" table:formula="of:=IF([.B95]&lt;&gt;&quot;&quot;;MIN([.H95];[.K95];[.N95];[.R95];[.U95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5]*[.AA95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19" office:value-type="string">
            <text:p>0603, X7R</text:p>
          </table:table-cell>
          <table:table-cell table:style-name="ce27" office:value-type="string">
            <text:p>C49</text:p>
          </table:table-cell>
          <table:table-cell table:style-name="ce13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38" office:value-type="float" office:value="0.0111">
            <text:p>0.011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490-4774-1-ND</text:p>
          </table:table-cell>
          <table:table-cell table:style-name="ce67" office:value-type="float" office:value="0.0291">
            <text:p>0.029</text:p>
          </table:table-cell>
          <table:table-cell table:style-name="ce74" office:value-type="float" office:value="100">
            <text:p>100</text:p>
          </table:table-cell>
          <table:table-cell table:style-name="ce58" office:value-type="string">
            <text:p>80-C0603C104M4R</text:p>
          </table:table-cell>
          <table:table-cell table:style-name="ce67" office:value-type="float" office:value="0.007">
            <text:p>0.007</text:p>
          </table:table-cell>
          <table:table-cell table:style-name="ce74" office:value-type="float" office:value="100">
            <text:p>100</text:p>
          </table:table-cell>
          <table:table-cell table:style-name="ce84" office:value-type="string">
            <text:p>393-6952</text:p>
          </table:table-cell>
          <table:table-cell table:style-name="ce84" office:value-type="string">
            <text:p>VJ0603Y104KXJAT</text:p>
          </table:table-cell>
          <table:table-cell table:style-name="ce67" office:value-type="float" office:value="0.069">
            <text:p>0.069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10B104KA8NNNC</text:p>
          </table:table-cell>
          <table:table-cell table:style-name="ce38" office:value-type="float" office:value="0.098">
            <text:p>0.098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96]" office:value-type="float" office:value="1">
            <text:p>1</text:p>
          </table:table-cell>
          <table:table-cell table:style-name="ce115" table:formula="of:=IF([.Z96]=[.H96];&quot;Farnell&quot;; IF([.Z96]=[.K96]; &quot;Digikey&quot;; IF([.Z96]=[.N96]; &quot;Mouser&quot;; IF([.Z96]=[.R96]; &quot;RS&quot;; IF([.Z96]=[.U96]; &quot;TME&quot;)))))" office:value-type="string" office:string-value="Mouser">
            <text:p>Mouser</text:p>
          </table:table-cell>
          <table:table-cell table:style-name="ce122" table:formula="of:=IF([.B96]&lt;&gt;&quot;&quot;;MIN([.H96];[.K96];[.N96];[.R96];[.U96]);&quot;&quot;)" office:value-type="currency" office:currency="EUR" office:value="0.007">
            <text:p>0.007 €</text:p>
          </table:table-cell>
          <table:table-cell table:style-name="ce115"/>
          <table:table-cell table:style-name="ce132" table:formula="of:=[.Z96]*[.AA96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100n/100V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C58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97]=[.H97];&quot;Farnell&quot;; IF([.Z97]=[.K97]; &quot;Digikey&quot;; IF([.Z97]=[.N97]; &quot;Mouser&quot;; IF([.Z97]=[.R97]; &quot;RS&quot;; IF([.Z97]=[.U97]; &quot;TME&quot;)))))" office:value-type="string" office:string-value="Farnell">
            <text:p>Farnell</text:p>
          </table:table-cell>
          <table:table-cell table:style-name="ce122" table:formula="of:=IF([.B97]&lt;&gt;&quot;&quot;;MIN([.H97];[.K97];[.N97];[.R97];[.U97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7]*[.AA97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C59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2" table:formula="of:=IF([.B98]&lt;&gt;&quot;&quot;;MIN([.H98];[.K98];[.N98];[.R98];[.U98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8]*[.AA98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603, X7R</text:p>
          </table:table-cell>
          <table:table-cell table:style-name="ce28" office:value-type="string">
            <text:p>C6, C50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99]=[.H99];&quot;Farnell&quot;; IF([.Z99]=[.K99]; &quot;Digikey&quot;; IF([.Z99]=[.N99]; &quot;Mouser&quot;; IF([.Z99]=[.R99]; &quot;RS&quot;; IF([.Z99]=[.U99]; &quot;TME&quot;)))))" office:value-type="string" office:string-value="Farnell">
            <text:p>Farnell</text:p>
          </table:table-cell>
          <table:table-cell table:style-name="ce122" table:formula="of:=IF([.B99]&lt;&gt;&quot;&quot;;MIN([.H99];[.K99];[.N99];[.R99];[.U99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9]*[.AA9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SOD-323</text:p>
          </table:table-cell>
          <table:table-cell table:style-name="ce27" office:value-type="string">
            <text:p>D11, D14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2" table:formula="of:=IF([.B100]&lt;&gt;&quot;&quot;;MIN([.H100];[.K100];[.N100];[.R100];[.U100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0]*[.AA100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8" office:value-type="string">
            <text:p>D17, D18</text:p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9" office:value-type="float" office:value="0.193">
            <text:p>0.193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727-7370-1-ND</text:p>
          </table:table-cell>
          <table:table-cell table:style-name="ce68" office:value-type="float" office:value="0.12">
            <text:p>0.1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71-BAS316-T/R</text:p>
          </table:table-cell>
          <table:table-cell table:style-name="ce68" office:value-type="float" office:value="0.179">
            <text:p>0.179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85" office:value-type="string">
            <text:p>BAS316,115</text:p>
          </table:table-cell>
          <table:table-cell table:style-name="ce68" office:value-type="float" office:value="0.122">
            <text:p>0.122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39" office:value-type="float" office:value="0.02645">
            <text:p>0.026</text:p>
          </table:table-cell>
          <table:table-cell table:style-name="ce75" office:value-type="float" office:value="25">
            <text:p>25</text:p>
          </table:table-cell>
          <table:table-cell table:style-name="ce105"/>
          <table:table-cell table:style-name="ce75" table:formula="of:=[.B101]" office:value-type="float" office:value="2">
            <text:p>2</text:p>
          </table:table-cell>
          <table:table-cell table:style-name="ce115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2" table:formula="of:=IF([.B101]&lt;&gt;&quot;&quot;;MIN([.H101];[.K101];[.N101];[.R101];[.U101]);&quot;&quot;)" office:value-type="currency" office:currency="EUR" office:value="0.02645">
            <text:p>0.026 €</text:p>
          </table:table-cell>
          <table:table-cell table:style-name="ce115"/>
          <table:table-cell table:style-name="ce132" table:formula="of:=[.Z101]*[.AA101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3" office:value-type="string">
            <text:p>LM258D</text:p>
          </table:table-cell>
          <table:table-cell table:style-name="ce19" office:value-type="string">
            <text:p>SOIC-8</text:p>
          </table:table-cell>
          <table:table-cell table:style-name="ce27" office:value-type="string">
            <text:p>IC4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2" table:formula="of:=IF([.B102]&lt;&gt;&quot;&quot;;MIN([.H102];[.K102];[.N102];[.R102];[.U102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2]*[.AA102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LTST-C170KRKT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LED2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3]*[.AA103]" office:value-type="float" office:value="0">
            <text:p>0.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TCALUG03A103HC</text:p>
          </table:table-cell>
          <table:table-cell table:style-name="ce19" office:value-type="string">
            <text:p>NTC 10K 3%, mini Lug with connector </text:p>
          </table:table-cell>
          <table:table-cell table:style-name="ce27" office:value-type="string">
            <text:p>NTC1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 office:value-type="string">
            <text:p>594-NTCALUG03A103HC </text:p>
          </table:table-cell>
          <table:table-cell table:style-name="ce67" office:value-type="float" office:value="1.55">
            <text:p>1.550</text:p>
          </table:table-cell>
          <table:table-cell table:style-name="ce74" office:value-type="float" office:value="1">
            <text:p>1</text:p>
          </table:table-cell>
          <table:table-cell table:style-name="ce84" table:number-columns-repeated="2"/>
          <table:table-cell table:style-name="ce67"/>
          <table:table-cell table:style-name="ce74"/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4]=[.H104];&quot;Farnell&quot;; IF([.Z104]=[.K104]; &quot;Digikey&quot;; IF([.Z104]=[.N104]; &quot;Mouser&quot;; IF([.Z104]=[.R104]; &quot;RS&quot;; IF([.Z104]=[.U104]; &quot;TME&quot;)))))" office:value-type="string" office:string-value="Mouser">
            <text:p>Mouser</text:p>
          </table:table-cell>
          <table:table-cell table:style-name="ce122" table:formula="of:=IF([.B104]&lt;&gt;&quot;&quot;;MIN([.H104];[.K104];[.N104];[.R104];[.U104]);&quot;&quot;)" office:value-type="currency" office:currency="EUR" office:value="1.55">
            <text:p>1.550 €</text:p>
          </table:table-cell>
          <table:table-cell table:style-name="ce115"/>
          <table:table-cell table:style-name="ce132" table:formula="of:=[.Z104]*[.AA104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TLP291-GB.SE-T</text:p>
          </table:table-cell>
          <table:table-cell table:style-name="ce20" office:value-type="string">
            <text:p>SOIC-4</text:p>
          </table:table-cell>
          <table:table-cell table:style-name="ce28" office:value-type="string">
            <text:p>OK2</text:p>
          </table:table-cell>
          <table:table-cell table:style-name="ce14" office:value-type="string">
            <text:p>2524307</text:p>
          </table:table-cell>
          <table:table-cell table:style-name="ce20" office:value-type="string">
            <text:p>TLP291(GB,SE</text:p>
          </table:table-cell>
          <table:table-cell table:style-name="ce39" office:value-type="float" office:value="0.196">
            <text:p>0.196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85" office:value-type="string">
            <text:p>144-5264</text:p>
          </table:table-cell>
          <table:table-cell table:style-name="ce85" office:value-type="string">
            <text:p>TLP291(GB-TP,SE(T</text:p>
          </table:table-cell>
          <table:table-cell table:style-name="ce68" office:value-type="float" office:value="0.116">
            <text:p>0.11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TLP291-GB.SE-T</text:p>
          </table:table-cell>
          <table:table-cell table:style-name="ce39" office:value-type="float" office:value="0.126">
            <text:p>0.126</text:p>
          </table:table-cell>
          <table:table-cell table:style-name="ce75" office:value-type="float" office:value="5">
            <text:p>5</text:p>
          </table:table-cell>
          <table:table-cell table:style-name="ce105"/>
          <table:table-cell table:style-name="ce75" table:formula="of:=[.B105]" office:value-type="float" office:value="1">
            <text:p>1</text:p>
          </table:table-cell>
          <table:table-cell table:style-name="ce115" table:formula="of:=IF([.Z105]=[.H105];&quot;Farnell&quot;; IF([.Z105]=[.K105]; &quot;Digikey&quot;; IF([.Z105]=[.N105]; &quot;Mouser&quot;; IF([.Z105]=[.R105]; &quot;RS&quot;; IF([.Z105]=[.U105]; &quot;TME&quot;)))))" office:value-type="string" office:string-value="RS">
            <text:p>RS</text:p>
          </table:table-cell>
          <table:table-cell table:style-name="ce122" table:formula="of:=IF([.B105]&lt;&gt;&quot;&quot;;MIN([.H105];[.K105];[.N105];[.R105];[.U105]);&quot;&quot;)" office:value-type="currency" office:currency="EUR" office:value="0.116">
            <text:p>0.116 €</text:p>
          </table:table-cell>
          <table:table-cell table:style-name="ce115"/>
          <table:table-cell table:style-name="ce132" table:formula="of:=[.Z105]*[.AA105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3" office:value-type="string">
            <text:p>T910W-50K</text:p>
          </table:table-cell>
          <table:table-cell table:style-name="ce19" office:value-type="string">
            <text:p>THT, multiturn potentiometer</text:p>
          </table:table-cell>
          <table:table-cell table:style-name="ce27" office:value-type="string">
            <text:p>P1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 office:value-type="string">
            <text:p>T910W-50K</text:p>
          </table:table-cell>
          <table:table-cell table:style-name="ce38" office:value-type="float" office:value="0.2519">
            <text:p>0.252</text:p>
          </table:table-cell>
          <table:table-cell table:style-name="ce74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4" table:formula="of:=IF([.W106]&lt;&gt;&quot;&quot;;&quot;&quot;;[.B106])">
            <text:p/>
          </table:table-cell>
          <table:table-cell table:style-name="ce115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22" table:formula="of:=IF([.B106]&lt;&gt;&quot;&quot;;MIN([.H106];[.K106];[.N106];[.R106];[.U106]);&quot;&quot;)" office:value-type="currency" office:currency="EUR" office:value="0.2519">
            <text:p>0.252 €</text:p>
          </table:table-cell>
          <table:table-cell table:style-name="ce115"/>
          <table:table-cell table:style-name="ce132" table:formula="of:=[.Z106]*[.AA106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NYC0102BLT1G</text:p>
          </table:table-cell>
          <table:table-cell table:style-name="ce20" office:value-type="string">
            <text:p>SOT-23</text:p>
          </table:table-cell>
          <table:table-cell table:style-name="ce28" office:value-type="string">
            <text:p>Q5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2" table:formula="of:=IF([.B107]&lt;&gt;&quot;&quot;;MIN([.H107];[.K107];[.N107];[.R107];[.U107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7]*[.AA107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3, R22, R50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2" table:formula="of:=IF([.B108]&lt;&gt;&quot;&quot;;MIN([.H108];[.K108];[.N108];[.R108];[.U108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8]*[.AA108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36, R46, R52</text:p>
          </table:table-cell>
          <table:table-cell table:style-name="ce14" office:value-type="float" office:value="1099800">
            <text:p>1099800</text:p>
          </table:table-cell>
          <table:table-cell table:style-name="ce20" office:value-type="string">
            <text:p>WCR0805-1K0FI</text:p>
          </table:table-cell>
          <table:table-cell table:style-name="ce39" office:value-type="float" office:value="0.0189">
            <text:p>0.01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RC0805FR-071KL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1KL</text:p>
          </table:table-cell>
          <table:table-cell table:style-name="ce68" office:value-type="float" office:value="0.015">
            <text:p>0.015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427</text:p>
          </table:table-cell>
          <table:table-cell table:style-name="ce85" office:value-type="string">
            <text:p>CRG0805F1K0</text:p>
          </table:table-cell>
          <table:table-cell table:style-name="ce68" office:value-type="float" office:value="0.017">
            <text:p>0.017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IF([.W109]&lt;&gt;&quot;&quot;;&quot;&quot;;[.B109])" office:value-type="float" office:value="3">
            <text:p>3</text:p>
          </table:table-cell>
          <table:table-cell table:style-name="ce115" table:formula="of:=IF([.Z109]=[.H109];&quot;Farnell&quot;; IF([.Z109]=[.K109]; &quot;Digikey&quot;; IF([.Z109]=[.N109]; &quot;Mouser&quot;; IF([.Z109]=[.R109]; &quot;RS&quot;; IF([.Z109]=[.U109]; &quot;TME&quot;)))))" office:value-type="string" office:string-value="Mouser">
            <text:p>Mouser</text:p>
          </table:table-cell>
          <table:table-cell table:style-name="ce122" table:formula="of:=IF([.B109]&lt;&gt;&quot;&quot;;MIN([.H109];[.K109];[.N109];[.R109];[.U109]);&quot;&quot;)" office:value-type="currency" office:currency="EUR" office:value="0.015">
            <text:p>0.015 €</text:p>
          </table:table-cell>
          <table:table-cell table:style-name="ce115"/>
          <table:table-cell table:style-name="ce132" table:formula="of:=[.Z109]*[.AA10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3" office:value-type="string">
            <text:p>4K7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51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2" table:formula="of:=IF([.B110]&lt;&gt;&quot;&quot;;MIN([.H110];[.K110];[.N110];[.R110];[.U110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10]*[.AA110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0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53</text:p>
          </table:table-cell>
          <table:table-cell table:style-name="ce14" office:value-type="string">
            <text:p>2303701</text:p>
          </table:table-cell>
          <table:table-cell table:style-name="ce20" office:value-type="string">
            <text:p>ERJ6ENF3002V</text:p>
          </table:table-cell>
          <table:table-cell table:style-name="ce39" office:value-type="float" office:value="0.058">
            <text:p>0.058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P30.0KCCT-ND</text:p>
          </table:table-cell>
          <table:table-cell table:style-name="ce68" office:value-type="float" office:value="0.085">
            <text:p>0.085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30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SMD0805-30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/>
          <table:table-cell table:style-name="ce115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2" table:formula="of:=IF([.B111]&lt;&gt;&quot;&quot;;MIN([.H111];[.K111];[.N111];[.R111];[.U111]);&quot;&quot;)" office:value-type="currency" office:currency="EUR" office:value="0.014">
            <text:p>0.014 €</text:p>
          </table:table-cell>
          <table:table-cell table:style-name="ce115"/>
          <table:table-cell table:style-name="ce132" table:formula="of:=[.Z111]*[.AA111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0K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2, R54</text:p>
          </table:table-cell>
          <table:table-cell table:style-name="ce13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38" office:value-type="float" office:value="0.0217">
            <text:p>0.02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10.0KCRCT-ND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10KL</text:p>
          </table:table-cell>
          <table:table-cell table:style-name="ce67" office:value-type="float" office:value="0.014">
            <text:p>0.01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125-1189</text:p>
          </table:table-cell>
          <table:table-cell table:style-name="ce84" office:value-type="string">
            <text:p>CRG0805F10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12]" office:value-type="float" office:value="2">
            <text:p>2</text:p>
          </table:table-cell>
          <table:table-cell table:style-name="ce115" table:formula="of:=IF([.Z112]=[.H112];&quot;Farnell&quot;; IF([.Z112]=[.K112]; &quot;Digikey&quot;; IF([.Z112]=[.N112]; &quot;Mouser&quot;; IF([.Z112]=[.R112]; &quot;RS&quot;; IF([.Z112]=[.U112]; &quot;TME&quot;)))))" office:value-type="string" office:string-value="RS">
            <text:p>RS</text:p>
          </table:table-cell>
          <table:table-cell table:style-name="ce122" table:formula="of:=IF([.B112]&lt;&gt;&quot;&quot;;MIN([.H112];[.K112];[.N112];[.R112];[.U112]);&quot;&quot;)" office:value-type="currency" office:currency="EUR" office:value="0.002">
            <text:p>0.002 €</text:p>
          </table:table-cell>
          <table:table-cell table:style-name="ce115"/>
          <table:table-cell table:style-name="ce132" table:formula="of:=[.Z112]*[.AA112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10</text:p>
          </table:table-cell>
          <table:table-cell table:style-name="ce28" office:value-type="string">
            <text:p>R56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2" table:formula="of:=IF([.B113]&lt;&gt;&quot;&quot;;MIN([.H113];[.K113];[.N113];[.R113];[.U113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13]*[.AA113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6">
            <text:p>6</text:p>
          </table:table-cell>
          <table:table-cell table:style-name="ce13"/>
          <table:table-cell table:style-name="ce19" office:value-type="string">
            <text:p>THT, test pin</text:p>
          </table:table-cell>
          <table:table-cell table:style-name="ce27" office:value-type="string">
            <text:p>TP1, TP2, TP3, TP4, TP5, TP6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 office:value-type="string">
            <text:p>TEST-5</text:p>
          </table:table-cell>
          <table:table-cell table:style-name="ce38" office:value-type="float" office:value="0.082">
            <text:p>0.082</text:p>
          </table:table-cell>
          <table:table-cell table:style-name="ce74" office:value-type="float" office:value="10">
            <text:p>10</text:p>
          </table:table-cell>
          <table:table-cell table:style-name="ce104" office:value-type="float" office:value="7">
            <text:p>7</text:p>
          </table:table-cell>
          <table:table-cell table:style-name="ce74" table:formula="of:=IF([.W114]&lt;&gt;&quot;&quot;;&quot;&quot;;[.B114])">
            <text:p/>
          </table:table-cell>
          <table:table-cell table:style-name="ce115" table:formula="of:=IF([.Z114]=[.H114];&quot;Farnell&quot;; IF([.Z114]=[.K114]; &quot;Digikey&quot;; IF([.Z114]=[.N114]; &quot;Mouser&quot;; IF([.Z114]=[.R114]; &quot;RS&quot;; IF([.Z114]=[.U114]; &quot;TME&quot;)))))" office:value-type="string" office:string-value="TME">
            <text:p>TME</text:p>
          </table:table-cell>
          <table:table-cell table:style-name="ce122" table:formula="of:=IF([.B114]&lt;&gt;&quot;&quot;;MIN([.H114];[.K114];[.N114];[.R114];[.U114]);&quot;&quot;)" office:value-type="currency" office:currency="EUR" office:value="0.082">
            <text:p>0.082 €</text:p>
          </table:table-cell>
          <table:table-cell table:style-name="ce115"/>
          <table:table-cell table:style-name="ce132" table:formula="of:=[.Z114]*[.AA114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/>
          <table:table-cell table:style-name="ce10" office:value-type="float" office:value="2">
            <text:p>2</text:p>
          </table:table-cell>
          <table:table-cell table:style-name="ce14" office:value-type="string">
            <text:p>B2B-ZR</text:p>
          </table:table-cell>
          <table:table-cell table:style-name="ce20" office:value-type="string">
            <text:p>B2B-ZR</text:p>
          </table:table-cell>
          <table:table-cell table:style-name="ce28" office:value-type="string">
            <text:p>X2, X4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 office:value-type="string">
            <text:p>B2B-ZR</text:p>
          </table:table-cell>
          <table:table-cell table:style-name="ce39" office:value-type="float" office:value="0.2142">
            <text:p>0.214</text:p>
          </table:table-cell>
          <table:table-cell table:style-name="ce75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5"/>
          <table:table-cell table:style-name="ce115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2" table:formula="of:=IF([.B115]&lt;&gt;&quot;&quot;;MIN([.H115];[.K115];[.N115];[.R115];[.U115]);&quot;&quot;)" office:value-type="currency" office:currency="EUR" office:value="0.2142">
            <text:p>0.214 €</text:p>
          </table:table-cell>
          <table:table-cell table:style-name="ce115"/>
          <table:table-cell table:style-name="ce132" table:formula="of:=[.Z115]*[.AA115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SMAJ58A-TR</text:p>
          </table:table-cell>
          <table:table-cell table:style-name="ce19" office:value-type="string">
            <text:p>DO-214AC</text:p>
          </table:table-cell>
          <table:table-cell table:style-name="ce27" office:value-type="string">
            <text:p>ZD6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2" table:formula="of:=IF([.B116]&lt;&gt;&quot;&quot;;MIN([.H116];[.K116];[.N116];[.R116];[.U116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16]*[.AA116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 table:number-columns-repeated="4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1"/>
          <table:table-cell table:style-name="ce79"/>
          <table:table-cell table:style-name="ce63"/>
          <table:table-cell table:style-name="ce11"/>
          <table:table-cell table:style-name="ce79"/>
          <table:table-cell table:style-name="ce63" table:number-columns-repeated="2"/>
          <table:table-cell table:style-name="ce11"/>
          <table:table-cell table:style-name="ce91"/>
          <table:table-cell table:style-name="ce34"/>
          <table:table-cell table:style-name="ce11"/>
          <table:table-cell table:style-name="ce101"/>
          <table:table-cell table:style-name="ce108"/>
          <table:table-cell table:style-name="ce111"/>
          <table:table-cell table:style-name="ce117"/>
          <table:table-cell table:style-name="ce124"/>
          <table:table-cell table:style-name="ce117"/>
          <table:table-cell table:style-name="ce133" table:formula="of:=SUM([.AB94:.AB116])" office:value-type="currency" office:currency="EUR" office:value="0">
            <text:p>0.0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 table:number-columns-repeated="2"/>
          <table:table-cell table:style-name="ce22" office:value-type="string">
            <text:p>All prices are net prices (without VAT)</text:p>
          </table:table-cell>
          <table:table-cell table:style-name="ce16"/>
          <table:table-cell table:style-name="ce35" table:number-columns-repeated="2"/>
          <table:table-cell table:style-name="ce16"/>
          <table:table-cell table:style-name="ce52"/>
          <table:table-cell table:style-name="ce35"/>
          <table:table-cell table:style-name="ce16"/>
          <table:table-cell table:style-name="ce80"/>
          <table:table-cell table:style-name="ce35"/>
          <table:table-cell table:style-name="ce16"/>
          <table:table-cell table:style-name="ce80"/>
          <table:table-cell table:style-name="ce35"/>
          <table:table-cell table:style-name="ce63"/>
          <table:table-cell table:style-name="ce11"/>
          <table:table-cell table:style-name="ce91"/>
          <table:table-cell table:style-name="ce34"/>
          <table:table-cell table:style-name="ce11"/>
          <table:table-cell table:style-name="ce82"/>
          <table:table-cell/>
          <table:table-cell table:style-name="ce91"/>
          <table:table-cell table:style-name="ce11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6"/>
          <table:table-cell table:style-name="ce23"/>
          <table:table-cell table:style-name="ce11"/>
          <table:table-cell table:style-name="ce34" table:number-columns-repeated="2"/>
          <table:table-cell table:style-name="ce11"/>
          <table:table-cell table:style-name="ce51"/>
          <table:table-cell table:style-name="ce63"/>
          <table:table-cell table:style-name="ce11"/>
          <table:table-cell table:style-name="ce79"/>
          <table:table-cell table:style-name="ce63"/>
          <table:table-cell table:style-name="ce11"/>
          <table:table-cell table:style-name="ce79"/>
          <table:table-cell table:style-name="ce63"/>
          <table:table-cell table:style-name="ce35"/>
          <table:table-cell table:style-name="ce16"/>
          <table:table-cell table:style-name="ce92"/>
          <table:table-cell table:style-name="ce35"/>
          <table:table-cell table:style-name="ce16"/>
          <table:table-cell table:style-name="ce82"/>
          <table:table-cell/>
          <table:table-cell table:style-name="ce112"/>
          <table:table-cell table:style-name="ce118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85]+[.AB91]+[.AB117]" office:value-type="currency" office:currency="EUR" office:value="64.85726">
            <text:p>64.86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table:number-columns-repeated="2"/>
          <table:table-cell table:style-name="ce24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3"/>
          <table:covered-table-cell table:number-columns-repeated="2" table:style-name="ce30"/>
          <table:covered-table-cell table:style-name="ce81"/>
          <table:covered-table-cell table:style-name="ce30"/>
          <table:table-cell table:style-name="ce30"/>
          <table:table-cell table:style-name="ce81"/>
          <table:table-cell table:style-name="ce30"/>
          <table:table-cell table:style-name="ce63"/>
          <table:table-cell table:style-name="ce11"/>
          <table:table-cell table:style-name="ce91"/>
          <table:table-cell table:style-name="ce34"/>
          <table:table-cell table:style-name="ce11"/>
          <table:table-cell table:style-name="ce82"/>
          <table:table-cell/>
          <table:table-cell table:style-name="ce91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1"/>
          <table:table-cell table:style-name="ce17"/>
          <table:table-cell table:style-name="ce25"/>
          <table:table-cell table:style-name="Default"/>
          <table:table-cell table:style-name="ce36" table:number-columns-repeated="2"/>
          <table:table-cell table:style-name="Default"/>
          <table:table-cell table:style-name="ce54"/>
          <table:table-cell table:style-name="ce30" table:number-columns-repeated="2"/>
          <table:table-cell table:style-name="ce81"/>
          <table:table-cell table:style-name="ce30" table:number-columns-repeated="2"/>
          <table:table-cell table:style-name="ce81"/>
          <table:table-cell table:style-name="ce30"/>
          <table:table-cell table:style-name="ce17" table:number-columns-repeated="2"/>
          <table:table-cell table:style-name="ce93"/>
          <table:table-cell table:style-name="ce17" table:number-columns-repeated="2"/>
          <table:table-cell table:style-name="ce102"/>
          <table:table-cell table:style-name="Default" table:number-columns-repeated="2"/>
          <table:table-cell table:style-name="ce119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7"/>
          <table:table-cell table:style-name="ce11"/>
          <table:table-cell table:style-name="ce17"/>
          <table:table-cell table:style-name="ce25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6"/>
          <table:covered-table-cell table:style-name="Default"/>
          <table:covered-table-cell table:style-name="ce54"/>
          <table:covered-table-cell table:number-columns-repeated="2" table:style-name="ce30"/>
          <table:covered-table-cell table:style-name="ce81"/>
          <table:covered-table-cell table:style-name="ce30"/>
          <table:table-cell table:style-name="ce30"/>
          <table:table-cell table:style-name="ce81"/>
          <table:table-cell table:style-name="ce30"/>
          <table:table-cell table:style-name="ce17" table:number-columns-repeated="2"/>
          <table:table-cell table:style-name="ce93"/>
          <table:table-cell table:style-name="ce17" table:number-columns-repeated="2"/>
          <table:table-cell table:style-name="ce102"/>
          <table:table-cell table:style-name="Default" table:number-columns-repeated="2"/>
          <table:table-cell table:style-name="ce119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4">
          <table:table-cell table:number-columns-repeated="8"/>
          <table:table-cell table:style-name="ce55"/>
          <table:table-cell/>
          <table:table-cell table:style-name="ce70"/>
          <table:table-cell table:style-name="ce82"/>
          <table:table-cell/>
          <table:table-cell table:style-name="ce70"/>
          <table:table-cell table:style-name="ce82"/>
          <table:table-cell table:number-columns-repeated="3"/>
          <table:table-cell table:style-name="ce82"/>
          <table:table-cell table:number-columns-repeated="2"/>
          <table:table-cell table:style-name="ce82"/>
          <table:table-cell/>
          <table:table-cell table:style-name="ce82"/>
          <table:table-cell table:number-columns-repeated="3"/>
          <table:table-cell table:style-name="ce137"/>
          <table:table-cell table:number-columns-repeated="996"/>
        </table:table-row>
        <table:table-row table:style-name="ro4" table:number-rows-repeated="1047616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3">
          <table:table-cell table:number-columns-repeated="1024"/>
        </table:table-row>
        <table:table-row table:style-name="ro13" table:number-rows-repeated="22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3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94:'EEZ PSU consolidated BOM'.AMJ11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9/15/2018</text:date>, <text:time>12:4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4B4, 2018-09-15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15T12:45:57</dc:date>
    <meta:editing-cycles>2404</meta:editing-cycles>
    <meta:editing-duration>P14DT15H8M4S</meta:editing-duration>
    <meta:generator>OpenOffice/4.1.5$Unix OpenOffice.org_project/415m1$Build-9789</meta:generator>
    <meta:document-statistic meta:table-count="1" meta:cell-count="26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